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text-properties fo:color="#000000" loext:opacity="100%" style:font-name="Droid Sans Mono" fo:font-size="10.5pt" fo:font-weight="normal" officeooo:rsid="00c1df8e" officeooo:paragraph-rsid="00c1df8e" fo:background-color="#ffffff"/>
    </style:style>
    <style:style style:name="P18"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9"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1"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2" style:family="paragraph" style:parent-style-name="Standard">
      <style:text-properties fo:color="#800000" loext:opacity="100%" style:font-name="Droid Sans Mono" fo:font-size="10.5pt" fo:font-weight="normal" officeooo:rsid="00395ac7" officeooo:paragraph-rsid="00395ac7" fo:background-color="#ffffff"/>
    </style:style>
    <style:style style:name="P23" style:family="paragraph" style:parent-style-name="Standard">
      <style:paragraph-properties style:line-height-at-least="0.503cm"/>
    </style:style>
    <style:style style:name="P24" style:family="paragraph" style:parent-style-name="Text_20_body">
      <style:text-properties officeooo:rsid="002dc266" officeooo:paragraph-rsid="002dc266"/>
    </style:style>
    <style:style style:name="P25" style:family="paragraph" style:parent-style-name="Standard">
      <style:text-properties officeooo:rsid="002dc266" officeooo:paragraph-rsid="002dc266"/>
    </style:style>
    <style:style style:name="P26" style:family="paragraph" style:parent-style-name="Standard">
      <style:text-properties officeooo:rsid="002f5469" officeooo:paragraph-rsid="002f5469"/>
    </style:style>
    <style:style style:name="P27" style:family="paragraph" style:parent-style-name="Text_20_body">
      <style:text-properties officeooo:rsid="0031dc96" officeooo:paragraph-rsid="0031dc96"/>
    </style:style>
    <style:style style:name="P28" style:family="paragraph" style:parent-style-name="Text_20_body">
      <style:text-properties officeooo:rsid="0032bd23" officeooo:paragraph-rsid="0032bd23"/>
    </style:style>
    <style:style style:name="P29" style:family="paragraph" style:parent-style-name="Code">
      <style:text-properties officeooo:paragraph-rsid="00366218"/>
    </style:style>
    <style:style style:name="P30" style:family="paragraph" style:parent-style-name="Text_20_body">
      <style:text-properties officeooo:rsid="003644f5" officeooo:paragraph-rsid="003644f5"/>
    </style:style>
    <style:style style:name="P31" style:family="paragraph" style:parent-style-name="Text_20_body">
      <style:text-properties officeooo:rsid="003644f5" officeooo:paragraph-rsid="00382920"/>
    </style:style>
    <style:style style:name="P32" style:family="paragraph" style:parent-style-name="Code">
      <style:text-properties officeooo:paragraph-rsid="00382920"/>
    </style:style>
    <style:style style:name="P33" style:family="paragraph" style:parent-style-name="Text_20_body">
      <style:text-properties officeooo:rsid="00382920" officeooo:paragraph-rsid="00382920"/>
    </style:style>
    <style:style style:name="P34" style:family="paragraph" style:parent-style-name="Text_20_body">
      <style:text-properties officeooo:rsid="00395ac7" officeooo:paragraph-rsid="00395ac7"/>
    </style:style>
    <style:style style:name="P35" style:family="paragraph" style:parent-style-name="Text_20_body">
      <style:text-properties officeooo:paragraph-rsid="00395ac7"/>
    </style:style>
    <style:style style:name="P36" style:family="paragraph" style:parent-style-name="Text_20_body">
      <style:text-properties officeooo:rsid="003d1231" officeooo:paragraph-rsid="003d1231"/>
    </style:style>
    <style:style style:name="P37" style:family="paragraph" style:parent-style-name="Text_20_body">
      <style:text-properties officeooo:rsid="003f8316" officeooo:paragraph-rsid="003f8316"/>
    </style:style>
    <style:style style:name="P38" style:family="paragraph" style:parent-style-name="Text_20_body">
      <style:text-properties officeooo:rsid="0040d9e5" officeooo:paragraph-rsid="0040d9e5"/>
    </style:style>
    <style:style style:name="P39" style:family="paragraph" style:parent-style-name="Text_20_body">
      <style:text-properties officeooo:rsid="0040d9e5" officeooo:paragraph-rsid="00470802"/>
    </style:style>
    <style:style style:name="P40" style:family="paragraph" style:parent-style-name="Text_20_body">
      <style:text-properties officeooo:rsid="0040d9e5" officeooo:paragraph-rsid="004b58f8"/>
    </style:style>
    <style:style style:name="P41" style:family="paragraph" style:parent-style-name="Text_20_body">
      <style:text-properties officeooo:rsid="0042b788" officeooo:paragraph-rsid="0042b788"/>
    </style:style>
    <style:style style:name="P42" style:family="paragraph" style:parent-style-name="Text_20_body">
      <style:text-properties officeooo:rsid="004490e3" officeooo:paragraph-rsid="004490e3"/>
    </style:style>
    <style:style style:name="P43" style:family="paragraph" style:parent-style-name="Text_20_body">
      <style:text-properties officeooo:rsid="0045107a" officeooo:paragraph-rsid="0045107a"/>
    </style:style>
    <style:style style:name="P44" style:family="paragraph" style:parent-style-name="Text_20_body">
      <style:text-properties officeooo:rsid="004537e0" officeooo:paragraph-rsid="004537e0"/>
    </style:style>
    <style:style style:name="P45" style:family="paragraph" style:parent-style-name="Text_20_body">
      <style:text-properties officeooo:rsid="00458a79" officeooo:paragraph-rsid="00458a79"/>
    </style:style>
    <style:style style:name="P46" style:family="paragraph" style:parent-style-name="Text_20_body">
      <style:text-properties officeooo:rsid="00499aab" officeooo:paragraph-rsid="00499aab"/>
    </style:style>
    <style:style style:name="P47" style:family="paragraph" style:parent-style-name="Text_20_body">
      <style:text-properties officeooo:rsid="00499aab" officeooo:paragraph-rsid="00bfe675"/>
    </style:style>
    <style:style style:name="P48" style:family="paragraph" style:parent-style-name="Text_20_body">
      <style:text-properties officeooo:rsid="004d1bb2" officeooo:paragraph-rsid="004d1bb2"/>
    </style:style>
    <style:style style:name="P49" style:family="paragraph" style:parent-style-name="Text_20_body">
      <style:text-properties officeooo:rsid="004f0ba2" officeooo:paragraph-rsid="004f0ba2"/>
    </style:style>
    <style:style style:name="P50" style:family="paragraph" style:parent-style-name="Text_20_body">
      <style:text-properties officeooo:paragraph-rsid="0052114a"/>
    </style:style>
    <style:style style:name="P51" style:family="paragraph" style:parent-style-name="Text_20_body">
      <style:text-properties officeooo:rsid="00531685" officeooo:paragraph-rsid="00531685"/>
    </style:style>
    <style:style style:name="P52" style:family="paragraph" style:parent-style-name="Text_20_body">
      <style:text-properties officeooo:paragraph-rsid="005487bd"/>
    </style:style>
    <style:style style:name="P53" style:family="paragraph" style:parent-style-name="Text_20_body">
      <style:text-properties officeooo:rsid="00566e22" officeooo:paragraph-rsid="00566e22"/>
    </style:style>
    <style:style style:name="P54" style:family="paragraph" style:parent-style-name="Text_20_body">
      <style:text-properties officeooo:rsid="0056a7c6" officeooo:paragraph-rsid="0056a7c6"/>
    </style:style>
    <style:style style:name="P55" style:family="paragraph" style:parent-style-name="Text_20_body">
      <style:text-properties officeooo:rsid="0058a8f9" officeooo:paragraph-rsid="0058a8f9"/>
    </style:style>
    <style:style style:name="P56" style:family="paragraph" style:parent-style-name="Text_20_body">
      <style:text-properties officeooo:rsid="005e40a9" officeooo:paragraph-rsid="005e40a9"/>
    </style:style>
    <style:style style:name="P57" style:family="paragraph" style:parent-style-name="Text_20_body">
      <style:text-properties officeooo:rsid="005fb212" officeooo:paragraph-rsid="005fb212"/>
    </style:style>
    <style:style style:name="P58" style:family="paragraph" style:parent-style-name="Text_20_body">
      <style:text-properties officeooo:rsid="0061bc1a" officeooo:paragraph-rsid="0061bc1a"/>
    </style:style>
    <style:style style:name="P59" style:family="paragraph" style:parent-style-name="Text_20_body">
      <style:text-properties officeooo:rsid="0061bc1a" officeooo:paragraph-rsid="0063a28c"/>
    </style:style>
    <style:style style:name="P60" style:family="paragraph" style:parent-style-name="Text_20_body">
      <style:text-properties officeooo:rsid="0064cfaa" officeooo:paragraph-rsid="0064cfaa"/>
    </style:style>
    <style:style style:name="P61" style:family="paragraph" style:parent-style-name="Text_20_body">
      <style:text-properties officeooo:rsid="0063a28c" officeooo:paragraph-rsid="0063a28c"/>
    </style:style>
    <style:style style:name="P62" style:family="paragraph" style:parent-style-name="Text_20_body">
      <style:text-properties officeooo:rsid="00671493" officeooo:paragraph-rsid="00671493"/>
    </style:style>
    <style:style style:name="P63" style:family="paragraph" style:parent-style-name="Text_20_body">
      <style:text-properties officeooo:rsid="00671ee3" officeooo:paragraph-rsid="00671ee3"/>
    </style:style>
    <style:style style:name="P64" style:family="paragraph" style:parent-style-name="Code">
      <style:text-properties officeooo:paragraph-rsid="00686851"/>
    </style:style>
    <style:style style:name="P65" style:family="paragraph" style:parent-style-name="Text_20_body">
      <style:text-properties officeooo:paragraph-rsid="00686851"/>
    </style:style>
    <style:style style:name="P66" style:family="paragraph" style:parent-style-name="Standard">
      <style:text-properties officeooo:rsid="006a4585" officeooo:paragraph-rsid="006a4585"/>
    </style:style>
    <style:style style:name="P67" style:family="paragraph" style:parent-style-name="Code">
      <style:text-properties officeooo:paragraph-rsid="006dc51b"/>
    </style:style>
    <style:style style:name="P68" style:family="paragraph" style:parent-style-name="Text_20_body">
      <style:text-properties officeooo:rsid="006dc51b" officeooo:paragraph-rsid="006dc51b"/>
    </style:style>
    <style:style style:name="P69" style:family="paragraph" style:parent-style-name="Text_20_body">
      <style:text-properties officeooo:rsid="006dc51b" officeooo:paragraph-rsid="0070d7f6"/>
    </style:style>
    <style:style style:name="P70" style:family="paragraph" style:parent-style-name="Text_20_body">
      <style:text-properties officeooo:rsid="006dc51b" officeooo:paragraph-rsid="00944fee"/>
    </style:style>
    <style:style style:name="P71" style:family="paragraph" style:parent-style-name="Text_20_body">
      <style:text-properties officeooo:rsid="006dc51b" officeooo:paragraph-rsid="0096962a"/>
    </style:style>
    <style:style style:name="P72" style:family="paragraph" style:parent-style-name="Text_20_body">
      <style:text-properties officeooo:rsid="006dc51b" officeooo:paragraph-rsid="00a0ed7e"/>
    </style:style>
    <style:style style:name="P73" style:family="paragraph" style:parent-style-name="Text_20_body">
      <style:text-properties officeooo:rsid="006dc51b" officeooo:paragraph-rsid="00a61eea"/>
    </style:style>
    <style:style style:name="P74" style:family="paragraph" style:parent-style-name="Text_20_body">
      <style:text-properties officeooo:rsid="006dc51b" officeooo:paragraph-rsid="00aa3aaf"/>
    </style:style>
    <style:style style:name="P75" style:family="paragraph" style:parent-style-name="Text_20_body">
      <style:text-properties officeooo:rsid="006dc51b" officeooo:paragraph-rsid="00ac327e"/>
    </style:style>
    <style:style style:name="P76" style:family="paragraph" style:parent-style-name="Text_20_body">
      <style:text-properties officeooo:rsid="006dc51b" officeooo:paragraph-rsid="00ae6524"/>
    </style:style>
    <style:style style:name="P77" style:family="paragraph" style:parent-style-name="Text_20_body">
      <style:text-properties officeooo:rsid="006dc51b" officeooo:paragraph-rsid="00aff078"/>
    </style:style>
    <style:style style:name="P78" style:family="paragraph" style:parent-style-name="Text_20_body">
      <style:text-properties officeooo:rsid="006dc51b" officeooo:paragraph-rsid="00b25c11"/>
    </style:style>
    <style:style style:name="P79" style:family="paragraph" style:parent-style-name="Text_20_body">
      <style:text-properties officeooo:rsid="006dc51b" officeooo:paragraph-rsid="00b2fc8c"/>
    </style:style>
    <style:style style:name="P80" style:family="paragraph" style:parent-style-name="Text_20_body">
      <style:text-properties officeooo:rsid="006dc51b" officeooo:paragraph-rsid="00bc0e30"/>
    </style:style>
    <style:style style:name="P81" style:family="paragraph" style:parent-style-name="Text_20_body">
      <style:text-properties officeooo:rsid="006dc51b" officeooo:paragraph-rsid="00bd9965"/>
    </style:style>
    <style:style style:name="P82" style:family="paragraph" style:parent-style-name="Text_20_body">
      <style:text-properties officeooo:rsid="006dc51b" officeooo:paragraph-rsid="00bfe675"/>
    </style:style>
    <style:style style:name="P83" style:family="paragraph" style:parent-style-name="Text_20_body">
      <style:text-properties officeooo:rsid="006dc51b" officeooo:paragraph-rsid="00c45396"/>
    </style:style>
    <style:style style:name="P84" style:family="paragraph" style:parent-style-name="Text_20_body">
      <style:text-properties officeooo:rsid="006dc51b" officeooo:paragraph-rsid="00c6071d"/>
    </style:style>
    <style:style style:name="P85" style:family="paragraph" style:parent-style-name="Text_20_body">
      <style:text-properties officeooo:rsid="006dc51b" officeooo:paragraph-rsid="00c9da12"/>
    </style:style>
    <style:style style:name="P86" style:family="paragraph" style:parent-style-name="Text_20_body">
      <style:text-properties officeooo:paragraph-rsid="006d93e2"/>
    </style:style>
    <style:style style:name="P87" style:family="paragraph" style:parent-style-name="Code">
      <style:text-properties officeooo:paragraph-rsid="0070d7f6"/>
    </style:style>
    <style:style style:name="P88" style:family="paragraph" style:parent-style-name="Text_20_body">
      <style:text-properties officeooo:rsid="0070d7f6" officeooo:paragraph-rsid="0070d7f6"/>
    </style:style>
    <style:style style:name="P89" style:family="paragraph" style:parent-style-name="Text_20_body">
      <style:text-properties officeooo:rsid="0074374c" officeooo:paragraph-rsid="0074374c"/>
    </style:style>
    <style:style style:name="P90"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1"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2"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93" style:family="paragraph" style:parent-style-name="Text_20_body">
      <style:text-properties officeooo:rsid="0075ad29" officeooo:paragraph-rsid="0075ad29"/>
    </style:style>
    <style:style style:name="P94" style:family="paragraph" style:parent-style-name="Text_20_body">
      <style:text-properties officeooo:rsid="0075ad29" officeooo:paragraph-rsid="0075c646"/>
    </style:style>
    <style:style style:name="P95" style:family="paragraph" style:parent-style-name="Text_20_body">
      <style:text-properties officeooo:rsid="0075c646" officeooo:paragraph-rsid="0075c646"/>
    </style:style>
    <style:style style:name="P96" style:family="paragraph" style:parent-style-name="Text_20_body">
      <style:text-properties officeooo:rsid="0075c646" officeooo:paragraph-rsid="00776ee6"/>
    </style:style>
    <style:style style:name="P97" style:family="paragraph" style:parent-style-name="Text_20_body">
      <style:paragraph-properties fo:margin-left="0cm" fo:margin-right="0cm" fo:orphans="2" fo:widows="2" fo:text-indent="0cm" style:auto-text-indent="false"/>
    </style:style>
    <style:style style:name="P98" style:family="paragraph" style:parent-style-name="Standard">
      <style:paragraph-properties fo:margin-left="0cm" fo:margin-right="0cm" fo:orphans="2" fo:widows="2" fo:text-indent="0cm" style:auto-text-indent="false"/>
    </style:style>
    <style:style style:name="P99" style:family="paragraph" style:parent-style-name="Code">
      <style:text-properties officeooo:paragraph-rsid="007dc9b8"/>
    </style:style>
    <style:style style:name="P100" style:family="paragraph" style:parent-style-name="Text_20_body">
      <style:text-properties officeooo:rsid="007e6dd5" officeooo:paragraph-rsid="007e6dd5"/>
    </style:style>
    <style:style style:name="P101" style:family="paragraph" style:parent-style-name="Text_20_body">
      <style:text-properties officeooo:rsid="007c74a1" officeooo:paragraph-rsid="007c74a1"/>
    </style:style>
    <style:style style:name="P102" style:family="paragraph" style:parent-style-name="Text_20_body">
      <style:text-properties officeooo:rsid="007fd042" officeooo:paragraph-rsid="007fd042"/>
    </style:style>
    <style:style style:name="P103" style:family="paragraph" style:parent-style-name="Standard">
      <style:text-properties officeooo:paragraph-rsid="007fd042"/>
    </style:style>
    <style:style style:name="P104" style:family="paragraph" style:parent-style-name="Text_20_body">
      <style:text-properties officeooo:paragraph-rsid="007fd042"/>
    </style:style>
    <style:style style:name="P105" style:family="paragraph" style:parent-style-name="Code">
      <style:text-properties officeooo:rsid="0081f22f" officeooo:paragraph-rsid="0081f22f"/>
    </style:style>
    <style:style style:name="P106" style:family="paragraph" style:parent-style-name="Text_20_body">
      <style:text-properties officeooo:rsid="0081f22f" officeooo:paragraph-rsid="0081f22f"/>
    </style:style>
    <style:style style:name="P107" style:family="paragraph" style:parent-style-name="Code">
      <style:text-properties officeooo:rsid="0081f22f" officeooo:paragraph-rsid="0086af22"/>
    </style:style>
    <style:style style:name="P108" style:family="paragraph" style:parent-style-name="Text_20_body">
      <style:text-properties officeooo:rsid="0081f22f" officeooo:paragraph-rsid="0086af22"/>
    </style:style>
    <style:style style:name="P109" style:family="paragraph" style:parent-style-name="Code">
      <style:text-properties officeooo:paragraph-rsid="0081f22f"/>
    </style:style>
    <style:style style:name="P110" style:family="paragraph" style:parent-style-name="Text_20_body">
      <style:text-properties officeooo:paragraph-rsid="0081f22f"/>
    </style:style>
    <style:style style:name="P111" style:family="paragraph" style:parent-style-name="Code">
      <style:text-properties officeooo:paragraph-rsid="00838dee"/>
    </style:style>
    <style:style style:name="P112" style:family="paragraph" style:parent-style-name="Code">
      <style:text-properties officeooo:paragraph-rsid="0086af22"/>
    </style:style>
    <style:style style:name="P113" style:family="paragraph" style:parent-style-name="Text_20_body">
      <style:text-properties officeooo:paragraph-rsid="0086af22"/>
    </style:style>
    <style:style style:name="P114" style:family="paragraph" style:parent-style-name="Text_20_body">
      <style:text-properties officeooo:rsid="00805da1" officeooo:paragraph-rsid="00805da1"/>
    </style:style>
    <style:style style:name="P115" style:family="paragraph" style:parent-style-name="Text_20_body">
      <style:text-properties officeooo:rsid="00805da1" officeooo:paragraph-rsid="0086af22"/>
    </style:style>
    <style:style style:name="P116" style:family="paragraph" style:parent-style-name="Text_20_body">
      <style:text-properties officeooo:rsid="008c1270" officeooo:paragraph-rsid="008c1270"/>
    </style:style>
    <style:style style:name="P117" style:family="paragraph" style:parent-style-name="Text_20_body">
      <style:text-properties officeooo:rsid="008fbcf1" officeooo:paragraph-rsid="008fbcf1"/>
    </style:style>
    <style:style style:name="P118" style:family="paragraph" style:parent-style-name="Standard">
      <style:text-properties officeooo:paragraph-rsid="008fbcf1"/>
    </style:style>
    <style:style style:name="P119" style:family="paragraph" style:parent-style-name="Text_20_body">
      <style:text-properties officeooo:paragraph-rsid="008fbcf1"/>
    </style:style>
    <style:style style:name="P120" style:family="paragraph" style:parent-style-name="Text_20_body">
      <style:text-properties officeooo:rsid="00911bb1" officeooo:paragraph-rsid="00911bb1"/>
    </style:style>
    <style:style style:name="P121" style:family="paragraph" style:parent-style-name="Code">
      <style:text-properties officeooo:paragraph-rsid="00944fee"/>
    </style:style>
    <style:style style:name="P122" style:family="paragraph" style:parent-style-name="Text_20_body">
      <style:text-properties officeooo:rsid="00944fee" officeooo:paragraph-rsid="00944fee"/>
    </style:style>
    <style:style style:name="P123" style:family="paragraph" style:parent-style-name="Text_20_body">
      <style:text-properties officeooo:rsid="0094f43b" officeooo:paragraph-rsid="0094f43b"/>
    </style:style>
    <style:style style:name="P124" style:family="paragraph" style:parent-style-name="Text_20_body">
      <style:text-properties officeooo:rsid="0094f43b" officeooo:paragraph-rsid="0096962a"/>
    </style:style>
    <style:style style:name="P125" style:family="paragraph" style:parent-style-name="Code">
      <style:text-properties officeooo:paragraph-rsid="0096962a"/>
    </style:style>
    <style:style style:name="P126" style:family="paragraph" style:parent-style-name="Text_20_body">
      <style:text-properties officeooo:rsid="0096f85b" officeooo:paragraph-rsid="0096f85b"/>
    </style:style>
    <style:style style:name="P127" style:family="paragraph" style:parent-style-name="Code">
      <style:text-properties officeooo:paragraph-rsid="009998e8"/>
    </style:style>
    <style:style style:name="P128" style:family="paragraph" style:parent-style-name="Code">
      <style:text-properties officeooo:paragraph-rsid="009b6d1b"/>
    </style:style>
    <style:style style:name="P129" style:family="paragraph" style:parent-style-name="Code">
      <style:text-properties officeooo:paragraph-rsid="009e3755"/>
    </style:style>
    <style:style style:name="P130" style:family="paragraph" style:parent-style-name="Code">
      <style:text-properties officeooo:paragraph-rsid="00a24a45"/>
    </style:style>
    <style:style style:name="P131" style:family="paragraph" style:parent-style-name="Text_20_body">
      <style:text-properties officeooo:rsid="009b6d1b" officeooo:paragraph-rsid="009b6d1b"/>
    </style:style>
    <style:style style:name="P132" style:family="paragraph" style:parent-style-name="Text_20_body">
      <style:text-properties officeooo:rsid="009b6d1b" officeooo:paragraph-rsid="009e3755"/>
    </style:style>
    <style:style style:name="P133" style:family="paragraph" style:parent-style-name="Text_20_body">
      <style:text-properties officeooo:rsid="009b6d1b" officeooo:paragraph-rsid="00a61eea"/>
    </style:style>
    <style:style style:name="P134" style:family="paragraph" style:parent-style-name="Text_20_body">
      <style:text-properties officeooo:rsid="009b6d1b" officeooo:paragraph-rsid="00aa3aaf"/>
    </style:style>
    <style:style style:name="P135" style:family="paragraph" style:parent-style-name="Text_20_body">
      <style:text-properties officeooo:rsid="009b6d1b" officeooo:paragraph-rsid="00ac327e"/>
    </style:style>
    <style:style style:name="P136" style:family="paragraph" style:parent-style-name="Text_20_body">
      <style:text-properties officeooo:rsid="009b6d1b" officeooo:paragraph-rsid="00ae6524"/>
    </style:style>
    <style:style style:name="P137" style:family="paragraph" style:parent-style-name="Text_20_body">
      <style:text-properties officeooo:rsid="009b6d1b" officeooo:paragraph-rsid="00aff078"/>
    </style:style>
    <style:style style:name="P138" style:family="paragraph" style:parent-style-name="Text_20_body">
      <style:text-properties officeooo:rsid="009b6d1b" officeooo:paragraph-rsid="00b25c11"/>
    </style:style>
    <style:style style:name="P139" style:family="paragraph" style:parent-style-name="Text_20_body">
      <style:text-properties officeooo:rsid="009b6d1b" officeooo:paragraph-rsid="00b2fc8c"/>
    </style:style>
    <style:style style:name="P140" style:family="paragraph" style:parent-style-name="Text_20_body">
      <style:text-properties officeooo:rsid="009b6d1b" officeooo:paragraph-rsid="00bc0e30"/>
    </style:style>
    <style:style style:name="P141" style:family="paragraph" style:parent-style-name="Text_20_body">
      <style:text-properties officeooo:rsid="009b6d1b" officeooo:paragraph-rsid="00bd9965"/>
    </style:style>
    <style:style style:name="P142" style:family="paragraph" style:parent-style-name="Text_20_body">
      <style:text-properties officeooo:rsid="009b6d1b" officeooo:paragraph-rsid="00bfe675"/>
    </style:style>
    <style:style style:name="P143" style:family="paragraph" style:parent-style-name="Text_20_body">
      <style:text-properties officeooo:rsid="009b6d1b" officeooo:paragraph-rsid="00c45396"/>
    </style:style>
    <style:style style:name="P144" style:family="paragraph" style:parent-style-name="Text_20_body">
      <style:text-properties officeooo:rsid="009b6d1b" officeooo:paragraph-rsid="00c6071d"/>
    </style:style>
    <style:style style:name="P145" style:family="paragraph" style:parent-style-name="Text_20_body">
      <style:text-properties officeooo:rsid="009b6d1b" officeooo:paragraph-rsid="00c9da12"/>
    </style:style>
    <style:style style:name="P146" style:family="paragraph" style:parent-style-name="Text_20_body">
      <style:text-properties officeooo:rsid="009998e8" officeooo:paragraph-rsid="009b6d1b"/>
    </style:style>
    <style:style style:name="P147" style:family="paragraph" style:parent-style-name="Text_20_body">
      <style:text-properties officeooo:rsid="009998e8" officeooo:paragraph-rsid="009e3755"/>
    </style:style>
    <style:style style:name="P148" style:family="paragraph" style:parent-style-name="Text_20_body">
      <style:text-properties officeooo:rsid="009998e8" officeooo:paragraph-rsid="00a61eea"/>
    </style:style>
    <style:style style:name="P149" style:family="paragraph" style:parent-style-name="Text_20_body">
      <style:text-properties officeooo:rsid="009998e8" officeooo:paragraph-rsid="00aa3aaf"/>
    </style:style>
    <style:style style:name="P150" style:family="paragraph" style:parent-style-name="Text_20_body">
      <style:text-properties officeooo:rsid="009998e8" officeooo:paragraph-rsid="00ae6524"/>
    </style:style>
    <style:style style:name="P151" style:family="paragraph" style:parent-style-name="Text_20_body">
      <style:text-properties officeooo:rsid="009998e8" officeooo:paragraph-rsid="00b25c11"/>
    </style:style>
    <style:style style:name="P152" style:family="paragraph" style:parent-style-name="Text_20_body">
      <style:text-properties officeooo:rsid="009998e8" officeooo:paragraph-rsid="00b2fc8c"/>
    </style:style>
    <style:style style:name="P153" style:family="paragraph" style:parent-style-name="Text_20_body">
      <style:text-properties officeooo:rsid="009998e8" officeooo:paragraph-rsid="00bc0e30"/>
    </style:style>
    <style:style style:name="P154" style:family="paragraph" style:parent-style-name="Text_20_body">
      <style:text-properties officeooo:rsid="009998e8" officeooo:paragraph-rsid="00bd9965"/>
    </style:style>
    <style:style style:name="P155" style:family="paragraph" style:parent-style-name="Code">
      <style:text-properties officeooo:rsid="009998e8" officeooo:paragraph-rsid="00bfe675"/>
    </style:style>
    <style:style style:name="P156" style:family="paragraph" style:parent-style-name="Text_20_body">
      <style:text-properties officeooo:rsid="009998e8" officeooo:paragraph-rsid="00c6071d"/>
    </style:style>
    <style:style style:name="P157" style:family="paragraph" style:parent-style-name="Text_20_body">
      <style:text-properties officeooo:rsid="009998e8" officeooo:paragraph-rsid="00c9da12"/>
    </style:style>
    <style:style style:name="P158" style:family="paragraph" style:parent-style-name="Text_20_body">
      <style:text-properties officeooo:rsid="009ef9ad" officeooo:paragraph-rsid="009ef9ad"/>
    </style:style>
    <style:style style:name="P159" style:family="paragraph" style:parent-style-name="Code">
      <style:text-properties officeooo:paragraph-rsid="00a61eea"/>
    </style:style>
    <style:style style:name="P160" style:family="paragraph" style:parent-style-name="Text_20_body">
      <style:text-properties officeooo:paragraph-rsid="00a61eea"/>
    </style:style>
    <style:style style:name="P161" style:family="paragraph" style:parent-style-name="Code">
      <style:text-properties style:font-name="Nimbus Mono PS"/>
    </style:style>
    <style:style style:name="P162" style:family="paragraph" style:parent-style-name="Text_20_body">
      <style:text-properties officeooo:rsid="00a61eea" officeooo:paragraph-rsid="00a61eea"/>
    </style:style>
    <style:style style:name="P163" style:family="paragraph" style:parent-style-name="Code">
      <style:text-properties officeooo:paragraph-rsid="00aa3aaf"/>
    </style:style>
    <style:style style:name="P164" style:family="paragraph" style:parent-style-name="Text_20_body">
      <style:text-properties officeooo:rsid="00aa3aaf" officeooo:paragraph-rsid="00aa3aaf"/>
    </style:style>
    <style:style style:name="P165" style:family="paragraph" style:parent-style-name="Code">
      <style:text-properties officeooo:paragraph-rsid="00ac327e"/>
    </style:style>
    <style:style style:name="P166" style:family="paragraph" style:parent-style-name="Text_20_body">
      <style:text-properties officeooo:rsid="00ac327e" officeooo:paragraph-rsid="00ac327e"/>
    </style:style>
    <style:style style:name="P167" style:family="paragraph" style:parent-style-name="Code">
      <style:text-properties officeooo:paragraph-rsid="00ae6524"/>
    </style:style>
    <style:style style:name="P168" style:family="paragraph" style:parent-style-name="Text_20_body">
      <style:text-properties officeooo:rsid="00ae6524" officeooo:paragraph-rsid="00ae6524"/>
    </style:style>
    <style:style style:name="P169" style:family="paragraph" style:parent-style-name="Code">
      <style:text-properties officeooo:paragraph-rsid="00aff078"/>
    </style:style>
    <style:style style:name="P170" style:family="paragraph" style:parent-style-name="Text_20_body">
      <style:text-properties officeooo:paragraph-rsid="00aff078"/>
    </style:style>
    <style:style style:name="P171" style:family="paragraph" style:parent-style-name="Text_20_body">
      <style:text-properties officeooo:rsid="00aff078" officeooo:paragraph-rsid="00aff078"/>
    </style:style>
    <style:style style:name="P172" style:family="paragraph" style:parent-style-name="Code">
      <style:text-properties officeooo:paragraph-rsid="00b25c11"/>
    </style:style>
    <style:style style:name="P173" style:family="paragraph" style:parent-style-name="Code">
      <style:text-properties officeooo:paragraph-rsid="00b2fc8c"/>
    </style:style>
    <style:style style:name="P174" style:family="paragraph" style:parent-style-name="Text_20_body">
      <style:text-properties officeooo:rsid="00b4d6be" officeooo:paragraph-rsid="00b4d6be"/>
    </style:style>
    <style:style style:name="P175" style:family="paragraph" style:parent-style-name="Code">
      <style:text-properties officeooo:paragraph-rsid="00b85ed5"/>
    </style:style>
    <style:style style:name="P176" style:family="paragraph" style:parent-style-name="Text_20_body">
      <style:text-properties officeooo:rsid="00b85ed5" officeooo:paragraph-rsid="00b85ed5"/>
    </style:style>
    <style:style style:name="P177" style:family="paragraph" style:parent-style-name="Text_20_body">
      <style:text-properties officeooo:rsid="00b96f6d" officeooo:paragraph-rsid="00b96f6d"/>
    </style:style>
    <style:style style:name="P178" style:family="paragraph" style:parent-style-name="Text_20_body">
      <style:text-properties officeooo:rsid="00bbd297" officeooo:paragraph-rsid="00bbd297"/>
    </style:style>
    <style:style style:name="P179" style:family="paragraph" style:parent-style-name="Text_20_body">
      <style:text-properties officeooo:paragraph-rsid="00bbd297"/>
    </style:style>
    <style:style style:name="P180" style:family="paragraph" style:parent-style-name="Code">
      <style:text-properties officeooo:paragraph-rsid="00bc0e30"/>
    </style:style>
    <style:style style:name="P181" style:family="paragraph" style:parent-style-name="Code">
      <style:text-properties officeooo:paragraph-rsid="00bd9965"/>
    </style:style>
    <style:style style:name="P182" style:family="paragraph" style:parent-style-name="Text_20_body">
      <style:text-properties officeooo:paragraph-rsid="00bd9965"/>
    </style:style>
    <style:style style:name="P183" style:family="paragraph" style:parent-style-name="Text_20_body">
      <style:text-properties officeooo:rsid="00bd9965" officeooo:paragraph-rsid="00bd9965"/>
    </style:style>
    <style:style style:name="P184" style:family="paragraph" style:parent-style-name="Code">
      <style:text-properties officeooo:paragraph-rsid="00bfe675"/>
    </style:style>
    <style:style style:name="P185" style:family="paragraph" style:parent-style-name="Text_20_body">
      <style:text-properties officeooo:rsid="00bfe675" officeooo:paragraph-rsid="00bfe675"/>
    </style:style>
    <style:style style:name="P186" style:family="paragraph" style:parent-style-name="Text_20_body">
      <style:text-properties officeooo:rsid="00c1df8e" officeooo:paragraph-rsid="00c1df8e"/>
    </style:style>
    <style:style style:name="P187" style:family="paragraph" style:parent-style-name="Code">
      <style:text-properties officeooo:paragraph-rsid="00c45396"/>
    </style:style>
    <style:style style:name="P188" style:family="paragraph" style:parent-style-name="Text_20_body">
      <style:text-properties officeooo:rsid="00c45396" officeooo:paragraph-rsid="00c45396"/>
    </style:style>
    <style:style style:name="P189" style:family="paragraph" style:parent-style-name="Code">
      <style:text-properties officeooo:paragraph-rsid="00c6071d"/>
    </style:style>
    <style:style style:name="P190" style:family="paragraph" style:parent-style-name="Text_20_body">
      <style:text-properties officeooo:rsid="00c6071d" officeooo:paragraph-rsid="00c6071d"/>
    </style:style>
    <style:style style:name="P191" style:family="paragraph" style:parent-style-name="Code">
      <style:text-properties officeooo:paragraph-rsid="00c9da12"/>
    </style:style>
    <style:style style:name="P192" style:family="paragraph" style:parent-style-name="Text_20_body">
      <style:text-properties officeooo:paragraph-rsid="00c9da12"/>
    </style:style>
    <style:style style:name="P193" style:family="paragraph" style:parent-style-name="Text_20_body">
      <style:text-properties officeooo:rsid="00cc51d2" officeooo:paragraph-rsid="00cc51d2"/>
    </style:style>
    <style:style style:name="P194" style:family="paragraph" style:parent-style-name="Code">
      <style:text-properties officeooo:paragraph-rsid="00cfa26c"/>
    </style:style>
    <style:style style:name="P195" style:family="paragraph" style:parent-style-name="Heading_20_1">
      <style:text-properties officeooo:rsid="009b6d1b" officeooo:paragraph-rsid="009b6d1b"/>
    </style:style>
    <style:style style:name="P196" style:family="paragraph" style:parent-style-name="Heading_20_1">
      <style:text-properties officeooo:rsid="00c1df8e" officeooo:paragraph-rsid="00c1df8e"/>
    </style:style>
    <style:style style:name="P197" style:family="paragraph" style:parent-style-name="Heading_20_1">
      <style:text-properties officeooo:rsid="00c45396" officeooo:paragraph-rsid="00c45396"/>
    </style:style>
    <style:style style:name="P198" style:family="paragraph" style:parent-style-name="Heading_20_1">
      <style:text-properties officeooo:rsid="00c6071d" officeooo:paragraph-rsid="00c6071d"/>
    </style:style>
    <style:style style:name="P199" style:family="paragraph" style:parent-style-name="Heading_20_1">
      <style:text-properties officeooo:rsid="00c9da12" officeooo:paragraph-rsid="00c9da12"/>
    </style:style>
    <style:style style:name="P200" style:family="paragraph" style:parent-style-name="Heading_20_1">
      <style:text-properties officeooo:paragraph-rsid="008fbcf1"/>
    </style:style>
    <style:style style:name="P201" style:family="paragraph" style:parent-style-name="Heading_20_1">
      <style:text-properties officeooo:rsid="00cfa26c" officeooo:paragraph-rsid="00cfa26c"/>
    </style:style>
    <style:style style:name="P202" style:family="paragraph" style:parent-style-name="Heading_20_3">
      <style:text-properties officeooo:paragraph-rsid="00382920"/>
    </style:style>
    <style:style style:name="P203" style:family="paragraph" style:parent-style-name="Heading_20_3">
      <style:text-properties officeooo:rsid="00395ac7" officeooo:paragraph-rsid="00395ac7"/>
    </style:style>
    <style:style style:name="P204" style:family="paragraph" style:parent-style-name="Heading_20_3">
      <style:text-properties officeooo:rsid="004d1bb2" officeooo:paragraph-rsid="004d1bb2"/>
    </style:style>
    <style:style style:name="P205" style:family="paragraph" style:parent-style-name="Heading_20_3">
      <style:text-properties officeooo:rsid="004f0ba2" officeooo:paragraph-rsid="004f0ba2"/>
    </style:style>
    <style:style style:name="P206" style:family="paragraph" style:parent-style-name="Heading_20_3">
      <style:text-properties officeooo:rsid="00531685" officeooo:paragraph-rsid="00531685"/>
    </style:style>
    <style:style style:name="P207" style:family="paragraph" style:parent-style-name="Heading_20_3">
      <style:text-properties officeooo:rsid="00566e22" officeooo:paragraph-rsid="00566e22"/>
    </style:style>
    <style:style style:name="P208" style:family="paragraph" style:parent-style-name="Heading_20_3">
      <style:text-properties officeooo:rsid="0058a8f9" officeooo:paragraph-rsid="0058a8f9"/>
    </style:style>
    <style:style style:name="P209" style:family="paragraph" style:parent-style-name="Heading_20_3">
      <style:text-properties officeooo:rsid="005e40a9" officeooo:paragraph-rsid="005e40a9"/>
    </style:style>
    <style:style style:name="P210" style:family="paragraph" style:parent-style-name="Heading_20_3">
      <style:text-properties officeooo:rsid="005fb212" officeooo:paragraph-rsid="005fb212"/>
    </style:style>
    <style:style style:name="P211" style:family="paragraph" style:parent-style-name="Heading_20_3">
      <style:text-properties officeooo:rsid="0061bc1a" officeooo:paragraph-rsid="0061bc1a"/>
    </style:style>
    <style:style style:name="P212" style:family="paragraph" style:parent-style-name="Heading_20_3">
      <style:text-properties officeooo:rsid="0064cfaa" officeooo:paragraph-rsid="0064cfaa"/>
    </style:style>
    <style:style style:name="P213" style:family="paragraph" style:parent-style-name="Heading_20_3">
      <style:text-properties officeooo:rsid="00671493" officeooo:paragraph-rsid="00671493"/>
    </style:style>
    <style:style style:name="P214" style:family="paragraph" style:parent-style-name="Heading_20_3">
      <style:text-properties officeooo:rsid="00686851" officeooo:paragraph-rsid="00686851"/>
    </style:style>
    <style:style style:name="P215" style:family="paragraph" style:parent-style-name="Heading_20_3">
      <style:text-properties officeooo:rsid="006a4585" officeooo:paragraph-rsid="006a4585"/>
    </style:style>
    <style:style style:name="P216" style:family="paragraph" style:parent-style-name="Heading_20_3">
      <style:text-properties officeooo:rsid="006d93e2" officeooo:paragraph-rsid="006d93e2"/>
    </style:style>
    <style:style style:name="P217" style:family="paragraph" style:parent-style-name="Heading_20_3">
      <style:text-properties officeooo:rsid="006dc51b" officeooo:paragraph-rsid="006dc51b"/>
    </style:style>
    <style:style style:name="P218" style:family="paragraph" style:parent-style-name="Heading_20_3">
      <style:text-properties officeooo:rsid="0070d7f6" officeooo:paragraph-rsid="0070d7f6"/>
    </style:style>
    <style:style style:name="P219" style:family="paragraph" style:parent-style-name="Heading_20_3">
      <style:text-properties officeooo:rsid="0074374c" officeooo:paragraph-rsid="0074374c"/>
    </style:style>
    <style:style style:name="P220"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21" style:family="paragraph" style:parent-style-name="Heading_20_3">
      <style:text-properties officeooo:rsid="007a67cf" officeooo:paragraph-rsid="007a67cf"/>
    </style:style>
    <style:style style:name="P222" style:family="paragraph" style:parent-style-name="Heading_20_3">
      <style:text-properties officeooo:rsid="007e6dd5" officeooo:paragraph-rsid="007e6dd5"/>
    </style:style>
    <style:style style:name="P223" style:family="paragraph" style:parent-style-name="Heading_20_3">
      <style:text-properties officeooo:rsid="007fd042" officeooo:paragraph-rsid="007fd042"/>
    </style:style>
    <style:style style:name="P224" style:family="paragraph" style:parent-style-name="Heading_20_3">
      <style:text-properties officeooo:rsid="00805da1" officeooo:paragraph-rsid="00805da1"/>
    </style:style>
    <style:style style:name="P225" style:family="paragraph" style:parent-style-name="Heading_20_3">
      <style:text-properties officeooo:rsid="00853fd1" officeooo:paragraph-rsid="00853fd1"/>
    </style:style>
    <style:style style:name="P226" style:family="paragraph" style:parent-style-name="Heading_20_3">
      <style:text-properties officeooo:rsid="008c1270" officeooo:paragraph-rsid="008c1270"/>
    </style:style>
    <style:style style:name="P227" style:family="paragraph" style:parent-style-name="Heading_20_3">
      <style:text-properties officeooo:rsid="008fbcf1" officeooo:paragraph-rsid="008fbcf1"/>
    </style:style>
    <style:style style:name="P228" style:family="paragraph" style:parent-style-name="Heading_20_3">
      <style:text-properties officeooo:rsid="00944fee" officeooo:paragraph-rsid="00944fee"/>
    </style:style>
    <style:style style:name="P229" style:family="paragraph" style:parent-style-name="Heading_20_3">
      <style:text-properties officeooo:rsid="0094f43b" officeooo:paragraph-rsid="0094f43b"/>
    </style:style>
    <style:style style:name="P230" style:family="paragraph" style:parent-style-name="Heading_20_3">
      <style:text-properties officeooo:rsid="0096962a" officeooo:paragraph-rsid="0096962a"/>
    </style:style>
    <style:style style:name="P231" style:family="paragraph" style:parent-style-name="Heading_20_3">
      <style:text-properties officeooo:rsid="009e3755" officeooo:paragraph-rsid="009e3755"/>
    </style:style>
    <style:style style:name="P232" style:family="paragraph" style:parent-style-name="Heading_20_3">
      <style:text-properties officeooo:rsid="00a61eea" officeooo:paragraph-rsid="00a61eea"/>
    </style:style>
    <style:style style:name="P233" style:family="paragraph" style:parent-style-name="Heading_20_3">
      <style:text-properties officeooo:rsid="00b25c11" officeooo:paragraph-rsid="00b25c11"/>
    </style:style>
    <style:style style:name="P234" style:family="paragraph" style:parent-style-name="Heading_20_3">
      <style:text-properties officeooo:rsid="00b2fc8c" officeooo:paragraph-rsid="00b2fc8c"/>
    </style:style>
    <style:style style:name="P235" style:family="paragraph" style:parent-style-name="Heading_20_3">
      <style:text-properties officeooo:rsid="00b85ed5" officeooo:paragraph-rsid="00b85ed5"/>
    </style:style>
    <style:style style:name="P236" style:family="paragraph" style:parent-style-name="Heading_20_3">
      <style:text-properties officeooo:rsid="00bbd297" officeooo:paragraph-rsid="00bbd297"/>
    </style:style>
    <style:style style:name="P237" style:family="paragraph" style:parent-style-name="Heading_20_3">
      <style:text-properties officeooo:rsid="00bc0e30" officeooo:paragraph-rsid="00bc0e30"/>
    </style:style>
    <style:style style:name="P238" style:family="paragraph" style:parent-style-name="Heading_20_3">
      <style:text-properties officeooo:rsid="00bd9965" officeooo:paragraph-rsid="00bd9965"/>
    </style:style>
    <style:style style:name="P239" style:family="paragraph" style:parent-style-name="Heading_20_3">
      <style:text-properties officeooo:rsid="00bfe675" officeooo:paragraph-rsid="00bfe675"/>
    </style:style>
    <style:style style:name="P240" style:family="paragraph" style:parent-style-name="Heading_20_3">
      <style:text-properties officeooo:rsid="00aa3aaf" officeooo:paragraph-rsid="00aa3aaf"/>
    </style:style>
    <style:style style:name="P241" style:family="paragraph" style:parent-style-name="Heading_20_4">
      <style:text-properties officeooo:paragraph-rsid="00686851"/>
    </style:style>
    <style:style style:name="P242"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43" style:family="paragraph" style:parent-style-name="Heading_20_4">
      <style:text-properties officeooo:paragraph-rsid="007b6ece"/>
    </style:style>
    <style:style style:name="P244" style:family="paragraph" style:parent-style-name="Heading_20_4">
      <style:text-properties officeooo:paragraph-rsid="007a67cf"/>
    </style:style>
    <style:style style:name="P245" style:family="paragraph" style:parent-style-name="Heading_20_4">
      <style:text-properties officeooo:rsid="007c74a1" officeooo:paragraph-rsid="007c74a1"/>
    </style:style>
    <style:style style:name="P246" style:family="paragraph" style:parent-style-name="Heading_20_5">
      <style:text-properties officeooo:paragraph-rsid="002f5469"/>
    </style:style>
    <style:style style:name="P247" style:family="paragraph" style:parent-style-name="Heading_20_5">
      <style:text-properties officeooo:paragraph-rsid="00686851"/>
    </style:style>
    <style:style style:name="P248"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49"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50" style:family="paragraph" style:parent-style-name="Heading_20_7">
      <style:text-properties officeooo:paragraph-rsid="002c24db"/>
    </style:style>
    <style:style style:name="P25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252" style:family="paragraph" style:parent-style-name="Standard">
      <style:text-properties fo:color="#000000" loext:opacity="100%" style:font-name="Droid Sans Mono" fo:font-size="10.5pt" fo:font-weight="normal" officeooo:rsid="00d005f8" officeooo:paragraph-rsid="00d005f8" fo:background-color="#ffffff"/>
    </style:style>
    <style:style style:name="P253"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54" style:family="paragraph" style:parent-style-name="Standard">
      <style:paragraph-properties style:line-height-at-least="0.503cm"/>
    </style:style>
    <style:style style:name="P255" style:family="paragraph" style:parent-style-name="Text_20_body" style:list-style-name="L1">
      <style:text-properties officeooo:rsid="002b10b0" officeooo:paragraph-rsid="002b10b0"/>
    </style:style>
    <style:style style:name="P256" style:family="paragraph" style:parent-style-name="Text_20_body" style:list-style-name="L2">
      <style:text-properties officeooo:rsid="002b10b0" officeooo:paragraph-rsid="002b10b0"/>
    </style:style>
    <style:style style:name="P257" style:family="paragraph" style:parent-style-name="Text_20_body" style:list-style-name="L3">
      <style:text-properties officeooo:rsid="002b10dd" officeooo:paragraph-rsid="002b10dd"/>
    </style:style>
    <style:style style:name="P258" style:family="paragraph" style:parent-style-name="Text_20_body" style:list-style-name="L4">
      <style:text-properties officeooo:rsid="002b10dd" officeooo:paragraph-rsid="002b10dd"/>
    </style:style>
    <style:style style:name="P259" style:family="paragraph" style:parent-style-name="Text_20_body" style:list-style-name="L5">
      <style:text-properties officeooo:rsid="0031dc96" officeooo:paragraph-rsid="0031dc96"/>
    </style:style>
    <style:style style:name="P260" style:family="paragraph" style:parent-style-name="Text_20_body" style:list-style-name="L6">
      <style:text-properties officeooo:rsid="0032bd23" officeooo:paragraph-rsid="0032bd23"/>
    </style:style>
    <style:style style:name="P261" style:family="paragraph" style:parent-style-name="Text_20_body" style:list-style-name="L7">
      <style:text-properties officeooo:rsid="0032bd23" officeooo:paragraph-rsid="0032bd23"/>
    </style:style>
    <style:style style:name="P262" style:family="paragraph" style:parent-style-name="Text_20_body" style:list-style-name="L8">
      <style:text-properties officeooo:rsid="003644f5" officeooo:paragraph-rsid="003644f5"/>
    </style:style>
    <style:style style:name="P263" style:family="paragraph" style:parent-style-name="Text_20_body" style:list-style-name="L9">
      <style:text-properties officeooo:rsid="003d1231" officeooo:paragraph-rsid="003d1231"/>
    </style:style>
    <style:style style:name="P264" style:family="paragraph" style:parent-style-name="Text_20_body" style:list-style-name="L10">
      <style:text-properties officeooo:rsid="003d1231" officeooo:paragraph-rsid="003d1231"/>
    </style:style>
    <style:style style:name="P265" style:family="paragraph" style:parent-style-name="Text_20_body" style:list-style-name="L11">
      <style:text-properties officeooo:rsid="00499aab" officeooo:paragraph-rsid="00499aab"/>
    </style:style>
    <style:style style:name="P266" style:family="paragraph" style:parent-style-name="Text_20_body" style:list-style-name="L12">
      <style:text-properties officeooo:rsid="00499aab" officeooo:paragraph-rsid="00499aab"/>
    </style:style>
    <style:style style:name="P267" style:family="paragraph" style:parent-style-name="Text_20_body" style:list-style-name="L13">
      <style:text-properties officeooo:rsid="00531685" officeooo:paragraph-rsid="00531685"/>
    </style:style>
    <style:style style:name="P268" style:family="paragraph" style:parent-style-name="Text_20_body" style:list-style-name="L14">
      <style:text-properties officeooo:rsid="005e40a9" officeooo:paragraph-rsid="005e40a9"/>
    </style:style>
    <style:style style:name="P269" style:family="paragraph" style:parent-style-name="Text_20_body" style:list-style-name="L15">
      <style:text-properties officeooo:rsid="0061bc1a" officeooo:paragraph-rsid="0061bc1a"/>
    </style:style>
    <style:style style:name="P270" style:family="paragraph" style:parent-style-name="Text_20_body" style:list-style-name="L15">
      <style:text-properties officeooo:rsid="0061bc1a" officeooo:paragraph-rsid="0063a28c"/>
    </style:style>
    <style:style style:name="P271" style:family="paragraph" style:parent-style-name="Text_20_body" style:list-style-name="L16">
      <style:text-properties officeooo:rsid="0075ad29" officeooo:paragraph-rsid="0075ad29"/>
    </style:style>
    <style:style style:name="P272" style:family="paragraph" style:parent-style-name="Text_20_body" style:list-style-name="L17">
      <style:text-properties officeooo:paragraph-rsid="0075c646"/>
    </style:style>
    <style:style style:name="P273" style:family="paragraph" style:parent-style-name="Text_20_body" style:list-style-name="L18">
      <style:text-properties officeooo:paragraph-rsid="0075c646"/>
    </style:style>
    <style:style style:name="P274" style:family="paragraph" style:parent-style-name="Text_20_body" style:list-style-name="L18">
      <style:text-properties officeooo:rsid="0075c646" officeooo:paragraph-rsid="0075c646"/>
    </style:style>
    <style:style style:name="P275" style:family="paragraph" style:parent-style-name="Text_20_body" style:list-style-name="L18">
      <style:text-properties officeooo:rsid="0075c646" officeooo:paragraph-rsid="00776ee6"/>
    </style:style>
    <style:style style:name="P276" style:family="paragraph" style:parent-style-name="Text_20_body" style:list-style-name="L19">
      <style:text-properties officeooo:paragraph-rsid="0075c646"/>
    </style:style>
    <style:style style:name="P277" style:family="paragraph" style:parent-style-name="Text_20_body" style:list-style-name="L19">
      <style:text-properties officeooo:rsid="00776ee6" officeooo:paragraph-rsid="00776ee6"/>
    </style:style>
    <style:style style:name="P278"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79"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80"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81"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82" style:family="paragraph" style:parent-style-name="Text_20_body" style:list-style-name="L24"/>
    <style:style style:name="P283" style:family="paragraph" style:parent-style-name="Text_20_body" style:list-style-name="L24">
      <style:paragraph-properties fo:margin-top="0cm" fo:margin-bottom="0cm" style:contextual-spacing="false"/>
    </style:style>
    <style:style style:name="P284" style:family="paragraph" style:parent-style-name="Text_20_body" style:list-style-name="L25"/>
    <style:style style:name="P285" style:family="paragraph" style:parent-style-name="Text_20_body" style:list-style-name="L25">
      <style:paragraph-properties fo:margin-top="0cm" fo:margin-bottom="0cm" style:contextual-spacing="false"/>
    </style:style>
    <style:style style:name="P286" style:family="paragraph" style:parent-style-name="Text_20_body" style:list-style-name="L26">
      <style:text-properties officeooo:paragraph-rsid="009ef9ad"/>
    </style:style>
    <style:style style:name="P287" style:family="paragraph" style:parent-style-name="Text_20_body" style:list-style-name="L26">
      <style:text-properties officeooo:paragraph-rsid="009e3755"/>
    </style:style>
    <style:style style:name="P288" style:family="paragraph" style:parent-style-name="Text_20_body" style:list-style-name="L27">
      <style:text-properties officeooo:rsid="00b85ed5" officeooo:paragraph-rsid="00b85ed5"/>
    </style:style>
    <style:style style:name="P289" style:family="paragraph" style:parent-style-name="Text_20_body">
      <style:text-properties officeooo:rsid="00cfa26c" officeooo:paragraph-rsid="00cfa26c"/>
    </style:style>
    <style:style style:name="P290" style:family="paragraph" style:parent-style-name="Text_20_body" style:list-style-name="L28">
      <style:text-properties officeooo:rsid="00cfa26c" officeooo:paragraph-rsid="00cfa26c"/>
    </style:style>
    <style:style style:name="P291" style:family="paragraph" style:parent-style-name="Text_20_body">
      <style:text-properties officeooo:rsid="00cfa26c" officeooo:paragraph-rsid="00d005f8"/>
    </style:style>
    <style:style style:name="P292" style:family="paragraph" style:parent-style-name="Text_20_body">
      <style:text-properties officeooo:rsid="009998e8" officeooo:paragraph-rsid="00cfa26c"/>
    </style:style>
    <style:style style:name="P293" style:family="paragraph" style:parent-style-name="Text_20_body">
      <style:text-properties officeooo:rsid="006dc51b" officeooo:paragraph-rsid="00cfa26c"/>
    </style:style>
    <style:style style:name="P294" style:family="paragraph" style:parent-style-name="Text_20_body">
      <style:text-properties officeooo:rsid="009b6d1b" officeooo:paragraph-rsid="00cfa26c"/>
    </style:style>
    <style:style style:name="P295" style:family="paragraph" style:parent-style-name="Text_20_body" style:list-style-name="L28">
      <style:text-properties officeooo:paragraph-rsid="00cfa26c"/>
    </style:style>
    <style:style style:name="P296" style:family="paragraph" style:parent-style-name="Text_20_body">
      <style:text-properties officeooo:rsid="00d005f8" officeooo:paragraph-rsid="00d005f8"/>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c6071d"/>
    </style:style>
    <style:style style:name="T85" style:family="text">
      <style:text-properties officeooo:rsid="00cab6e8"/>
    </style:style>
    <style:style style:name="T86" style:family="text">
      <style:text-properties officeooo:rsid="00cc51d2"/>
    </style:style>
    <style:style style:name="T87" style:family="text">
      <style:text-properties officeooo:rsid="00cf4e13"/>
    </style:style>
    <style:style style:name="T88" style:family="text">
      <style:text-properties officeooo:rsid="00cfa26c"/>
    </style:style>
    <style:style style:name="T89" style:family="text">
      <style:text-properties officeooo:rsid="00d005f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95" text:outline-level="1">The prompt</text:h>
      <text:p text:style-name="P7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27">├── app</text:p>
      <text:p text:style-name="P127">│   ├── controllers</text:p>
      <text:p text:style-name="P127">│   ├── helpers</text:p>
      <text:p text:style-name="P127">│   │   └── database</text:p>
      <text:p text:style-name="P127">│   ├── images</text:p>
      <text:p text:style-name="P127">│   └── views</text:p>
      <text:p text:style-name="P127">│   <text:s text:c="4"/>├── admin</text:p>
      <text:p text:style-name="P127">│   <text:s text:c="4"/>├── groups</text:p>
      <text:p text:style-name="P127">│   <text:s text:c="4"/>├── logs</text:p>
      <text:p text:style-name="P127">│   <text:s text:c="4"/>└── …</text:p>
      <text:p text:style-name="P131">Les contrôleurs héritent de</text:p>
      <text:p text:style-name="P130"><text:span text:style-name="T2">abstract</text:span> <text:span text:style-name="T2">class</text:span> BaseController</text:p>
      <text:p text:style-name="P130">{</text:p>
      <text:p text:style-name="P130"><text:span text:style-name="T2">protected</text:span> PDO $pdo;</text:p>
      <text:p text:style-name="P130"><text:span text:style-name="T2">protected</text:span> $fluent;</text:p>
      <text:p text:style-name="P130"><text:span text:style-name="T2">protected</text:span> Engine $flight;</text:p>
      <text:p text:style-name="P130"><text:span text:style-name="T2">protected</text:span> $latte;</text:p>
      <text:p text:style-name="P130"><text:span text:style-name="T2">protected</text:span> Application $application;</text:p>
      <text:p text:style-name="P130"><text:span text:style-name="T2">protected</text:span> Params $params;</text:p>
      <text:p text:style-name="P130"><text:span text:style-name="T2">protected</text:span> $authorizations;</text:p>
      <text:p text:style-name="P130"/>
      <text:p text:style-name="P159"><text:span text:style-name="T2">public</text:span> <text:span text:style-name="T2">function</text:span> __construct(PDO $pdo, Engine $flight)</text:p>
      <text:p text:style-name="P159">{</text:p>
      <text:p text:style-name="P159"><text:span text:style-name="T2">$this</text:span>-&gt;pdo = $pdo;</text:p>
      <text:p text:style-name="P159"><text:span text:style-name="T2">$this</text:span>-&gt;fluent = <text:span text:style-name="T2">new</text:span> \Envms\FluentPDO\Query($pdo);</text:p>
      <text:p text:style-name="P159"><text:span text:style-name="T2">$this</text:span>-&gt;flight = $flight;</text:p>
      <text:p text:style-name="P159"><text:span text:style-name="T2">$this</text:span>-&gt;latte = <text:span text:style-name="T2">new</text:span> LatteEngine();</text:p>
      <text:p text:style-name="P159">...</text:p>
      <text:p text:style-name="P146">Avec ce<text:span text:style-name="T65">s</text:span> table<text:span text:style-name="T65">s</text:span> :</text:p>
      <text:p text:style-name="P128">CREATE TABLE "Person" (</text:p>
      <text:p text:style-name="P128"><text:tab/>"EGER NOT NULL DEFAULT 0,</text:p>
      <text:p text:style-name="P128"><text:tab/>"In</text:p>
      <text:p text:style-name="P128">);</text:p>
      <text:p text:style-name="P146">On veut </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55">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56"><text:soft-page-break/>La viabilisation est réalisée. L’architecture du site et tout ce qui ne se voit pas comme la gestion des erreurs, des logs, des bases de données …</text:p>
        </text:list-item>
        <text:list-item>
          <text:p text:style-name="P256">Les murs porteurs sont construits : l’aspect général du site avec la barre de navigation.</text:p>
        </text:list-item>
        <text:list-item>
          <text:p text:style-name="P256">La porte principale : la connexion des utilisateurs pour l’accès à leurs données.</text:p>
        </text:list-item>
        <text:list-item>
          <text:p text:style-name="P256">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57">Un « simple » adhérent pour tester :</text:p>
          <text:list>
            <text:list-item>
              <text:p text:style-name="P257">Gérer son compte</text:p>
            </text:list-item>
            <text:list-item>
              <text:p text:style-name="P257">Gérer ses préférences</text:p>
            </text:list-item>
          </text:list>
        </text:list-item>
      </text:list>
      <text:list text:style-name="L4">
        <text:list-item>
          <text:p text:style-name="P258">Un animateur pour tester</text:p>
          <text:list>
            <text:list-item>
              <text:p text:style-name="P258">Gérer des évènements</text:p>
            </text:list-item>
            <text:list-item>
              <text:p text:style-name="P258">Connaitre la liste des personnes intéressées par un évènement.</text:p>
            </text:list-item>
          </text:list>
        </text:list-item>
      </text:list>
      <text:p text:style-name="P3">Ce rôle vous permettra d’accéder aux visites de chantier avec l’architecte ;-)</text:p>
      <text:h text:style-name="P250"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7"><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8">Les remercier à nouveau d’avoir accepté cette mission.</text:p>
      <text:p text:style-name="P27">Le grand jour est arrivé, le premier test à faire est disponible ici :</text:p>
      <text:p text:style-name="P27"><text:a xlink:type="simple" xlink:href="https://myclub.alwaysdata.net/Tests/MyClub/V0.1/Page.php?n=1" text:style-name="Internet_20_link" text:visited-style-name="Visited_20_Internet_20_Link">https://myclub.alwaysdata.net/Tests/MyClub/V0.1/Page.php?n=1</text:a></text:p>
      <text:p text:style-name="P27">Les fonctionnalités à tester sont la connexion et la déconnexion.</text:p>
      <text:p text:style-name="P27">Comme bêta-testeur vous ne devez pas vous contenter de faire les actions demandées.</text:p>
      <text:p text:style-name="P27"><text:soft-page-break/>Il faut essayer pour tous les moyens de mettre le programme en difficulté.</text:p>
      <text:p text:style-name="P27">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7">Chaque mise en difficulté du programme vous rapportera 1 point.</text:p>
      <text:p text:style-name="P27">Pour valider ce point vous devez :</text:p>
      <text:list text:style-name="L5">
        <text:list-item>
          <text:p text:style-name="P259">fournir la copie d’écran avec le message d’erreur</text:p>
        </text:list-item>
        <text:list-item>
          <text:p text:style-name="P259">indiquer la démarche pour que je puisse reproduire le problème afin de le corriger.</text:p>
        </text:list-item>
      </text:list>
      <text:p text:style-name="P27">Pour ce 1<text:span text:style-name="T20">er</text:span> test j’ai volontairement laissé un problème qui fait apparaître un message d’erreur. Serez-vous le trouver ?</text:p>
      <text:p text:style-name="P27">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8">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8">Déroulement :</text:p>
      <text:list text:style-name="L6">
        <text:list-item>
          <text:p text:style-name="P260">Envoi de l’invitation (ce message une semaine avant les tests)</text:p>
        </text:list-item>
        <text:list-item>
          <text:p text:style-name="P260">Tests</text:p>
        </text:list-item>
        <text:list-item>
          <text:p text:style-name="P260">Envoi la semaine suivant les tests d’un compte rendu avec la synthèse :</text:p>
        </text:list-item>
      </text:list>
      <text:list text:style-name="L7">
        <text:list-item>
          <text:list>
            <text:list-item>
              <text:p text:style-name="P261">des problèmes détectés</text:p>
            </text:list-item>
            <text:list-item>
              <text:p text:style-name="P261">des propositions d’évolutions</text:p>
            </text:list-item>
          </text:list>
        </text:list-item>
      </text:list>
      <text:h text:style-name="Heading_20_6" text:outline-level="6">Refactoring</text:h>
      <text:p text:style-name="P24">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19">&lt;thead&gt;</text:p>
      <text:p text:style-name="P19">&lt;tr&gt;</text:p>
      <text:p text:style-name="P19">&lt;th&gt;OS&lt;/th&gt;</text:p>
      <text:p text:style-name="P19">&lt;th&gt;Browser&lt;/th&gt;</text:p>
      <text:p text:style-name="P19">&lt;th&gt;Screen&lt;/th&gt;</text:p>
      <text:p text:style-name="P19">&lt;th&gt;Client Type&lt;/th&gt;</text:p>
      <text:p text:style-name="P19"><text:soft-page-break/>&lt;th&gt;URI&lt;/th&gt;</text:p>
      <text:p text:style-name="P19">&lt;th&gt;Email&lt;/th&gt;</text:p>
      <text:p text:style-name="P19">&lt;th&gt;Timestamp&lt;/th&gt;</text:p>
      <text:p text:style-name="P19">&lt;/tr&gt;</text:p>
      <text:p text:style-name="P19">&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19">&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20">//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20">//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20">//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20">//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20">//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oft-page-break/><text:span text:style-name="T2">private</text:span> $errorsPerPage = <text:span text:style-name="T6">10</text:span>;</text:p>
      <text:p text:style-name="P5"><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3"/>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1">?&gt;</text:p>
      <text:p text:style-name="P5"><text:span text:style-name="T13">&lt;!DOCTYPE</text:span> <text:span text:style-name="T15">html</text:span><text:span text:style-name="T13">&gt;</text:span></text:p>
      <text:p text:style-name="P21">&lt;html&gt;</text:p>
      <text:p text:style-name="P21"><text:soft-page-break/>&lt;head&gt;</text:p>
      <text:p text:style-name="P5"><text:span text:style-name="T13">&lt;title&gt;</text:span>Error Log Viewer<text:span text:style-name="T13">&lt;/title&gt;</text:span></text:p>
      <text:p text:style-name="P21">&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1">&lt;/style&gt;</text:p>
      <text:p text:style-name="P21">&lt;/head&gt;</text:p>
      <text:p text:style-name="P21">&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3"/>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1"><text:soft-page-break/>&lt;/button&gt;</text:p>
      <text:p text:style-name="P21">&lt;/form&gt;</text:p>
      <text:p text:style-name="P21">&lt;/div&gt;</text:p>
      <text:p text:style-name="P21">&lt;table&gt;</text:p>
      <text:p text:style-name="P21">&lt;thead&gt;</text:p>
      <text:p text:style-name="P21">&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1">&lt;/tr&gt;</text:p>
      <text:p text:style-name="P21">&lt;/thead&gt;</text:p>
      <text:p text:style-name="P21">&lt;tbody&gt;</text:p>
      <text:p text:style-name="P5"><text:span text:style-name="T13">&lt;?php</text:span> <text:span text:style-name="T2">foreach</text:span> ($errors as $error): <text:span text:style-name="T13">?&gt;</text:span></text:p>
      <text:p text:style-name="P21">&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1">&lt;td&gt;</text:p>
      <text:p text:style-name="P5"><text:span text:style-name="T13">&lt;div</text:span> <text:span text:style-name="T15">class</text:span>=<text:span text:style-name="T2">"tooltip"</text:span><text:span text:style-name="T13">&gt;</text:span></text:p>
      <text:p text:style-name="P18">📖</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1">&lt;/div&gt;</text:p>
      <text:p text:style-name="P21">&lt;/td&gt;</text:p>
      <text:p text:style-name="P21">&lt;/tr&gt;</text:p>
      <text:p text:style-name="P5"><text:span text:style-name="T13">&lt;?php</text:span> <text:span text:style-name="T2">endforeach</text:span>; <text:span text:style-name="T13">?&gt;</text:span></text:p>
      <text:p text:style-name="P21">&lt;/tbody&gt;</text:p>
      <text:p text:style-name="P21">&lt;/table&gt;</text:p>
      <text:p text:style-name="P21">&lt;/body&gt;</text:p>
      <text:p text:style-name="P21">&lt;/html&gt;</text:p>
      <text:p text:style-name="P23"/>
      <text:p text:style-name="P21">&lt;?php</text:p>
      <text:p text:style-name="P5">}</text:p>
      <text:p text:style-name="P5">}</text:p>
      <text:h text:style-name="P246"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3"/>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3"/>
      <text:p text:style-name="P5"><text:span text:style-name="T2">abstract</text:span> <text:span text:style-name="T2">protected</text:span> <text:span text:style-name="T2">function</text:span> loadData();</text:p>
      <text:p text:style-name="P23"/>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3"/>
      <text:p text:style-name="P5"><text:soft-page-break/><text:span text:style-name="T2">protected</text:span> <text:span text:style-name="T2">function</text:span> calculateTotalPages($totalRecords) {</text:p>
      <text:p text:style-name="P5"><text:span text:style-name="T2">return</text:span> max(<text:span text:style-name="T6">1</text:span>, ceil($totalRecords / <text:span text:style-name="T2">static</text:span>::RECORDS_PER_PAGE));</text:p>
      <text:p text:style-name="P5">}</text:p>
      <text:p text:style-name="P23"/>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3"/>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4"/>
      <text:p text:style-name="P25"/>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3"/>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3"/>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oft-page-break/><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23"/>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19">'&lt;div class="col-md-3"&gt;</text:p>
      <text:p text:style-name="P19">&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19">&lt;button type="submit" class="btn btn-primary"&gt;Filter&lt;/button&gt;</text:p>
      <text:p text:style-name="P5"><text:span text:style-name="T7">&lt;/div&gt;&lt;/form&gt;'</text:span>;</text:p>
      <text:p text:style-name="P5"><text:span text:style-name="T2">return</text:span> $html;</text:p>
      <text:p text:style-name="P5">}</text:p>
      <text:p text:style-name="P23"/>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3"/>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3"/>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6">Actuellement l’appel se fait avec</text:p>
      <text:p text:style-name="P9">$viewer = <text:span text:style-name="T2">new</text:span> LogDisplay($_GET[<text:span text:style-name="T7">'page'</text:span>] ?? <text:span text:style-name="T6">1</text:span>);</text:p>
      <text:p text:style-name="P5">echo $viewer-&gt;render();</text:p>
      <text:p text:style-name="P26"/>
      <text:p text:style-name="P26">J’aimerais que la génération des filtres soit déplacé dans la classe de base. Les filtres seraient affichés si on <text:span text:style-name="T19">les</text:span> passe à la fonction render.</text:p>
      <text:p text:style-name="P26">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soft-page-break/>];</text:p>
      <text:p text:style-name="P5"/>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30">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30">On veut un formulaire « <text:span text:style-name="T27">Bootstrap »</text:span> pour mettre à jour les champs suivants :</text:p>
      <text:list text:style-name="L8">
        <text:list-item>
          <text:p text:style-name="P262">Email (sous condition, sinon en lecture seule)</text:p>
        </text:list-item>
        <text:list-item>
          <text:p text:style-name="P262">Password</text:p>
        </text:list-item>
        <text:list-item>
          <text:p text:style-name="P262">FirstName</text:p>
        </text:list-item>
        <text:list-item>
          <text:p text:style-name="P262">LastName</text:p>
        </text:list-item>
        <text:list-item>
          <text:p text:style-name="P262">NickName</text:p>
        </text:list-item>
        <text:list-item>
          <text:p text:style-name="P262">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30"><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29"><text:tab/>'<text:span text:style-name="T26">LastName</text:span>' =&gt; $<text:span text:style-name="T27">l</text:span><text:span text:style-name="T26">astName</text:span>,</text:p>
      <text:p text:style-name="P29"><text:tab/>'<text:span text:style-name="T26">NickName</text:span>' =&gt; $<text:span text:style-name="T27">n</text:span><text:span text:style-name="T26">ickName</text:span>,</text:p>
      <text:p text:style-name="P29"><text:tab/>'<text:span text:style-name="T26">Avatar</text:span>' =&gt; $<text:span text:style-name="T27">a</text:span><text:span text:style-name="T26">vatar</text:span>,</text:p>
      <text:p text:style-name="Code">]);</text:p>
      <text:h text:style-name="P202" text:outline-level="3">Mise à jour de <text:span text:style-name="T28">la disponibilité</text:span> d’une personne</text:h>
      <text:p text:style-name="P33">Une grille avec les 7 jours de la semaine et 2 lignes pour matin, après midi. Dans chaque case une case à cocher pour préciser la disponibilité.</text:p>
      <text:p text:style-name="P31">On veut un formulaire « <text:span text:style-name="T27">Bootstrap »</text:span> pour mettre à jour le champ ‘<text:span text:style-name="T28">availability’ qui est enregistré au format json dans un champ ‘text’.</text:span></text:p>
      <text:p text:style-name="P31">Le bouton « valider » permet de mettre à jour la base de donnée avec la fonction suivante :</text:p>
      <text:p text:style-name="P32">person→setById($id, ['<text:span text:style-name="T28">Availability</text:span>' =&gt; $<text:span text:style-name="T28">availability</text:span>]);</text:p>
      <text:h text:style-name="P203" text:outline-level="3">Mises à jour partielle</text:h>
      <text:p text:style-name="P35"><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4">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4">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4"/>
      <text:p text:style-name="P34">Les champs Avaibility et préférence sont des champs text qui contienne en enregistrement json.</text:p>
      <text:p text:style-name="P34">Il faut donc intercepter submit avec quelque chose qui ressemble à ça</text:p>
      <text:p text:style-name="P22">&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4"/>
      <text:p text:style-name="P34"/>
      <text:p text:style-name="P34">Comment différencier les différents boutons submit pour faire l’action qui correspond puis poster les variables créer ?</text:p>
      <text:h text:style-name="Heading_20_3" text:outline-level="3">Nav bar et bread crum</text:h>
      <text:p text:style-name="P36">Dans le fichier /area/menu.php, afficher une nav bar avec les options :</text:p>
      <text:list text:style-name="L9">
        <text:list-item>
          <text:p text:style-name="P263">webmaster</text:p>
        </text:list-item>
        <text:list-item>
          <text:p text:style-name="P263">person manager</text:p>
        </text:list-item>
        <text:list-item>
          <text:p text:style-name="P263">event manager</text:p>
        </text:list-item>
        <text:list-item>
          <text:p text:style-name="P263">redactor</text:p>
        </text:list-item>
      </text:list>
      <text:p text:style-name="P36">Chaque option affichera respectivement les fichiers :</text:p>
      <text:list text:style-name="L10">
        <text:list-item>
          <text:p text:style-name="P264">area/webmaster/menu.php</text:p>
        </text:list-item>
        <text:list-item>
          <text:p text:style-name="P264">area/personManager/menu.php</text:p>
        </text:list-item>
        <text:list-item>
          <text:p text:style-name="P264">area/eventManager/menu.php</text:p>
        </text:list-item>
        <text:list-item>
          <text:p text:style-name="P264">area/redactor/menu.php</text:p>
        </text:list-item>
      </text:list>
      <text:p text:style-name="P36">Dans chaque des fichiers menu.php, on trouvera un bread crum pour indiquer ou l’on est et permettre de remonter sur area/menu.php et /menu.php</text:p>
      <text:h text:style-name="Heading_20_3" text:outline-level="3">Références croisées</text:h>
      <text:p text:style-name="P37">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7">On veut afficher un tableau avec les colonnes suivantes :</text:p>
      <text:p text:style-name="P37">« Nom de la personne » : FirstName + LastName + (NickName)</text:p>
      <text:p text:style-name="P37">Autant de colonnes qu’il y a de « Counter.Name » différents</text:p>
      <text:p text:style-name="P37">« Total » : cumul de tous les Counter.Name de la personne</text:p>
      <text:p text:style-name="P37">Dans chaque case totaliser le cumul de « Counter.Value » de la personne et du « Counter.Name ».</text:p>
      <text:p text:style-name="P37">Afficher toutes les lignes ayant un « Total » supérieur à 0 et par ordre décroissant.</text:p>
      <text:p text:style-name="P38">En PHP8 avec Bootstrap. On accède à la base SQLight avec PDO.</text:p>
      <text:h text:style-name="Heading_20_3" text:outline-level="3">Évènements</text:h>
      <text:p text:style-name="P41">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2">On veut présenter les évènements à venir dans un tableau de 7 colonnes représentant 7 jours consécutifs.</text:p>
      <text:p text:style-name="P42">La première ligne indique le nom du jour de la semaine en abrégé (Lu, Ma…)</text:p>
      <text:p text:style-name="P42">La deuxième ligne contient un bouton cliquable pour chaque jour ou il y a au moins un évènement possible pour l’utilisateur connecté. <text:span text:style-name="T33">Le bouton indique le nombre d’évènements possibles pour l’utilisateur.</text:span></text:p>
      <text:p text:style-name="P43">De chaque côté du tableau des boutons [&lt;&lt;][&lt;] et [&gt;][&gt;&gt;] permettent de se déplacer d’une journée ou de 7 jours avant ou après. Il n’est pas possible de revenir avant la date courante qui est le premier jour par défaut.</text:p>
      <text:p text:style-name="P42">« $userEmail » contient l’adresse courriel de l’utilisateur connecté ou ‘’ si c’est un utilisateur anonyme.</text:p>
      <text:p text:style-name="P42">Pour qu’un évènement soit possible, il faut que sont « <text:span text:style-name="T34">E</text:span>ventType » <text:span text:style-name="T33">ne soit relié à aucun « group » ou qu’il y ai au moins un groupe en commun entre la personne et l’évènement.</text:span></text:p>
      <text:p text:style-name="P43">Un clic sur le bouton avec le nombre d’évènements possibles affichera sous ce tableau un autre tableau avec le détail des évènements.</text:p>
      <text:p text:style-name="P43">Une première ligne juste avant ce tableau indiquera : « Évènement du mercredi 15 janvier » (par exemple).</text:p>
      <text:p text:style-name="P44">Les colonnes afficheront : l’heure de début, l’heure de fin, le nom de « l’EventType », le sommaire de l’évènement, la concaténation des attributs de l’évènement.</text:p>
      <text:p text:style-name="P45">Un clic sur une des lignes affichera le détail de l’évènement : la description, son emplacement. Si l’utilisateur n’est pas inscrit un bouton d’inscription permettra de l’ajouter dans la table « <text:span text:style-name="T34">P</text:span>articipant ».</text:p>
      <text:p text:style-name="P45">Si l’utilisateur est inscrit, on affiche dans le détail la liste des participant<text:span text:style-name="T34">s</text:span> et un bouton permettra à l’utilisateur de se désinscrire.</text:p>
      <text:p text:style-name="P39">En PHP8 avec Bootstrap. On accède à la base SQLight avec PDO.</text:p>
      <text:h text:style-name="Heading_20_3" text:outline-level="3">Referer</text:h>
      <text:p text:style-name="P46">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6">On veut afficher une synthèse dans un tableau à 2 colonnes.</text:p>
      <text:list text:style-name="L11">
        <text:list-item>
          <text:p text:style-name="P265">La première donne le nom de la référence.</text:p>
        </text:list-item>
        <text:list-item>
          <text:p text:style-name="P265">La seconde le nombre d’occurrence.</text:p>
        </text:list-item>
      </text:list>
      <text:p text:style-name="P46">La première ligne indiquera « direct » et comptera toutes les occurrences de « Referer » = ‘’.</text:p>
      <text:p text:style-name="P46"><text:soft-page-break/>La seconde ligne indiquera « interne » et comptera toutes les occurrences « Referer » <text:span text:style-name="T35">qui </text:span>vien<text:span text:style-name="T35">nent</text:span> du site lui-même.</text:p>
      <text:p text:style-name="P46">Les lignes suivantes regrouperont les référenceurs externes.</text:p>
      <text:p text:style-name="P46">Il faut pouvoir regrouper par :</text:p>
      <text:list text:style-name="L12">
        <text:list-item>
          <text:p text:style-name="P266">jour</text:p>
        </text:list-item>
        <text:list-item>
          <text:p text:style-name="P266">semaine</text:p>
        </text:list-item>
        <text:list-item>
          <text:p text:style-name="P266">mois</text:p>
        </text:list-item>
        <text:list-item>
          <text:p text:style-name="P266">année</text:p>
        </text:list-item>
      </text:list>
      <text:p text:style-name="P46">Des boutons [&lt;&lt;][&lt;] et [&gt;][&gt;&gt;] de part et d’autre permettront de se déplacer dans le temps d’une période à la fois. Les 2 boutons externes permettent d’aller au début et à la fin du log pour la période sélectionnée.</text:p>
      <text:p text:style-name="P40">En PHP8 avec Bootstrap. On accède à la base SQLight avec PDO.</text:p>
      <text:h text:style-name="P204" text:outline-level="3">Gérer le gravatar</text:h>
      <text:p text:style-name="P48">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8">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8">Je voudrais que lorsque la checkbox est cochée, le bouton « emojiSelect » et la liste « emojiList » n’apparaissent pas.</text:p>
      <text:p text:style-name="P48">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205" text:outline-level="3">Groups</text:h>
      <text:p text:style-name="P49">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9">On veut un formulaire CRUD pour la table « Group ». Il faut pouvoir ajouter 0, 1 ou plusieurs autorisations pour chaque enregistrement.</text:p>
      <text:p text:style-name="P50"><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206" text:outline-level="3">Import persons</text:h>
      <text:p text:style-name="P51">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67">Ouvrir une boite de dialogue pour sélectionner un fichier sur le disque local.</text:p>
        </text:list-item>
        <text:list-item>
          <text:p text:style-name="P267">Demander le n° de la ligne où se trouve l’entête des colonnes.</text:p>
        </text:list-item>
        <text:list-item>
          <text:p text:style-name="P267">Afficher les colonnes</text:p>
        </text:list-item>
        <text:list-item>
          <text:p text:style-name="P267">Faire le mapping avec les champs </text:p>
          <text:list>
            <text:list-item>
              <text:p text:style-name="P267">Email (qui sert d’identifiant) → obligatoire</text:p>
            </text:list-item>
            <text:list-item>
              <text:p text:style-name="P267">First name</text:p>
            </text:list-item>
            <text:list-item>
              <text:p text:style-name="P267">Last name</text:p>
            </text:list-item>
            <text:list-item>
              <text:p text:style-name="P267">Phone</text:p>
            </text:list-item>
          </text:list>
        </text:list-item>
        <text:list-item>
          <text:p text:style-name="P267">Importer les champs. Si l’identifiant n’existe pas, on ajoute un nouvel enregistrement. Sinon on met à jour l’enregistrement existant. On met le champ « Imported » à « 1 »</text:p>
        </text:list-item>
      </text:list>
      <text:p text:style-name="P52"><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207" text:outline-level="3">Rejoindre Teams</text:h>
      <text:p text:style-name="P53">Un message pour inviter nos membres du bureau et bêta-testeurs à rejoindre la comunautés B.NW sur « teams ».</text:p>
      <text:p text:style-name="P53">Cela implique que vous créiez un compte Microsoft. Pour créer un compte Microsoft :</text:p>
      <text:p text:style-name="P53"><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3">Votre adresse courriel actuelle peut tout à fait servir d’identifiant pour ce compte.</text:p>
      <text:p text:style-name="P53">Si vous utilisez Windows11 vous avez surement déjà un compte Microsoft. Celui-ci vous sert à démarrer votre session. </text:p>
      <text:p text:style-name="P53">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3"><text:soft-page-break/>Nous ne sommes que 4 pour l’instant dans cette communauté B.NW.</text:p>
      <text:p text:style-name="P54">Je vous partage à nouveau le lien d’adhésion</text:p>
      <text:p text:style-name="P54"><text:a xlink:type="simple" xlink:href="https://teams.live.com/l/community/FEA5k096dA6DvYTXQM" text:style-name="Internet_20_link" text:visited-style-name="Visited_20_Internet_20_Link">https://teams.live.com/l/community/FEA5k096dA6DvYTXQM</text:a></text:p>
      <text:h text:style-name="P208" text:outline-level="3">New table</text:h>
      <text:p text:style-name="P55">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5">So we need a new class GroupController.</text:p>
      <text:p text:style-name="P55">We have to respect DRY principle. So a BaseController class must be created. We have to add 5 new routes to display, add, delete, edit and update this new table</text:p>
      <text:h text:style-name="P209" text:outline-level="3">Latte - group</text:h>
      <text:p text:style-name="P56">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6">En utilisant flightphp et latte :</text:p>
      <text:list text:style-name="L14">
        <text:list-item>
          <text:p text:style-name="P268">Créer la classe groupController pour créer, lire, modifier et supprimer des enregistrements dans la table group.</text:p>
        </text:list-item>
        <text:list-item>
          <text:p text:style-name="P268">Créer le fichier index.php avec les routes permettant le CRUD.</text:p>
        </text:list-item>
        <text:list-item>
          <text:p text:style-name="P268">Créer les vues avec latte</text:p>
        </text:list-item>
      </text:list>
      <text:h text:style-name="P210" text:outline-level="3">latte – GroupAutorization</text:h>
      <text:p text:style-name="P57">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7">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7">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211" text:outline-level="3">Person and group</text:h>
      <text:p text:style-name="P58">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8">On veut pouvoir associer des groupes aux personnes.</text:p>
      <text:p text:style-name="P58">La variable <text:span text:style-name="T39">d</text:span>e session userEmail donne l’adresse email de la personne qui s’est logger ou ‘’ si c’est un utilisateur anonyme.</text:p>
      <text:p text:style-name="P58">On veut un CRUD pour la table personne.</text:p>
      <text:p text:style-name="P58">Pour l’édition nous avons <text:span text:style-name="T39">3</text:span> cas possibles :</text:p>
      <text:p text:style-name="P58"><text:span text:style-name="T39">1)</text:span>l’utilisateur édite ses données (userEmail == Person.Email)</text:p>
      <text:p text:style-name="P58">les champs éditables sont :</text:p>
      <text:list text:style-name="L15">
        <text:list-item>
          <text:p text:style-name="P269">Email (si Imported == 0)</text:p>
        </text:list-item>
        <text:list-item>
          <text:p text:style-name="P269">Password</text:p>
        </text:list-item>
        <text:list-item>
          <text:p text:style-name="P269">FirstName(si Imported == 0)</text:p>
        </text:list-item>
        <text:list-item>
          <text:p text:style-name="P269">LastName(si Imported == 0)</text:p>
        </text:list-item>
        <text:list-item>
          <text:p text:style-name="P269">NickName</text:p>
        </text:list-item>
        <text:list-item>
          <text:p text:style-name="P269">Phone(si Imported == 0)</text:p>
        </text:list-item>
      </text:list>
      <text:p text:style-name="P61">2) l’utilisateur a l’autorisation « PersonManager »</text:p>
      <text:p text:style-name="P59"><text:soft-page-break/>les champs éditables sont :</text:p>
      <text:list text:continue-numbering="true" text:style-name="L15">
        <text:list-item>
          <text:p text:style-name="P270">Email</text:p>
        </text:list-item>
        <text:list-item>
          <text:p text:style-name="P270">FirstName</text:p>
        </text:list-item>
        <text:list-item>
          <text:p text:style-name="P270">LastName(si Imported == 0)</text:p>
        </text:list-item>
        <text:list-item>
          <text:p text:style-name="P270">Phone(si Imported == 0)</text:p>
        </text:list-item>
      </text:list>
      <text:p text:style-name="P61">3) utilisateur anonyme → pas d’accès au CRUD personnes</text:p>
      <text:p text:style-name="P61">La navbar doit permettre de gérer les groupes et les personnes si userEmail!=’’</text:p>
      <text:h text:style-name="P212" text:outline-level="3">Fusion des navbar</text:h>
      <text:p text:style-name="P60">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0"/>
      <text:p text:style-name="P60">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0"/>
      <text:p text:style-name="P60">Il faut un seul navbar avec une option pour les groupes et une autre pour les personnes.</text:p>
      <text:h text:style-name="P213"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2"/>
      <text:p text:style-name="P63">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3"/>
      <text:h text:style-name="P214"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241" text:outline-level="4"><text:span text:style-name="T42">Avec</text:span> routage</text:h>
      <text:h text:style-name="P247"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47" text:outline-level="5">toto.php</text:h>
      <text:p text:style-name="P64">&lt;?php</text:p>
      <text:p text:style-name="P64"><text:span text:style-name="T30">echo </text:span><text:span text:style-name="T8">"in /toto.php\n"</text:span><text:span text:style-name="T30">;</text:span></text:p>
      <text:h text:style-name="P247" text:outline-level="5">Dans le navigateur</text:h>
      <text:p text:style-name="P65"><draw:frame draw:style-name="fr2" draw:name="Image4" text:anchor-type="as-char" svg:width="8.932cm" svg:height="1.432cm" draw:z-index="4"><draw:image xlink:href="Pictures/10000001000001DA0000004C9272BB14.png" xlink:type="simple" xlink:show="embed" xlink:actuate="onLoad" draw:mime-type="image/png"/></draw:frame></text:p>
      <text:p text:style-name="P65"><draw:frame draw:style-name="fr2" draw:name="Image5" text:anchor-type="as-char" svg:width="8.878cm" svg:height="1.423cm" draw:z-index="5"><draw:image xlink:href="Pictures/10000001000001DA0000004C9272BB14.png" xlink:type="simple" xlink:show="embed" xlink:actuate="onLoad" draw:mime-type="image/png"/></draw:frame></text:p>
      <text:p text:style-name="P65"><draw:frame draw:style-name="fr2" draw:name="Image6" text:anchor-type="as-char" svg:width="8.894cm" svg:height="2.738cm" draw:z-index="6"><draw:image xlink:href="Pictures/10000001000001E400000095C435898D.png" xlink:type="simple" xlink:show="embed" xlink:actuate="onLoad" draw:mime-type="image/png"/></draw:frame></text:p>
      <text:p text:style-name="P65"><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5"><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47"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215"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6"/>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216" text:outline-level="3">Afficher les images dans la navbar</text:h>
      <text:p text:style-name="P86">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86">je souhaiterais voir des images aux extrémité<text:span text:style-name="T43">s</text:span> de la navbar, mais c'est le texte des « alt » qui apparaît.</text:p>
      <text:p text:style-name="P86">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86">le code se trouve dans le fichier app/views/navbarUser.latte.</text:p>
      <text:p text:style-name="P86">Celui-ci est inclus dans le fichier app/views/user/layout.latte </text:p>
      <text:p text:style-name="P86">Le fichier app/views/user/home.latte « extends » celui-ci. Il est utilis<text:span text:style-name="T43">é</text:span> dans le fichier app/controllers/userController.php qui utilise le code suivant :</text:p>
      <text:p text:style-name="Code">echo $this→latte→render('app/views/user/home.latte');</text:p>
      <text:p text:style-name="P86"/>
      <text:h text:style-name="P217" text:outline-level="3">Afficher une navbar avec des images</text:h>
      <text:p text:style-name="P68">J’utilise php/bootstrap/flight/latte.</text:p>
      <text:p text:style-name="P68">La structure de mon programme est :</text:p>
      <text:p text:style-name="P67">├── app</text:p>
      <text:p text:style-name="P67">│ <text:s text:c="2"/>├── controllers</text:p>
      <text:p text:style-name="P67">│ <text:s text:c="2"/>├── helpers</text:p>
      <text:p text:style-name="P67">│ <text:s text:c="2"/>│ <text:s text:c="2"/>└── database</text:p>
      <text:p text:style-name="P67">│ <text:s text:c="2"/>├── images</text:p>
      <text:p text:style-name="P67">│ <text:s text:c="2"/>└── views</text:p>
      <text:p text:style-name="P67">│ <text:s text:c="6"/>├── groups</text:p>
      <text:p text:style-name="P67">│ <text:s text:c="6"/>├── persons</text:p>
      <text:p text:style-name="P67">│ <text:s text:c="6"/>└── user</text:p>
      <text:p text:style-name="P68">Le fichier « index.php » <text:span text:style-name="T44">avec les routes </text:span>se trouve à la racine du site.</text:p>
      <text:p text:style-name="P68">La navbar s<text:span text:style-name="T44">e</text:span> trouve dans le fichier app/views/navbarUser.latte.</text:p>
      <text:p text:style-name="P68">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8"/>
      <text:p text:style-name="P68">Je veux afficher dans le «  navbar-brand » l’image app/images/agenda.png avec le lien « / »</text:p>
      <text:p text:style-name="P68">Je veux une option « groups » avec le lien /groups.</text:p>
      <text:p text:style-name="P68">Je veux une option «users» avec le lien /users.</text:p>
      <text:p text:style-name="P68">En dernière option je veux l’image l’image app/images/anonymour.png avec le lien « /signIn »</text:p>
      <text:h text:style-name="P218" text:outline-level="3">Interface</text:h>
      <text:p text:style-name="P69"><text:span text:style-name="T45">Dans une web app qui utilise</text:span> php/bootstrap/flight/latte/<text:span text:style-name="T45">sqlite, nous avons cette structure :</text:span></text:p>
      <text:p text:style-name="P87">├── app</text:p>
      <text:p text:style-name="P87"><text:soft-page-break/>│ <text:s text:c="2"/>├── controllers</text:p>
      <text:p text:style-name="P87">│ <text:s text:c="2"/>├── helpers</text:p>
      <text:p text:style-name="P87">│ <text:s text:c="2"/>│ <text:s text:c="2"/>└── database</text:p>
      <text:p text:style-name="P87">│ <text:s text:c="2"/>├── images</text:p>
      <text:p text:style-name="P87">│ <text:s text:c="2"/>└── views</text:p>
      <text:p text:style-name="P87">│ <text:s text:c="6"/>├── groups</text:p>
      <text:p text:style-name="P87">│ <text:s text:c="6"/>├── persons</text:p>
      <text:p text:style-name="P88">Pour chaque entité principale de la base de donnée, nous avons un CRUD.</text:p>
      <text:p text:style-name="P88">Les contrôleurs et vues pour les entités group, et person existent déjà.</text:p>
      <text:p text:style-name="P88">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88"/>
      <text:p text:style-name="P88">J’aimerais créer un template et une interface afin que les autres entités à créer suivent exactement le même modèle.</text:p>
      <text:h text:style-name="P219" text:outline-level="3">Les pratiques numériques de BNW</text:h>
      <text:p text:style-name="P89">Notre association de marche nordique propose de nombreux évènements. Sortie marche nordique, participation à des compétitions, rencontre avec d’autres clubs…</text:p>
      <text:p text:style-name="P89">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89">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89"><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93">Nous avons donc décidé de faire une nouvelle application utilisable directement dans un navigateur internet. Celle-ci est donc utilisable depuis n’importe quel système (microsoft, apple, linux) et sur n’importe quel appareil (pc, tablette , smartphone).</text:p>
      <text:p text:style-name="P93">Les premiers objectifs de cette application sont :</text:p>
      <text:list text:style-name="L16">
        <text:list-item>
          <text:p text:style-name="P271">Permettre aux animateurs de récupérer les disponibilités des utilisateurs pour envoyer les invitations.</text:p>
        </text:list-item>
        <text:list-item>
          <text:p text:style-name="P271">Permettre aux utilisateurs de renseigner eux-mêmes leurs disponibilités</text:p>
        </text:list-item>
      </text:list>
      <text:p text:style-name="P94"><text:span text:style-name="T47">Avantage</text:span> : </text:p>
      <text:list text:style-name="L17">
        <text:list-item>
          <text:p text:style-name="P272"><text:span text:style-name="T47">L</text:span><text:span text:style-name="T46">es utilisateurs peuvent sélectionner leurs disponibilités par jour et par plage (matin, après midi, soir).</text:span></text:p>
        </text:list-item>
      </text:list>
      <text:p text:style-name="P95"/>
      <text:p text:style-name="P93">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93">Le courriel contient un lien qui conduit directement à l’évènement. Depuis celui-ci l’utilisateur peut s’inscrire et faire la mise à jour de son agenda personnel.</text:p>
      <text:p text:style-name="P95">Les </text:p>
      <text:p text:style-name="P94">Avantage<text:span text:style-name="T47">s</text:span> : </text:p>
      <text:list text:style-name="L18">
        <text:list-item>
          <text:p text:style-name="P273"><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274">Les adhérents peuvent mettre à jour un agenda autre que google, et non pas besoin de se créer une adresse gmail.</text:p>
        </text:list-item>
        <text:list-item>
          <text:p text:style-name="P275">Les évènements sont typés.</text:p>
        </text:list-item>
        <text:list-item>
          <text:p text:style-name="P275">L’application gère les autorisations et des groupes, ce qui permet de restreindre si nécessaire les invitations à certains groupes d’utilisateurs</text:p>
        </text:list-item>
      </text:list>
      <text:p text:style-name="P96"/>
      <text:p text:style-name="P95">Dans un troisième temps la gestion des articles du club passera par cette application. Actuellement le club utilise le CMS pluXml. </text:p>
      <text:p text:style-name="P95">Avantages :</text:p>
      <text:list text:style-name="L19">
        <text:list-item>
          <text:p text:style-name="P276"><text:span text:style-name="T47">Les articles seront typ</text:span><text:span text:style-name="T48">és et soumis aux autorisations, comme pour les évènements.</text:span></text:p>
        </text:list-item>
        <text:list-item>
          <text:p text:style-name="P277">Un système pour gérer les sondages pourra être attaché directement à un article.</text:p>
        </text:list-item>
      </text:list>
      <text:h text:style-name="Heading_20_4" text:outline-level="4"><text:soft-page-break/>Propositon ChatGPT</text:h>
      <text:h text:style-name="P220"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242" text:outline-level="4">Les pratiques numériques de BNW</text:h>
      <text:p text:style-name="P90">Notre association de marche nordique propose de nombreux évènements : sorties, participations à des compétitions, rencontres avec d'autres clubs...</text:p>
      <text:h text:style-name="P248" text:outline-level="5">Problématique actuelle</text:h>
      <text:p text:style-name="P90">Pour chaque évènement, une invitation Google Agenda est envoyée aux membres. Cela génère un grand nombre d'invitations, certaines tombant en dehors des disponibilités des adhérents.</text:p>
      <text:p text:style-name="P90">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90">Cependant, la charge de gestion a été répartie entre plusieurs animateurs, impliquant une mise à jour manuelle sur chaque installation. De plus, l'application n'ést pas compatible avec les ordinateurs Apple.</text:p>
      <text:h text:style-name="P248" text:outline-level="5">Une nouvelle application web</text:h>
      <text:p text:style-name="P90">Nous avons donc décidé de développer une nouvelle application accessible directement depuis un navigateur web. Cela la rend utilisable sur tous les systèmes (Windows, macOS, Linux) et sur tous les appareils (PC, tablette, smartphone).</text:p>
      <text:h text:style-name="P249" text:outline-level="6">Objectifs</text:h>
      <text:list text:style-name="L20">
        <text:list-item>
          <text:p text:style-name="P278">Permettre aux animateurs de récupérer les disponibilités des utilisateurs pour envoyer les invitations.</text:p>
        </text:list-item>
        <text:list-item>
          <text:p text:style-name="P278">Permettre aux utilisateurs de renseigner eux-mêmes leurs disponibilités.</text:p>
        </text:list-item>
      </text:list>
      <text:h text:style-name="P249" text:outline-level="6" text:is-list-header="true">Avantages</text:h>
      <text:list text:style-name="L21">
        <text:list-item>
          <text:p text:style-name="P279">Sélection des disponibilités par jour et par plage horaire (matin, après-midi, soir).</text:p>
        </text:list-item>
      </text:list>
      <text:h text:style-name="P248" text:outline-level="5" text:is-list-header="true">Une gestion simplifiée des évènements</text:h>
      <text:p text:style-name="P90">Dans une étape ultérieure, l'application remplacera totalement les invitations Google. Les évènements seront saisis directement dans l'application, et un lien sera envoyé aux adhérents intéressés.</text:p>
      <text:p text:style-name="P90">Le courriel contiendra un lien vers l'évènement permettant aux utilisateurs de s'inscrire et d'ajouter l'évènement à leur agenda personnel.</text:p>
      <text:h text:style-name="P249" text:outline-level="6">Avantages</text:h>
      <text:list text:style-name="L22">
        <text:list-item>
          <text:p text:style-name="P280">Choix des types d'évènements qui intéressent l'adhérent et possibilité de recevoir ou non une notification par e-mail.</text:p>
        </text:list-item>
        <text:list-item>
          <text:p text:style-name="P280">Compatibilité avec divers agendas autres que Google sans besoin de compte Gmail.</text:p>
        </text:list-item>
        <text:list-item>
          <text:p text:style-name="P280">Gestion des autorisations et des groupes pour restreindre les invitations.</text:p>
        </text:list-item>
      </text:list>
      <text:h text:style-name="P248" text:outline-level="5" text:is-list-header="true">Intégration de la gestion des articles du club</text:h>
      <text:p text:style-name="P90">Enfin, la gestion des articles du club passera par cette application, remplaçant le CMS actuel PluXml.</text:p>
      <text:h text:style-name="P249" text:outline-level="6"><text:soft-page-break/>Avantages</text:h>
      <text:list text:style-name="L23">
        <text:list-item>
          <text:p text:style-name="P281">Typage des articles et soumission aux autorisations, comme pour les évènements.</text:p>
        </text:list-item>
        <text:list-item>
          <text:p text:style-name="P281">Ajout d'un système de sondages directement attaché aux articles.</text:p>
        </text:list-item>
      </text:list>
      <text:p text:style-name="P90">Cette application vise à améliorer l'organisation et la gestion des activités de notre association en facilitant la communication et l'accessibilité pour tous les membres.</text:p>
      <text:h text:style-name="P248" text:outline-level="5">Un logiciel libre et adaptable</text:h>
      <text:p text:style-name="P97"><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221"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243"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44" text:outline-level="4">views/<text:span text:style-name="T53">user/</text:span><text:span text:style-name="T56">userL</text:span>ayout.latte :</text:h>
      <text:p text:style-name="P99">{<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243" text:outline-level="4">views/<text:span text:style-name="T53">user/</text:span><text:span text:style-name="T54">user</text:span>.latte :</text:h>
      <text:p text:style-name="P99">{<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45" text:outline-level="4">Affichage</text:h>
      <text:p text:style-name="Code">echo <text:span text:style-name="T2">$this</text:span>-&gt;latte-&gt;render(<text:span text:style-name="T7">'app/views/user/user.latte'</text:span>);</text:p>
      <text:p text:style-name="P101">=&gt; <text:span text:style-name="T55">les « li » Compte, Disponibilités, Préférences et Groupes n’apparaissent pas</text:span></text:p>
      <text:h text:style-name="P222"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3"/>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100">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100">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223" text:outline-level="3">Disponibilités</text:h>
      <text:p text:style-name="P102">Comment corriger cette erreur :</text:p>
      <text:p text:style-name="P103"><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04"/>
      <text:p text:style-name="P102">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102"/>
      <text:p text:style-name="P104"><text:span text:style-name="T58">avec </text:span><text:span text:style-name="T16">$currentAvailabilities</text:span><text:span text:style-name="T58"> = </text:span>array(1) { [0]=&gt; object(stdClass)#278 (1) { ["morning"]=&gt; string(2) "on" } } </text:p>
      <text:p text:style-name="P104"><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102"/>
      <text:h text:style-name="P224" text:outline-level="3">Préférences</text:h>
      <text:p text:style-name="P114">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14">On connaît IdPerson, on veut afficher tous les EventType qui ont un groupe en commun avec la personne identifiée par IdPerson.</text:p>
      <text:p text:style-name="P106">On veut pouvoir cocher chaque EventType, et lorsque un EventType est coché, on veut pouvoir cocher une autre coche lié à la disponibilité de la personne.</text:p>
      <text:p text:style-name="P110">Voici la structure <text:span text:style-name="T59">de l’application</text:span></text:p>
      <text:p text:style-name="P109">├── app</text:p>
      <text:p text:style-name="P109">│ <text:s text:c="2"/>├── controllers</text:p>
      <text:p text:style-name="P109">│ <text:s text:c="2"/>├── helpers</text:p>
      <text:p text:style-name="P109">│ <text:s text:c="2"/>│ <text:s text:c="2"/>└── database</text:p>
      <text:p text:style-name="P109">│ <text:s text:c="2"/>├── images</text:p>
      <text:p text:style-name="P109">│ <text:s text:c="2"/>└── views</text:p>
      <text:p text:style-name="P109">│ <text:s text:c="6"/>├── groups</text:p>
      <text:p text:style-name="P109">│ <text:s text:c="6"/>├── persons</text:p>
      <text:p text:style-name="P105">│ <text:s text:c="6"/>└── user</text:p>
      <text:p text:style-name="P106">On veut créer app/views/user/preferences.latte en utilisant PHP, Bootstrap, flightphp, latte</text:p>
      <text:p text:style-name="P106">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11">$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225" text:outline-level="3">Groupes</text:h>
      <text:p text:style-name="P115">Avec ces tables :</text:p>
      <text:p text:style-name="P112">CREATE TABLE "Group" (</text:p>
      <text:p text:style-name="P112"><text:tab/>"Id"<text:tab/>INTEGER,</text:p>
      <text:p text:style-name="P112"><text:tab/>"Name"<text:tab/>TEXT NOT NULL,</text:p>
      <text:p text:style-name="P112"><text:tab/>"Inactivated"<text:tab/>INTEGER NOT NULL DEFAULT 0,</text:p>
      <text:p text:style-name="P112"><text:tab/>"SelfRegistration"<text:tab/>INTEGER NOT NULL DEFAULT 0,</text:p>
      <text:p text:style-name="P112"><text:tab/>PRIMARY KEY("Id")</text:p>
      <text:p text:style-name="P112">);</text:p>
      <text:p text:style-name="P112">CREATE TABLE "PersonGroup" (</text:p>
      <text:p text:style-name="P112"><text:tab/>"Id"<text:tab/>INTEGER,</text:p>
      <text:p text:style-name="P112"><text:tab/>"IdPerson"<text:tab/>INTEGER NOT NULL,</text:p>
      <text:p text:style-name="P112"><text:tab/>"IdGroup"<text:tab/>INTEGER NOT NULL,</text:p>
      <text:p text:style-name="P112"><text:tab/>FOREIGN KEY("IdPerson") REFERENCES "Person"("Id"),</text:p>
      <text:p text:style-name="P112"><text:tab/>FOREIGN KEY("IdGroup") REFERENCES "Group"("Id"),</text:p>
      <text:p text:style-name="P112"><text:tab/>PRIMARY KEY("Id")</text:p>
      <text:p text:style-name="P112">);</text:p>
      <text:p text:style-name="P115">On connaît IdPerson, on veut <text:span text:style-name="T60">pouvoir ajouter à la personne les groupes avec SelfRegistration == 1</text:span>.</text:p>
      <text:p text:style-name="P113">Voici la structure <text:span text:style-name="T59">de l’application</text:span></text:p>
      <text:p text:style-name="P112">├── app</text:p>
      <text:p text:style-name="P112">│ <text:s text:c="2"/>├── controllers</text:p>
      <text:p text:style-name="P112">│ <text:s text:c="2"/>├── helpers</text:p>
      <text:p text:style-name="P112">│ <text:s text:c="2"/>│ <text:s text:c="2"/>└── database</text:p>
      <text:p text:style-name="P112">│ <text:s text:c="2"/>├── images</text:p>
      <text:p text:style-name="P112">│ <text:s text:c="2"/>└── views</text:p>
      <text:p text:style-name="P112">│ <text:s text:c="6"/>├── groups</text:p>
      <text:p text:style-name="P112">│ <text:s text:c="6"/>├── persons</text:p>
      <text:p text:style-name="P107">│ <text:s text:c="6"/>└── user</text:p>
      <text:p text:style-name="P108">On veut créer app/views/user/<text:span text:style-name="T60">groups</text:span>.latte en utilisant PHP, Bootstrap, flightphp, latte</text:p>
      <text:p text:style-name="P108">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226" text:outline-level="3">Emojis</text:h>
      <text:p text:style-name="P116">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16">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16">Il faudrait afficher la liste des emoji sous forme d’images plutôt que « emoji &lt;nom du fichier&gt; »</text:p>
      <text:h text:style-name="P227" text:outline-level="3">Bêta-testeur</text:h>
      <text:p text:style-name="P120">Faire la synthèse de ces courriels. Celle-ci sera affiché dans un texte d’aide de l’application pour inciter les utilisateurs à s’inscrire au groupe bêta-testeur</text:p>
      <text:p text:style-name="P118"><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91"><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19"/>
      <text:p text:style-name="P92">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98"><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91"><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19"/>
      <text:p text:style-name="P117">Une séance de test typique</text:p>
      <text:p text:style-name="P117"><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83">Inscrivez-vous et testez les fonctionnalités en avant-première.</text:p>
        </text:list-item>
        <text:list-item>
          <text:p text:style-name="P283">Identifiez les bugs et partagez-les avec nous (captures d’écran + étapes pour reproduire l’erreur).</text:p>
        </text:list-item>
        <text:list-item>
          <text:p text:style-name="P282">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85">Annonce des tests en cours</text:p>
        </text:list-item>
        <text:list-item>
          <text:p text:style-name="P285">Sessions de test individuelles (selon votre disponibilité)</text:p>
        </text:list-item>
        <text:list-item>
          <text:p text:style-name="P284">Analyse collective des retours et intégration des améliorations</text:p>
        </text:list-item>
      </text:list>
      <text:p text:style-name="Text_20_body"><text:soft-page-break/>Prêt à relever le défi et à façonner une application qui vous ressemble ? Rejoignez-nous dès maintenant ! 🚀</text:p>
      <text:h text:style-name="P228" text:outline-level="3">Liste paginé avec filtre</text:h>
      <text:p text:style-name="P122">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22">On veut pouvoir afficher les informations page par page avec la possibilité de filtrer sur certaines colonnes de la table.</text:p>
      <text:p text:style-name="P70"><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21">├── app</text:p>
      <text:p text:style-name="P121">│ <text:s text:c="2"/>├── controllers</text:p>
      <text:p text:style-name="P121">│ <text:s text:c="2"/>├── helpers</text:p>
      <text:p text:style-name="P121">│ <text:s text:c="2"/>│ <text:s text:c="2"/>└── database</text:p>
      <text:p text:style-name="P121">│ <text:s text:c="2"/>├── images</text:p>
      <text:p text:style-name="P121">│ <text:s text:c="2"/>└── views</text:p>
      <text:p text:style-name="P121">│ <text:s text:c="6"/>├── groups</text:p>
      <text:p text:style-name="P121">│ <text:s text:c="6"/>├── persons</text:p>
      <text:h text:style-name="P229" text:outline-level="3">Liste de groupes avec leurs autorisations</text:h>
      <text:p text:style-name="P123">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23">Écrire la requête SQL pour Sqlite pour avoir le nom des groupes et leurs autorisations concaténées dans un champ et séparé par des virgules </text:p>
      <text:h text:style-name="P230" text:outline-level="3">Inscrire les personnes dans des groupes</text:h>
      <text:p text:style-name="P124">Avec ces tables</text:p>
      <text:p text:style-name="P125">CREATE TABLE "Group" (</text:p>
      <text:p text:style-name="P125"><text:tab/>"Id"<text:tab/>INTEGER,</text:p>
      <text:p text:style-name="P125"><text:tab/>"Name"<text:tab/>TEXT NOT NULL,</text:p>
      <text:p text:style-name="P125"><text:tab/>"Inactivated"<text:tab/>INTEGER NOT NULL DEFAULT 0,</text:p>
      <text:p text:style-name="P125"><text:tab/>"SelfRegistration"<text:tab/>INTEGER NOT NULL DEFAULT 0,</text:p>
      <text:p text:style-name="P125"><text:tab/>PRIMARY KEY("Id")</text:p>
      <text:p text:style-name="P125">);</text:p>
      <text:p text:style-name="P125">CREATE TABLE "PersonGroup" (</text:p>
      <text:p text:style-name="P125"><text:tab/>"Id"<text:tab/>INTEGER,</text:p>
      <text:p text:style-name="P125"><text:tab/>"IdPerson"<text:tab/>INTEGER NOT NULL,</text:p>
      <text:p text:style-name="P125"><text:tab/>"IdGroup"<text:tab/>INTEGER NOT NULL,</text:p>
      <text:p text:style-name="P125"><text:tab/>FOREIGN KEY("IdPerson") REFERENCES "Person"("Id"),</text:p>
      <text:p text:style-name="P125"><text:tab/>FOREIGN KEY("IdGroup") REFERENCES "Group"("Id"),</text:p>
      <text:p text:style-name="P125"><text:tab/>PRIMARY KEY("Id")</text:p>
      <text:p text:style-name="P125">);</text:p>
      <text:p text:style-name="P125">CREATE TABLE "Person" (</text:p>
      <text:p text:style-name="P125"><text:tab/>"Id"<text:tab/>INTEGER,</text:p>
      <text:p text:style-name="P125"><text:tab/>"Email"<text:tab/>TEXT NOT NULL UNIQUE,</text:p>
      <text:p text:style-name="P125"><text:tab/>"Password"<text:tab/>TEXT,</text:p>
      <text:p text:style-name="P125"><text:tab/>"FirstName"<text:tab/>TEXT NOT NULL,</text:p>
      <text:p text:style-name="P125"><text:tab/>"LastName"<text:tab/>TEXT NOT NULL,</text:p>
      <text:p text:style-name="P125"><text:tab/>"NickName"<text:tab/>TEXT,</text:p>
      <text:p text:style-name="P125"><text:tab/>"Avatar"<text:tab/>TEXT,</text:p>
      <text:p text:style-name="P125"><text:tab/>"UseGravatar"<text:tab/>TEXT NOT NULL DEFAULT 'no',</text:p>
      <text:p text:style-name="P125"><text:tab/>"Token"<text:tab/>TEXT,</text:p>
      <text:p text:style-name="P125"><text:tab/>"TokenCreatedAt"<text:tab/>TEXT,</text:p>
      <text:p text:style-name="P125"><text:tab/>"Availabilities"<text:tab/>TEXT,</text:p>
      <text:p text:style-name="P125"><text:tab/>"Preferences"<text:tab/>TEXT,</text:p>
      <text:p text:style-name="P125"><text:tab/>"Imported"<text:tab/>INTEGER NOT NULL DEFAULT 0,</text:p>
      <text:p text:style-name="P125"><text:tab/>"Inactivated"<text:tab/>INTEGER NOT NULL DEFAULT 0,</text:p>
      <text:p text:style-name="P125"><text:tab/>"Phone"<text:tab/>TEXT,</text:p>
      <text:p text:style-name="P125"><text:tab/>PRIMARY KEY("Id")</text:p>
      <text:p text:style-name="P125">);</text:p>
      <text:p text:style-name="P125">CREATE TABLE "GroupAuthorization" (</text:p>
      <text:p text:style-name="P125"><text:tab/>"Id"<text:tab/>INTEGER,</text:p>
      <text:p text:style-name="P125"><text:tab/>"IdGroup"<text:tab/>INTEGER NOT NULL,</text:p>
      <text:p text:style-name="P125"><text:tab/>"IdAuthorization"<text:tab/>INTEGER NOT NULL,</text:p>
      <text:p text:style-name="P125"><text:tab/>FOREIGN KEY("IdGroup") REFERENCES "Group"("Id"),</text:p>
      <text:p text:style-name="P125"><text:tab/>FOREIGN KEY("IdAuthorization") REFERENCES "Authorization"("Id"),</text:p>
      <text:p text:style-name="P125"><text:tab/>PRIMARY KEY("Id")</text:p>
      <text:p text:style-name="P125">);</text:p>
      <text:p text:style-name="P71"><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25">├── app</text:p>
      <text:p text:style-name="P125">│   ├── controllers</text:p>
      <text:p text:style-name="P125">│   ├── helpers</text:p>
      <text:p text:style-name="P125"><text:soft-page-break/>│   │   └── database</text:p>
      <text:p text:style-name="P125">│   ├── images</text:p>
      <text:p text:style-name="P125">│   └── views</text:p>
      <text:p text:style-name="P125">│   <text:s text:c="4"/>├── admin</text:p>
      <text:p text:style-name="P125">│   <text:s text:c="4"/>├── groups</text:p>
      <text:p text:style-name="P125">│   <text:s text:c="4"/>├── logs</text:p>
      <text:p text:style-name="P125">│   <text:s text:c="4"/>├── navbar</text:p>
      <text:p text:style-name="P125">│   <text:s text:c="4"/>├── persons</text:p>
      <text:p text:style-name="P125">│   <text:s text:c="4"/>└── user</text:p>
      <text:p text:style-name="P126">2 variables booléennes $isWebmaster et $isPersonManager permettent respectivement d’inscrire les personnes dans des groupes avec autorisations ou sans autorisation.</text:p>
      <text:p text:style-name="P126">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231" text:outline-level="3">Get emails</text:h>
      <text:p text:style-name="P72"><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29">├── app</text:p>
      <text:p text:style-name="P129">│   ├── controllers</text:p>
      <text:p text:style-name="P129">│   ├── helpers</text:p>
      <text:p text:style-name="P129">│   │   └── database</text:p>
      <text:p text:style-name="P129">│   ├── images</text:p>
      <text:p text:style-name="P129">│   └── views</text:p>
      <text:p text:style-name="P129">│   <text:s text:c="4"/>├── admin</text:p>
      <text:p text:style-name="P129">│   <text:s text:c="4"/>├── ...</text:p>
      <text:p text:style-name="P129">│   <text:s text:c="4"/>└── user</text:p>
      <text:p text:style-name="P132">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47">Avec ce<text:span text:style-name="T65">s</text:span> table<text:span text:style-name="T65">s</text:span> :</text:p>
      <text:p text:style-name="P129">CREATE TABLE "Person" (</text:p>
      <text:p text:style-name="P129"><text:tab/>"Id"<text:tab/>INTEGER,</text:p>
      <text:p text:style-name="P129"><text:tab/>"Email"<text:tab/>TEXT NOT NULL UNIQUE,</text:p>
      <text:p text:style-name="P129"><text:tab/>"Password"<text:tab/>TEXT,</text:p>
      <text:p text:style-name="P129"><text:tab/>"FirstName"<text:tab/>TEXT NOT NULL,</text:p>
      <text:p text:style-name="P129"><text:tab/>"LastName"<text:tab/>TEXT NOT NULL,</text:p>
      <text:p text:style-name="P129"><text:tab/>"NickName"<text:tab/>TEXT,</text:p>
      <text:p text:style-name="P129"><text:tab/>"Avatar"<text:tab/>TEXT,</text:p>
      <text:p text:style-name="P129"><text:soft-page-break/><text:tab/>"UseGravatar"<text:tab/>TEXT NOT NULL DEFAULT 'no',</text:p>
      <text:p text:style-name="P129"><text:tab/>"Token"<text:tab/>TEXT,</text:p>
      <text:p text:style-name="P129"><text:tab/>"TokenCreatedAt"<text:tab/>TEXT,</text:p>
      <text:p text:style-name="P129"><text:tab/>"Availabilities"<text:tab/>TEXT,</text:p>
      <text:p text:style-name="P129"><text:tab/>"Preferences"<text:tab/>TEXT,</text:p>
      <text:p text:style-name="P129"><text:tab/>"Imported"<text:tab/>INTEGER NOT NULL DEFAULT 0,</text:p>
      <text:p text:style-name="P129"><text:tab/>"Inactivated"<text:tab/>INTEGER NOT NULL DEFAULT 0,</text:p>
      <text:p text:style-name="P129"><text:tab/>"Phone"<text:tab/>TEXT,</text:p>
      <text:p text:style-name="P129"><text:tab/>PRIMARY KEY("Id")</text:p>
      <text:p text:style-name="P129">);</text:p>
      <text:p text:style-name="P129">CREATE TABLE "PersonGroup" (</text:p>
      <text:p text:style-name="P129"><text:tab/>"Id"<text:tab/>INTEGER,</text:p>
      <text:p text:style-name="P129"><text:tab/>"IdPerson"<text:tab/>INTEGER NOT NULL,</text:p>
      <text:p text:style-name="P129"><text:tab/>"IdGroup"<text:tab/>INTEGER NOT NULL,</text:p>
      <text:p text:style-name="P129"><text:tab/>FOREIGN KEY("IdPerson") REFERENCES "Person"("Id"),</text:p>
      <text:p text:style-name="P129"><text:tab/>FOREIGN KEY("IdGroup") REFERENCES "Group"("Id"),</text:p>
      <text:p text:style-name="P129"><text:tab/>PRIMARY KEY("Id")</text:p>
      <text:p text:style-name="P129">);</text:p>
      <text:p text:style-name="P129">CREATE TABLE "Group" (</text:p>
      <text:p text:style-name="P129"><text:tab/>"Id"<text:tab/>INTEGER,</text:p>
      <text:p text:style-name="P129"><text:tab/>"Name"<text:tab/>TEXT NOT NULL,</text:p>
      <text:p text:style-name="P129"><text:tab/>"Inactivated"<text:tab/>INTEGER NOT NULL DEFAULT 0,</text:p>
      <text:p text:style-name="P129"><text:tab/>"SelfRegistration"<text:tab/>INTEGER NOT NULL DEFAULT 0,</text:p>
      <text:p text:style-name="P129"><text:tab/>PRIMARY KEY("Id")</text:p>
      <text:p text:style-name="P129">);</text:p>
      <text:p text:style-name="P129">CREATE TABLE "EventType" (</text:p>
      <text:p text:style-name="P129"><text:tab/>"Id"<text:tab/>INTEGER,</text:p>
      <text:p text:style-name="P129"><text:tab/>"Name"<text:tab/>TEXT NOT NULL,</text:p>
      <text:p text:style-name="P129"><text:tab/>"Inactivated"<text:tab/>INTEGER NOT NULL DEFAULT 0,</text:p>
      <text:p text:style-name="P129"><text:tab/>PRIMARY KEY("Id")</text:p>
      <text:p text:style-name="P129">);</text:p>
      <text:p text:style-name="P147">On veut <text:span text:style-name="T66">récupérer les adresses email des personnes en fonctions des critères suivants :</text:span></text:p>
      <text:list text:style-name="L26">
        <text:list-item>
          <text:p text:style-name="P286"><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87"><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87"><text:span text:style-name="T66">Une combobos affiche les jours de la semaine. Si on en choisit un, </text:span><text:span text:style-name="T67">on affiche une combobox avec ‘’,’matin’,’après-midi’,’soir’</text:span></text:p>
        </text:list-item>
      </text:list>
      <text:p text:style-name="P158">Dans Person.Avaibilities nous avons :</text:p>
      <text:p text:style-name="P158">{"5":{"morning":"on"},"0":{"evening":"on"},"1":{"evening":"on"},"3":{"evening":"on"},"4":{"evening":"on"}}</text:p>
      <text:p text:style-name="P158">Pour une personne disponible le soir du lundi au vendredi sauf le mercredi. Et disponible également le samedi matin.</text:p>
      <text:p text:style-name="P158">Dans Person.Preférence nous avons :</text:p>
      <text:p text:style-name="P158">{"eventTypes":{"2":{"available":"on"},"1":{"enabled":"on","available":"on"},"3":{"enabled":"on"}}}</text:p>
      <text:p text:style-name="P158">Pour une personne intéressée par un évènement(2) uniquement si elle est disponible et un autre (3) sans restriction de disponibilité.</text:p>
      <text:p text:style-name="P158">Le bouton [Get emails] doit copier dans le presse-papier toutes les adresses concernées</text:p>
      <text:h text:style-name="P232" text:outline-level="3"><text:soft-page-break/>Les utilisateurs dans les groupes</text:h>
      <text:p text:style-name="P73"><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59">├── app</text:p>
      <text:p text:style-name="P159">│   ├── controllers</text:p>
      <text:p text:style-name="P159">│   ├── helpers</text:p>
      <text:p text:style-name="P159">│   │   └── database</text:p>
      <text:p text:style-name="P159">│   ├── images</text:p>
      <text:p text:style-name="P159">│   └── views</text:p>
      <text:p text:style-name="P159">│   <text:s text:c="4"/>├── admin</text:p>
      <text:p text:style-name="P159">│   <text:s text:c="4"/>├── ...</text:p>
      <text:p text:style-name="P159">│   <text:s text:c="4"/>└── user</text:p>
      <text:p text:style-name="P133">Les contrôleurs héritent de</text:p>
      <text:p text:style-name="P159"><text:span text:style-name="T2">abstract</text:span> <text:span text:style-name="T2">class</text:span> BaseController</text:p>
      <text:p text:style-name="P159">{</text:p>
      <text:p text:style-name="P159"><text:span text:style-name="T2">protected</text:span> PDO $pdo;</text:p>
      <text:p text:style-name="P159"><text:span text:style-name="T2">protected</text:span> $fluent;</text:p>
      <text:p text:style-name="P159"><text:span text:style-name="T2">protected</text:span> Engine $flight;</text:p>
      <text:p text:style-name="P159"><text:span text:style-name="T2">protected</text:span> $latte;</text:p>
      <text:p text:style-name="P159"><text:span text:style-name="T2">protected</text:span> Application $application;</text:p>
      <text:p text:style-name="P159"><text:span text:style-name="T2">protected</text:span> Params $params;</text:p>
      <text:p text:style-name="P159"><text:span text:style-name="T2">protected</text:span> $authorizations;</text:p>
      <text:p text:style-name="P159"/>
      <text:p text:style-name="P159"><text:span text:style-name="T2">public</text:span> <text:span text:style-name="T2">function</text:span> __construct(PDO $pdo, Engine $flight)</text:p>
      <text:p text:style-name="P159">{</text:p>
      <text:p text:style-name="P159"><text:span text:style-name="T2">$this</text:span>-&gt;pdo = $pdo;</text:p>
      <text:p text:style-name="P159"><text:span text:style-name="T2">$this</text:span>-&gt;fluent = <text:span text:style-name="T2">new</text:span> \Envms\FluentPDO\Query($pdo);</text:p>
      <text:p text:style-name="P159"><text:span text:style-name="T2">$this</text:span>-&gt;flight = $flight;</text:p>
      <text:p text:style-name="P159"><text:span text:style-name="T2">$this</text:span>-&gt;latte = <text:span text:style-name="T2">new</text:span> LatteEngine();</text:p>
      <text:p text:style-name="P159">...</text:p>
      <text:p text:style-name="P160"><text:span text:style-name="T64">Avec ce</text:span><text:span text:style-name="T65">s</text:span><text:span text:style-name="T64"> table</text:span><text:span text:style-name="T65">s</text:span><text:span text:style-name="T64"> :</text:span></text:p>
      <text:p text:style-name="P159">CREATE TABLE "PersonGroup" (</text:p>
      <text:p text:style-name="P159"><text:tab/>"Id"<text:tab/>INTEGER,</text:p>
      <text:p text:style-name="P159"><text:tab/>"IdPerson"<text:tab/>INTEGER NOT NULL,</text:p>
      <text:p text:style-name="P159"><text:tab/>"IdGroup"<text:tab/>INTEGER NOT NULL,</text:p>
      <text:p text:style-name="P159"><text:tab/>FOREIGN KEY("IdPerson") REFERENCES "Person"("Id"),</text:p>
      <text:p text:style-name="P159"><text:tab/>FOREIGN KEY("IdGroup") REFERENCES "Group"("Id"),</text:p>
      <text:p text:style-name="P159"><text:tab/>PRIMARY KEY("Id")</text:p>
      <text:p text:style-name="P159">);</text:p>
      <text:p text:style-name="P148">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62">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61"><text:span text:style-name="T32">{</text:span><text:span text:style-name="T4">/</text:span><text:span text:style-name="T5">block</text:span><text:span text:style-name="T32">}</text:span></text:p>
      <text:h text:style-name="Heading_20_3" text:outline-level="3"><text:soft-page-break/>DbBrowser controller</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5">├── app</text:p>
      <text:p text:style-name="P165">│   ├── controllers</text:p>
      <text:p text:style-name="P165">│   ├── helpers</text:p>
      <text:p text:style-name="P165">│   │   └── database</text:p>
      <text:p text:style-name="P165">│   ├── images</text:p>
      <text:p text:style-name="P165">│   └── views</text:p>
      <text:p text:style-name="P165">│   <text:s text:c="4"/>├── admin</text:p>
      <text:p text:style-name="P165">│   <text:s text:c="4"/>├── groups</text:p>
      <text:p text:style-name="P165">│   <text:s text:c="4"/>├── logs</text:p>
      <text:p text:style-name="P165">│   <text:s text:c="4"/>├── navbar</text:p>
      <text:p text:style-name="P165">│   <text:s text:c="4"/>├── persons</text:p>
      <text:p text:style-name="P165">│   <text:s text:c="4"/>└── user</text:p>
      <text:p text:style-name="P135">Les contrôleurs héritent de</text:p>
      <text:p text:style-name="P165"><text:span text:style-name="T2">abstract</text:span> <text:span text:style-name="T2">class</text:span> BaseController</text:p>
      <text:p text:style-name="P165">{</text:p>
      <text:p text:style-name="P165"><text:span text:style-name="T2">protected</text:span> PDO $pdo;</text:p>
      <text:p text:style-name="P165"><text:span text:style-name="T2">protected</text:span> $fluent;</text:p>
      <text:p text:style-name="P165"><text:span text:style-name="T2">protected</text:span> Engine $flight;</text:p>
      <text:p text:style-name="P165"><text:span text:style-name="T2">protected</text:span> $latte;</text:p>
      <text:p text:style-name="P165"><text:span text:style-name="T2">protected</text:span> Application $application;</text:p>
      <text:p text:style-name="P165"><text:span text:style-name="T2">protected</text:span> Params $params;</text:p>
      <text:p text:style-name="P165"><text:span text:style-name="T2">protected</text:span> $authorizations;</text:p>
      <text:p text:style-name="P165"/>
      <text:p text:style-name="P165"><text:span text:style-name="T2">public</text:span> <text:span text:style-name="T2">function</text:span> __construct(PDO $pdo, Engine $flight)</text:p>
      <text:p text:style-name="P165">{</text:p>
      <text:p text:style-name="P165"><text:span text:style-name="T2">$this</text:span>-&gt;pdo = $pdo;</text:p>
      <text:p text:style-name="P165"><text:span text:style-name="T2">$this</text:span>-&gt;fluent = <text:span text:style-name="T2">new</text:span> \Envms\FluentPDO\Query($pdo);</text:p>
      <text:p text:style-name="P165"><text:span text:style-name="T2">$this</text:span>-&gt;flight = $flight;</text:p>
      <text:p text:style-name="P165"><text:span text:style-name="T2">$this</text:span>-&gt;latte = <text:span text:style-name="T2">new</text:span> LatteEngine();</text:p>
      <text:p text:style-name="P165">...</text:p>
      <text:p text:style-name="P166">On veut pouvoir créer, lire, modifier et supprimer des enregistrements dans toutes les tables de la base de données. On utilise l’introspection pour avoir la liste des tables.</text:p>
      <text:p text:style-name="P166">Une combobox présente la liste des tables de la base de données.</text:p>
      <text:p text:style-name="P166">La sélection d’une table affiche toutes les colonnes de la table. Au bout de chaque ligne un bouton permet de modifier un supprimer l’enregistrement. Au dessus de la table un bouton permet d’ajouter un nouvel enregistrement.</text:p>
      <text:p text:style-name="P166">L’affichage se fait par page de 10 enregistrements.</text:p>
      <text:p text:style-name="P166">Des filtres sur toutes les colonnes permettent de filtrer.</text:p>
      <text:h text:style-name="Heading_20_3" text:outline-level="3">Stat</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7">├── app</text:p>
      <text:p text:style-name="P167">│   ├── controllers</text:p>
      <text:p text:style-name="P167">│   ├── helpers</text:p>
      <text:p text:style-name="P167">│   │   └── database</text:p>
      <text:p text:style-name="P167">│   ├── images</text:p>
      <text:p text:style-name="P167">│   └── views</text:p>
      <text:p text:style-name="P167">│   <text:s text:c="4"/>├── admin</text:p>
      <text:p text:style-name="P167"><text:soft-page-break/>│   <text:s text:c="4"/>├── groups</text:p>
      <text:p text:style-name="P167">│   <text:s text:c="4"/>├── logs</text:p>
      <text:p text:style-name="P167">│   <text:s text:c="4"/>├── navbar</text:p>
      <text:p text:style-name="P167">│   <text:s text:c="4"/>├── persons</text:p>
      <text:p text:style-name="P167">│   <text:s text:c="4"/>└── user</text:p>
      <text:p text:style-name="P136">Les contrôleurs héritent de</text:p>
      <text:p text:style-name="P167"><text:span text:style-name="T2">abstract</text:span> <text:span text:style-name="T2">class</text:span> BaseController</text:p>
      <text:p text:style-name="P167">{</text:p>
      <text:p text:style-name="P167"><text:span text:style-name="T2">protected</text:span> PDO $pdo;</text:p>
      <text:p text:style-name="P167"><text:span text:style-name="T2">protected</text:span> $fluent;</text:p>
      <text:p text:style-name="P167"><text:span text:style-name="T2">protected</text:span> Engine $flight;</text:p>
      <text:p text:style-name="P167"><text:span text:style-name="T2">protected</text:span> $latte;</text:p>
      <text:p text:style-name="P167"><text:span text:style-name="T2">protected</text:span> Application $application;</text:p>
      <text:p text:style-name="P167"><text:span text:style-name="T2">protected</text:span> Params $params;</text:p>
      <text:p text:style-name="P167"><text:span text:style-name="T2">protected</text:span> $authorizations;</text:p>
      <text:p text:style-name="P167"/>
      <text:p text:style-name="P167"><text:span text:style-name="T2">public</text:span> <text:span text:style-name="T2">function</text:span> __construct(PDO $pdo, Engine $flight)</text:p>
      <text:p text:style-name="P167">{</text:p>
      <text:p text:style-name="P167"><text:span text:style-name="T2">$this</text:span>-&gt;pdo = $pdo;</text:p>
      <text:p text:style-name="P167"><text:span text:style-name="T2">$this</text:span>-&gt;fluent = <text:span text:style-name="T2">new</text:span> \Envms\FluentPDO\Query($pdo);</text:p>
      <text:p text:style-name="P167"><text:span text:style-name="T2">$this</text:span>-&gt;flight = $flight;</text:p>
      <text:p text:style-name="P167"><text:span text:style-name="T2">$this</text:span>-&gt;latte = <text:span text:style-name="T2">new</text:span> LatteEngine();</text:p>
      <text:p text:style-name="P167">...</text:p>
      <text:p text:style-name="P150">Avec ce<text:span text:style-name="T73">tte</text:span> table :</text:p>
      <text:p text:style-name="P167">CREATE TABLE "Log" (</text:p>
      <text:p text:style-name="P167"><text:tab/>"Id"<text:tab/>INTEGER,</text:p>
      <text:p text:style-name="P167"><text:tab/>"IpAddress"<text:tab/>TEXT,</text:p>
      <text:p text:style-name="P167"><text:tab/>"Referer"<text:tab/>TEXT,</text:p>
      <text:p text:style-name="P167"><text:tab/>"Os"<text:tab/>TEXT,</text:p>
      <text:p text:style-name="P167"><text:tab/>"Browser"<text:tab/>TEXT,</text:p>
      <text:p text:style-name="P167"><text:tab/>"ScreenResolution"<text:tab/>TEXT,</text:p>
      <text:p text:style-name="P167"><text:tab/>"Type"<text:tab/>TEXT,</text:p>
      <text:p text:style-name="P167"><text:tab/>"Uri"<text:tab/>TEXT,</text:p>
      <text:p text:style-name="P167"><text:tab/>"Token"<text:tab/>TEXT,</text:p>
      <text:p text:style-name="P167"><text:tab/>"Who"<text:tab/>TEXT,</text:p>
      <text:p text:style-name="P167"><text:tab/>"CreatedAt"<text:tab/>TEXT NOT NULL DEFAULT current_timestamp,</text:p>
      <text:p text:style-name="P167"><text:tab/>"Code"<text:tab/>TEXT,</text:p>
      <text:p text:style-name="P167"><text:tab/>"Message"<text:tab/>TEXT,</text:p>
      <text:p text:style-name="P167"><text:tab/>PRIMARY KEY("Id")</text:p>
      <text:p text:style-name="P167">);</text:p>
      <text:p text:style-name="P150">On veut <text:span text:style-name="T73">un graphique résumant les visiteurs du site.</text:span></text:p>
      <text:p text:style-name="P168">On veut pourvoir faire des regroupements par jour, semaine, mois et année.</text:p>
      <text:p text:style-name="P168">On affiche toujours 13 périodes quel que soit le regroupement. Les 13 derniers jours, les 13 dernières semaines, les 13 derniers mois …</text:p>
      <text:p text:style-name="P168">On veut pourvoir se déplacer sur les périodes avec des boutons « &lt;&lt; » « &lt; » « &gt; » « &gt;&gt; »</text:p>
      <text:p text:style-name="P168">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9">├── app</text:p>
      <text:p text:style-name="P169"><text:soft-page-break/>│   ├── controllers</text:p>
      <text:p text:style-name="P169">│   ├── helpers</text:p>
      <text:p text:style-name="P169">│   │   └── database</text:p>
      <text:p text:style-name="P169">│   ├── images</text:p>
      <text:p text:style-name="P169">│   └── views</text:p>
      <text:p text:style-name="P169">│   <text:s text:c="4"/>├── admin</text:p>
      <text:p text:style-name="P169">│   <text:s text:c="4"/>├── groups</text:p>
      <text:p text:style-name="P169">│   <text:s text:c="4"/>├── logs</text:p>
      <text:p text:style-name="P169">│   <text:s text:c="4"/>├── navbar</text:p>
      <text:p text:style-name="P169">│   <text:s text:c="4"/>├── persons</text:p>
      <text:p text:style-name="P169">│   <text:s text:c="4"/>└── user</text:p>
      <text:p text:style-name="P137">Les contrôleurs héritent de</text:p>
      <text:p text:style-name="P169"><text:span text:style-name="T2">abstract</text:span> <text:span text:style-name="T2">class</text:span> BaseController</text:p>
      <text:p text:style-name="P169">{</text:p>
      <text:p text:style-name="P169"><text:span text:style-name="T2">protected</text:span> PDO $pdo;</text:p>
      <text:p text:style-name="P169"><text:span text:style-name="T2">protected</text:span> $fluent;</text:p>
      <text:p text:style-name="P169"><text:span text:style-name="T2">protected</text:span> Engine $flight;</text:p>
      <text:p text:style-name="P169"><text:span text:style-name="T2">protected</text:span> $latte;</text:p>
      <text:p text:style-name="P169"><text:span text:style-name="T2">protected</text:span> Application $application;</text:p>
      <text:p text:style-name="P169"><text:span text:style-name="T2">protected</text:span> Params $params;</text:p>
      <text:p text:style-name="P169"><text:span text:style-name="T2">protected</text:span> $authorizations;</text:p>
      <text:p text:style-name="P169"/>
      <text:p text:style-name="P169"><text:span text:style-name="T2">public</text:span> <text:span text:style-name="T2">function</text:span> __construct(PDO $pdo, Engine $flight)</text:p>
      <text:p text:style-name="P169">{</text:p>
      <text:p text:style-name="P169"><text:span text:style-name="T2">$this</text:span>-&gt;pdo = $pdo;</text:p>
      <text:p text:style-name="P169"><text:span text:style-name="T2">$this</text:span>-&gt;fluent = <text:span text:style-name="T2">new</text:span> \Envms\FluentPDO\Query($pdo);</text:p>
      <text:p text:style-name="P169"><text:span text:style-name="T2">$this</text:span>-&gt;flight = $flight;</text:p>
      <text:p text:style-name="P169"><text:span text:style-name="T2">$this</text:span>-&gt;latte = <text:span text:style-name="T2">new</text:span> LatteEngine();</text:p>
      <text:p text:style-name="P169">...</text:p>
      <text:p text:style-name="P170"><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71">On veut un template commun qui puisse afficher de manière paginée un certain nombre de colonnes. On souhaite éventuellement ajouter des filtres. Liste de champ, si vide, pas de filtre.</text:p>
      <text:p text:style-name="P171">Les actions de base sont « éditer » « supprimer » plus des actions spécifiques. On doir aussi pouvoir ajouter des enregistrements. On veut pourvoir sélectionner les actions à afficher.</text:p>
      <text:h text:style-name="P233" text:outline-level="3">Les articles</text:h>
      <text:p text:style-name="P7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2">├── app</text:p>
      <text:p text:style-name="P172">│   ├── controllers</text:p>
      <text:p text:style-name="P172">│   ├── helpers</text:p>
      <text:p text:style-name="P172">│   │   └── database</text:p>
      <text:p text:style-name="P172">│   ├── images</text:p>
      <text:p text:style-name="P172">│   └── views</text:p>
      <text:p text:style-name="P172">│   <text:s text:c="4"/>├── admin</text:p>
      <text:p text:style-name="P172">│   <text:s text:c="4"/>├── groups</text:p>
      <text:p text:style-name="P172">│   <text:s text:c="4"/>├── logs</text:p>
      <text:p text:style-name="P172"><text:soft-page-break/>│   <text:s text:c="4"/>├── navbar</text:p>
      <text:p text:style-name="P172">│   <text:s text:c="4"/>├── persons</text:p>
      <text:p text:style-name="P172">│   <text:s text:c="4"/>└── user</text:p>
      <text:p text:style-name="P138">Les contrôleurs héritent de</text:p>
      <text:p text:style-name="P172"><text:span text:style-name="T2">abstract</text:span> <text:span text:style-name="T2">class</text:span> BaseController</text:p>
      <text:p text:style-name="P172">{</text:p>
      <text:p text:style-name="P172"><text:span text:style-name="T2">protected</text:span> PDO $pdo;</text:p>
      <text:p text:style-name="P172"><text:span text:style-name="T2">protected</text:span> $fluent;</text:p>
      <text:p text:style-name="P172"><text:span text:style-name="T2">protected</text:span> Engine $flight;</text:p>
      <text:p text:style-name="P172"><text:span text:style-name="T2">protected</text:span> $latte;</text:p>
      <text:p text:style-name="P172"><text:span text:style-name="T2">protected</text:span> Application $application;</text:p>
      <text:p text:style-name="P172"><text:span text:style-name="T2">protected</text:span> Params $params;</text:p>
      <text:p text:style-name="P172"><text:span text:style-name="T2">protected</text:span> $authorizations;</text:p>
      <text:p text:style-name="P172"/>
      <text:p text:style-name="P172"><text:span text:style-name="T2">public</text:span> <text:span text:style-name="T2">function</text:span> __construct(PDO $pdo, Engine $flight)</text:p>
      <text:p text:style-name="P172">{</text:p>
      <text:p text:style-name="P172"><text:span text:style-name="T2">$this</text:span>-&gt;pdo = $pdo;</text:p>
      <text:p text:style-name="P172"><text:span text:style-name="T2">$this</text:span>-&gt;fluent = <text:span text:style-name="T2">new</text:span> \Envms\FluentPDO\Query($pdo);</text:p>
      <text:p text:style-name="P172"><text:span text:style-name="T2">$this</text:span>-&gt;flight = $flight;</text:p>
      <text:p text:style-name="P172"><text:span text:style-name="T2">$this</text:span>-&gt;latte = <text:span text:style-name="T2">new</text:span> LatteEngine();</text:p>
      <text:p text:style-name="P172">...</text:p>
      <text:p text:style-name="P151">Avec ce<text:span text:style-name="T65">s</text:span> table<text:span text:style-name="T65">s</text:span> :</text:p>
      <text:p text:style-name="P172">CREATE TABLE "Article" (</text:p>
      <text:p text:style-name="P172"><text:tab/>"Id"<text:tab/>INTEGER,</text:p>
      <text:p text:style-name="P172"><text:tab/>"Title"<text:tab/>TEXT NOT NULL,</text:p>
      <text:p text:style-name="P172"><text:tab/>"Content"<text:tab/>TEXT NOT NULL,</text:p>
      <text:p text:style-name="P172"><text:tab/>"CreatedBy"<text:tab/>INTEGER NOT NULL,</text:p>
      <text:p text:style-name="P172"><text:tab/>"Timestamp"<text:tab/>TEXT NOT NULL DEFAULT current_timestamp,</text:p>
      <text:p text:style-name="P172"><text:tab/>"published"<text:tab/>INTEGER NOT NULL DEFAULT 0,</text:p>
      <text:p text:style-name="P172"><text:tab/>PRIMARY KEY("Id"),</text:p>
      <text:p text:style-name="P172"><text:tab/>FOREIGN KEY("CreatedBy") REFERENCES "Person"("Id")</text:p>
      <text:p text:style-name="P172">);</text:p>
      <text:p text:style-name="P172">CREATE TABLE "ArticleGroup" (</text:p>
      <text:p text:style-name="P172"><text:tab/>"Id"<text:tab/>INTEGER,</text:p>
      <text:p text:style-name="P172"><text:tab/>"IdArticle"<text:tab/>INTEGER NOT NULL,</text:p>
      <text:p text:style-name="P172"><text:tab/>"IdGroup"<text:tab/>INTEGER NOT NULL,</text:p>
      <text:p text:style-name="P172"><text:tab/>PRIMARY KEY("Id"),</text:p>
      <text:p text:style-name="P172"><text:tab/>FOREIGN KEY("IdArticle") REFERENCES "Article"("Id"),</text:p>
      <text:p text:style-name="P172"><text:tab/>FOREIGN KEY("IdGroup") REFERENCES "Group"("Id")</text:p>
      <text:p text:style-name="P172">);</text:p>
      <text:p text:style-name="P172">CREATE TABLE "PersonGroup" (</text:p>
      <text:p text:style-name="P172"><text:tab/>"Id"<text:tab/>INTEGER,</text:p>
      <text:p text:style-name="P172"><text:tab/>"IdPerson"<text:tab/>INTEGER NOT NULL,</text:p>
      <text:p text:style-name="P172"><text:tab/>"IdGroup"<text:tab/>INTEGER NOT NULL,</text:p>
      <text:p text:style-name="P172"><text:tab/>PRIMARY KEY("Id"),</text:p>
      <text:p text:style-name="P172"><text:tab/>FOREIGN KEY("IdGroup") REFERENCES "Group"("Id"),</text:p>
      <text:p text:style-name="P172"><text:tab/>FOREIGN KEY("IdPerson") REFERENCES "Person"("Id")</text:p>
      <text:p text:style-name="P172">);</text:p>
      <text:p text:style-name="P172">CREATE TABLE "Person" (</text:p>
      <text:p text:style-name="P172"><text:tab/>"Id"<text:tab/>INTEGER,</text:p>
      <text:p text:style-name="P172"><text:tab/>"Email"<text:tab/>TEXT NOT NULL UNIQUE,</text:p>
      <text:p text:style-name="P172"><text:tab/>"Password"<text:tab/>TEXT,</text:p>
      <text:p text:style-name="P172"><text:tab/>"FirstName"<text:tab/>TEXT NOT NULL,</text:p>
      <text:p text:style-name="P172"><text:tab/>"LastName"<text:tab/>TEXT NOT NULL,</text:p>
      <text:p text:style-name="P172"><text:tab/>"NickName"<text:tab/>TEXT,</text:p>
      <text:p text:style-name="P172"><text:soft-page-break/><text:tab/>"Avatar"<text:tab/>TEXT,</text:p>
      <text:p text:style-name="P172"><text:tab/>"UseGravatar"<text:tab/>TEXT NOT NULL DEFAULT 'no',</text:p>
      <text:p text:style-name="P172"><text:tab/>"Token"<text:tab/>TEXT,</text:p>
      <text:p text:style-name="P172"><text:tab/>"TokenCreatedAt"<text:tab/>TEXT,</text:p>
      <text:p text:style-name="P172"><text:tab/>"Availabilities"<text:tab/>TEXT,</text:p>
      <text:p text:style-name="P172"><text:tab/>"Preferences"<text:tab/>TEXT,</text:p>
      <text:p text:style-name="P172"><text:tab/>"Imported"<text:tab/>INTEGER NOT NULL DEFAULT 0,</text:p>
      <text:p text:style-name="P172"><text:tab/>"Inactivated"<text:tab/>INTEGER NOT NULL DEFAULT 0,</text:p>
      <text:p text:style-name="P172"><text:tab/>"Phone"<text:tab/>TEXT,</text:p>
      <text:p text:style-name="P172"><text:tab/>PRIMARY KEY("Id")</text:p>
      <text:p text:style-name="P172">);</text:p>
      <text:p text:style-name="P151">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34" text:outline-level="3">Les sondages</text:h>
      <text:p text:style-name="P79"><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3">├── app</text:p>
      <text:p text:style-name="P173">│   ├── controllers</text:p>
      <text:p text:style-name="P173">│   ├── helpers</text:p>
      <text:p text:style-name="P173">│   │   └── database</text:p>
      <text:p text:style-name="P173">│   ├── images</text:p>
      <text:p text:style-name="P173">│   └── views</text:p>
      <text:p text:style-name="P173">│   <text:s text:c="4"/>├── admin</text:p>
      <text:p text:style-name="P173">│   <text:s text:c="4"/>├── groups</text:p>
      <text:p text:style-name="P173">│   <text:s text:c="4"/>├── logs</text:p>
      <text:p text:style-name="P173">│   <text:s text:c="4"/>├── navbar</text:p>
      <text:p text:style-name="P173">│   <text:s text:c="4"/>├── persons</text:p>
      <text:p text:style-name="P173">│   <text:s text:c="4"/>└── user</text:p>
      <text:p text:style-name="P139">Les contrôleurs héritent de</text:p>
      <text:p text:style-name="P173"><text:span text:style-name="T2">abstract</text:span> <text:span text:style-name="T2">class</text:span> BaseController</text:p>
      <text:p text:style-name="P173">{</text:p>
      <text:p text:style-name="P173"><text:span text:style-name="T2">protected</text:span> PDO $pdo;</text:p>
      <text:p text:style-name="P173"><text:span text:style-name="T2">protected</text:span> $fluent;</text:p>
      <text:p text:style-name="P173"><text:span text:style-name="T2">protected</text:span> Engine $flight;</text:p>
      <text:p text:style-name="P173"><text:span text:style-name="T2">protected</text:span> $latte;</text:p>
      <text:p text:style-name="P173"><text:span text:style-name="T2">protected</text:span> Application $application;</text:p>
      <text:p text:style-name="P173"><text:span text:style-name="T2">protected</text:span> Params $params;</text:p>
      <text:p text:style-name="P173"><text:span text:style-name="T2">protected</text:span> $authorizations;</text:p>
      <text:p text:style-name="P173"/>
      <text:p text:style-name="P173"><text:span text:style-name="T2">public</text:span> <text:span text:style-name="T2">function</text:span> __construct(PDO $pdo, Engine $flight)</text:p>
      <text:p text:style-name="P173">{</text:p>
      <text:p text:style-name="P173"><text:span text:style-name="T2">$this</text:span>-&gt;pdo = $pdo;</text:p>
      <text:p text:style-name="P173"><text:span text:style-name="T2">$this</text:span>-&gt;fluent = <text:span text:style-name="T2">new</text:span> \Envms\FluentPDO\Query($pdo);</text:p>
      <text:p text:style-name="P173"><text:span text:style-name="T2">$this</text:span>-&gt;flight = $flight;</text:p>
      <text:p text:style-name="P173"><text:span text:style-name="T2">$this</text:span>-&gt;latte = <text:span text:style-name="T2">new</text:span> LatteEngine();</text:p>
      <text:p text:style-name="P173">...</text:p>
      <text:p text:style-name="P152">Avec ce<text:span text:style-name="T65">s</text:span> table<text:span text:style-name="T65">s</text:span> :</text:p>
      <text:p text:style-name="P173">CREATE TABLE "Article" (</text:p>
      <text:p text:style-name="P173"><text:tab/>"Id"<text:tab/>INTEGER,</text:p>
      <text:p text:style-name="P173"><text:tab/>"Title"<text:tab/>TEXT NOT NULL,</text:p>
      <text:p text:style-name="P173"><text:tab/>"Content"<text:tab/>TEXT NOT NULL,</text:p>
      <text:p text:style-name="P173"><text:tab/>"CreatedBy"<text:tab/>INTEGER NOT NULL,</text:p>
      <text:p text:style-name="P173"><text:tab/>"Timestamp"<text:tab/>TEXT NOT NULL DEFAULT current_timestamp,</text:p>
      <text:p text:style-name="P173"><text:soft-page-break/><text:tab/>"Published"<text:tab/>INTEGER NOT NULL DEFAULT 0,</text:p>
      <text:p text:style-name="P173"><text:tab/>"IdGroup"<text:tab/>INTEGER,</text:p>
      <text:p text:style-name="P173"><text:tab/>PRIMARY KEY("Id"),</text:p>
      <text:p text:style-name="P173"><text:tab/>FOREIGN KEY("CreatedBy") REFERENCES "Person"("Id"),</text:p>
      <text:p text:style-name="P173"><text:tab/>FOREIGN KEY("IdGroup") REFERENCES "Group"("Id")</text:p>
      <text:p text:style-name="P173">);</text:p>
      <text:p text:style-name="P173">CREATE TABLE "Person" (</text:p>
      <text:p text:style-name="P173"><text:tab/>"Id"<text:tab/>INTEGER,</text:p>
      <text:p text:style-name="P173"><text:tab/>"Email"<text:tab/>TEXT NOT NULL UNIQUE,</text:p>
      <text:p text:style-name="P173"><text:tab/>"Password"<text:tab/>TEXT,</text:p>
      <text:p text:style-name="P173"><text:tab/>"FirstName"<text:tab/>TEXT NOT NULL,</text:p>
      <text:p text:style-name="P173"><text:tab/>"LastName"<text:tab/>TEXT NOT NULL,</text:p>
      <text:p text:style-name="P173"><text:tab/>"NickName"<text:tab/>TEXT,</text:p>
      <text:p text:style-name="P173"><text:tab/>"Avatar"<text:tab/>TEXT,</text:p>
      <text:p text:style-name="P173"><text:tab/>"UseGravatar"<text:tab/>TEXT NOT NULL DEFAULT 'no',</text:p>
      <text:p text:style-name="P173"><text:tab/>"Token"<text:tab/>TEXT,</text:p>
      <text:p text:style-name="P173"><text:tab/>"TokenCreatedAt"<text:tab/>TEXT,</text:p>
      <text:p text:style-name="P173"><text:tab/>"Availabilities"<text:tab/>TEXT,</text:p>
      <text:p text:style-name="P173"><text:tab/>"Preferences"<text:tab/>TEXT,</text:p>
      <text:p text:style-name="P173"><text:tab/>"Imported"<text:tab/>INTEGER NOT NULL DEFAULT 0,</text:p>
      <text:p text:style-name="P173"><text:tab/>"Inactivated"<text:tab/>INTEGER NOT NULL DEFAULT 0,</text:p>
      <text:p text:style-name="P173"><text:tab/>"Phone"<text:tab/>TEXT,</text:p>
      <text:p text:style-name="P173"><text:tab/>PRIMARY KEY("Id")</text:p>
      <text:p text:style-name="P173">);</text:p>
      <text:p text:style-name="P173">CREATE TABLE "Reply" (</text:p>
      <text:p text:style-name="P173"><text:tab/>"Id"<text:tab/>INTEGER,</text:p>
      <text:p text:style-name="P173"><text:tab/>"IdPerson"<text:tab/>INTEGER NOT NULL,</text:p>
      <text:p text:style-name="P173"><text:tab/>"IdSurvey"<text:tab/>INTEGER NOT NULL,</text:p>
      <text:p text:style-name="P173"><text:tab/>"Answers"<text:tab/>TEXT NOT NULL,</text:p>
      <text:p text:style-name="P173"><text:tab/>PRIMARY KEY("Id"),</text:p>
      <text:p text:style-name="P173"><text:tab/>FOREIGN KEY("IdPerson") REFERENCES "Person"("Id"),</text:p>
      <text:p text:style-name="P173"><text:tab/>FOREIGN KEY("IdSurvey") REFERENCES "Survey"("Id")</text:p>
      <text:p text:style-name="P173">);</text:p>
      <text:p text:style-name="P173">CREATE TABLE "Survey" (</text:p>
      <text:p text:style-name="P173"><text:tab/>"Id"<text:tab/>INTEGER,</text:p>
      <text:p text:style-name="P173"><text:tab/>"Question"<text:tab/>TEXT NOT NULL,</text:p>
      <text:p text:style-name="P173"><text:tab/>"Options"<text:tab/>TEXT NOT NULL,</text:p>
      <text:p text:style-name="P173"><text:tab/>"IdArticle"<text:tab/>INTEGER NOT NULL,</text:p>
      <text:p text:style-name="P173"><text:tab/>PRIMARY KEY("Id"),</text:p>
      <text:p text:style-name="P173"><text:tab/>FOREIGN KEY("IdArticle") REFERENCES "Article"("Id")</text:p>
      <text:p text:style-name="P173">);</text:p>
      <text:p text:style-name="P173"/>
      <text:p text:style-name="P152">On veut <text:span text:style-name="T77">gérer les sondages.</text:span></text:p>
      <text:p text:style-name="P174">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oft-page-break/><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74">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74">Cela provoque l’affichage d’un formulaire modal. Les réponses sont enregistrées dans Reply.Answer en json.</text:p>
      <text:h text:style-name="P235" text:outline-level="3">Tous les articles</text:h>
      <text:p text:style-name="P176">On connaît $person, ou vide si personne n’est connecté.</text:p>
      <text:p text:style-name="P176">On veut une requête sqlite <text:span text:style-name="T79">avec fluentpdo</text:span> qui donne la liste de tous les articles visibles pour la personne, soit :</text:p>
      <text:list text:style-name="L27">
        <text:list-item>
          <text:p text:style-name="P288">tous les articles sans groupe</text:p>
        </text:list-item>
        <text:list-item>
          <text:p text:style-name="P288">tous les articles créés par $person</text:p>
        </text:list-item>
        <text:list-item>
          <text:p text:style-name="P288">tous les articles rattachés à un groupe de $person</text:p>
        </text:list-item>
      </text:list>
      <text:p text:style-name="P177">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77">qui traite uniquement les 2 premiers cas et uniquement si une personne est connectée</text:p>
      <text:p text:style-name="P176">Avec ces tables :</text:p>
      <text:p text:style-name="P175">CREATE TABLE "Article" (</text:p>
      <text:p text:style-name="P175"><text:tab/>"Id"<text:tab/>INTEGER,</text:p>
      <text:p text:style-name="P175"><text:tab/>"Title"<text:tab/>TEXT NOT NULL,</text:p>
      <text:p text:style-name="P175"><text:tab/>"Content"<text:tab/>TEXT NOT NULL,</text:p>
      <text:p text:style-name="P175"><text:tab/>"CreatedBy"<text:tab/>INTEGER NOT NULL,</text:p>
      <text:p text:style-name="P175"><text:tab/>"Timestamp"<text:tab/>TEXT NOT NULL DEFAULT current_timestamp,</text:p>
      <text:p text:style-name="P175"><text:tab/>"Published"<text:tab/>INTEGER NOT NULL DEFAULT 0,</text:p>
      <text:p text:style-name="P175"><text:tab/>"IdGroup"<text:tab/>INTEGER,</text:p>
      <text:p text:style-name="P175"><text:tab/>PRIMARY KEY("Id"),</text:p>
      <text:p text:style-name="P175"><text:soft-page-break/><text:tab/>FOREIGN KEY("CreatedBy") REFERENCES "Person"("Id"),</text:p>
      <text:p text:style-name="P175"><text:tab/>FOREIGN KEY("IdGroup") REFERENCES "Group"("Id")</text:p>
      <text:p text:style-name="P175">);</text:p>
      <text:p text:style-name="P175">CREATE TABLE "PersonGroup" (</text:p>
      <text:p text:style-name="P175"><text:tab/>"Id"<text:tab/>INTEGER,</text:p>
      <text:p text:style-name="P175"><text:tab/>"IdPerson"<text:tab/>INTEGER NOT NULL,</text:p>
      <text:p text:style-name="P175"><text:tab/>"IdGroup"<text:tab/>INTEGER NOT NULL,</text:p>
      <text:p text:style-name="P175"><text:tab/>FOREIGN KEY("IdGroup") REFERENCES "Group"("Id"),</text:p>
      <text:p text:style-name="P175"><text:tab/>FOREIGN KEY("IdPerson") REFERENCES "Person"("Id"),</text:p>
      <text:p text:style-name="P175"><text:tab/>PRIMARY KEY("Id")</text:p>
      <text:p text:style-name="P175">);</text:p>
      <text:p text:style-name="P175">CREATE TABLE "Group" (</text:p>
      <text:p text:style-name="P175"><text:tab/>"Id"<text:tab/>INTEGER,</text:p>
      <text:p text:style-name="P175"><text:tab/>"Name"<text:tab/>TEXT NOT NULL,</text:p>
      <text:p text:style-name="P175"><text:tab/>"Inactivated"<text:tab/>INTEGER NOT NULL DEFAULT 0,</text:p>
      <text:p text:style-name="P175"><text:tab/>"SelfRegistration"<text:tab/>INTEGER NOT NULL DEFAULT 0,</text:p>
      <text:p text:style-name="P175"><text:tab/>PRIMARY KEY("Id")</text:p>
      <text:p text:style-name="P175">);</text:p>
      <text:h text:style-name="P236" text:outline-level="3">Ajout option et Cards</text:h>
      <text:p text:style-name="P179"><text:span text:style-name="T80">Dans cette vue, j’aimerai que « </text:span>Sélectionnez les type d'évènement pour lesquels vous souhaitez recevoir une alerte : » <text:span text:style-name="T80">soit dans un entête de Card bootstrap. </text:span></text:p>
      <text:p text:style-name="P178">Et j’aimerai une card supplémentaire sans entête. Dans le corps ajouter : « Recevoir une alerte lorsqu’un nouvel article est publié » et ajouter l’option « uniquement s’il y a un sondage.</text:p>
      <text:h text:style-name="P237" text:outline-level="3">Synthèse visiteurs</text:h>
      <text:p text:style-name="P8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0">├── app</text:p>
      <text:p text:style-name="P180">│   ├── controllers</text:p>
      <text:p text:style-name="P180">│   ├── helpers</text:p>
      <text:p text:style-name="P180">│   │   └── database</text:p>
      <text:p text:style-name="P180">│   ├── images</text:p>
      <text:p text:style-name="P180">│   └── views</text:p>
      <text:p text:style-name="P180">│   <text:s text:c="4"/>├── admin</text:p>
      <text:p text:style-name="P180">│   <text:s text:c="4"/>├── groups</text:p>
      <text:p text:style-name="P180">│   <text:s text:c="4"/>├── logs</text:p>
      <text:p text:style-name="P180">│   <text:s text:c="4"/>├── navbar</text:p>
      <text:p text:style-name="P180">│   <text:s text:c="4"/>├── persons</text:p>
      <text:p text:style-name="P180">│   <text:s text:c="4"/>└── user</text:p>
      <text:p text:style-name="P140">Les contrôleurs héritent de</text:p>
      <text:p text:style-name="P180"><text:span text:style-name="T2">abstract</text:span> <text:span text:style-name="T2">class</text:span> BaseController</text:p>
      <text:p text:style-name="P180">{</text:p>
      <text:p text:style-name="P180"><text:span text:style-name="T2">protected</text:span> PDO $pdo;</text:p>
      <text:p text:style-name="P180"><text:span text:style-name="T2">protected</text:span> $fluent;</text:p>
      <text:p text:style-name="P180"><text:span text:style-name="T2">protected</text:span> Engine $flight;</text:p>
      <text:p text:style-name="P180"><text:span text:style-name="T2">protected</text:span> $latte;</text:p>
      <text:p text:style-name="P180"><text:span text:style-name="T2">protected</text:span> Application $application;</text:p>
      <text:p text:style-name="P180"><text:span text:style-name="T2">protected</text:span> Params $params;</text:p>
      <text:p text:style-name="P180"><text:span text:style-name="T2">protected</text:span> $authorizations;</text:p>
      <text:p text:style-name="P180"/>
      <text:p text:style-name="P180"><text:span text:style-name="T2">public</text:span> <text:span text:style-name="T2">function</text:span> __construct(PDO $pdo, Engine $flight)</text:p>
      <text:p text:style-name="P180">{</text:p>
      <text:p text:style-name="P180"><text:span text:style-name="T2">$this</text:span>-&gt;pdo = $pdo;</text:p>
      <text:p text:style-name="P180"><text:soft-page-break/><text:span text:style-name="T2">$this</text:span>-&gt;fluent = <text:span text:style-name="T2">new</text:span> \Envms\FluentPDO\Query($pdo);</text:p>
      <text:p text:style-name="P180"><text:span text:style-name="T2">$this</text:span>-&gt;flight = $flight;</text:p>
      <text:p text:style-name="P180"><text:span text:style-name="T2">$this</text:span>-&gt;latte = <text:span text:style-name="T2">new</text:span> LatteEngine();</text:p>
      <text:p text:style-name="P180">...</text:p>
      <text:p text:style-name="P153">Avec ce<text:span text:style-name="T81">tte</text:span> table :</text:p>
      <text:p text:style-name="P180">CREATE TABLE "Log" (</text:p>
      <text:p text:style-name="P180"><text:tab/>"Id"<text:tab/>INTEGER,</text:p>
      <text:p text:style-name="P180"><text:tab/>"IpAddress"<text:tab/>TEXT,</text:p>
      <text:p text:style-name="P180"><text:tab/>"Referer"<text:tab/>TEXT,</text:p>
      <text:p text:style-name="P180"><text:tab/>"Os"<text:tab/>TEXT,</text:p>
      <text:p text:style-name="P180"><text:tab/>"Browser"<text:tab/>TEXT,</text:p>
      <text:p text:style-name="P180"><text:tab/>"ScreenResolution"<text:tab/>TEXT,</text:p>
      <text:p text:style-name="P180"><text:tab/>"Type"<text:tab/>TEXT,</text:p>
      <text:p text:style-name="P180"><text:tab/>"Uri"<text:tab/>TEXT,</text:p>
      <text:p text:style-name="P180"><text:tab/>"Token"<text:tab/>TEXT,</text:p>
      <text:p text:style-name="P180"><text:tab/>"Who"<text:tab/>TEXT,</text:p>
      <text:p text:style-name="P180"><text:tab/>"CreatedAt"<text:tab/>TEXT NOT NULL DEFAULT current_timestamp,</text:p>
      <text:p text:style-name="P180"><text:tab/>"Code"<text:tab/>TEXT,</text:p>
      <text:p text:style-name="P180"><text:tab/>"Message"<text:tab/>TEXT,</text:p>
      <text:p text:style-name="P180"><text:tab/>PRIMARY KEY("Id")</text:p>
      <text:p text:style-name="P180">);</text:p>
      <text:p text:style-name="P153">On veut <text:span text:style-name="T81">afficher une synthèse des visiteurs qui utiliserait les colonnes Os, Browser, ScreenResolution, Type avec des graphiques générés par chart.min.js</text:span></text:p>
      <text:h text:style-name="P238" text:outline-level="3">Event</text:h>
      <text:p text:style-name="P81"><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1">├── app</text:p>
      <text:p text:style-name="P181">│   ├── controllers</text:p>
      <text:p text:style-name="P181">│   ├── helpers</text:p>
      <text:p text:style-name="P181">│   │   └── database</text:p>
      <text:p text:style-name="P181">│   ├── images</text:p>
      <text:p text:style-name="P181">│   └── views</text:p>
      <text:p text:style-name="P181">│   <text:s text:c="4"/>├── admin</text:p>
      <text:p text:style-name="P181">│   <text:s text:c="4"/>├── groups</text:p>
      <text:p text:style-name="P181">│   <text:s text:c="4"/>├── logs</text:p>
      <text:p text:style-name="P181">│   <text:s text:c="4"/>├── navbar</text:p>
      <text:p text:style-name="P181">│   <text:s text:c="4"/>├── persons</text:p>
      <text:p text:style-name="P181">│   <text:s text:c="4"/>└── user</text:p>
      <text:p text:style-name="P141">Les contrôleurs héritent de</text:p>
      <text:p text:style-name="P181"><text:span text:style-name="T2">abstract</text:span> <text:span text:style-name="T2">class</text:span> BaseController</text:p>
      <text:p text:style-name="P181">{</text:p>
      <text:p text:style-name="P181"><text:span text:style-name="T2">protected</text:span> PDO $pdo;</text:p>
      <text:p text:style-name="P181"><text:span text:style-name="T2">protected</text:span> $fluent;</text:p>
      <text:p text:style-name="P181"><text:span text:style-name="T2">protected</text:span> Engine $flight;</text:p>
      <text:p text:style-name="P181"><text:span text:style-name="T2">protected</text:span> $latte;</text:p>
      <text:p text:style-name="P181"><text:span text:style-name="T2">protected</text:span> Application $application;</text:p>
      <text:p text:style-name="P181"><text:span text:style-name="T2">protected</text:span> Params $params;</text:p>
      <text:p text:style-name="P181"><text:span text:style-name="T2">protected</text:span> $authorizations;</text:p>
      <text:p text:style-name="P181"/>
      <text:p text:style-name="P181"><text:span text:style-name="T2">public</text:span> <text:span text:style-name="T2">function</text:span> __construct(PDO $pdo, Engine $flight)</text:p>
      <text:p text:style-name="P181">{</text:p>
      <text:p text:style-name="P181"><text:span text:style-name="T2">$this</text:span>-&gt;pdo = $pdo;</text:p>
      <text:p text:style-name="P181"><text:span text:style-name="T2">$this</text:span>-&gt;fluent = <text:span text:style-name="T2">new</text:span> \Envms\FluentPDO\Query($pdo);</text:p>
      <text:p text:style-name="P181"><text:span text:style-name="T2">$this</text:span>-&gt;flight = $flight;</text:p>
      <text:p text:style-name="P181"><text:soft-page-break/><text:span text:style-name="T2">$this</text:span>-&gt;latte = <text:span text:style-name="T2">new</text:span> LatteEngine();</text:p>
      <text:p text:style-name="P181">...</text:p>
      <text:p text:style-name="P182"/>
      <text:p text:style-name="P154">On veut <text:span text:style-name="T82">intégrer une ancienne version du programme (Event.php) dans la nouvelle architecture </text:span><text:span text:style-name="T83">(EventController.php)</text:span><text:span text:style-name="T82">.</text:span></text:p>
      <text:p text:style-name="P183"><text:span text:style-name="T83">Et o</text:span>n veut utiliser vanillaJS <text:span text:style-name="T83">à la place de</text:span> jquery</text:p>
      <text:h text:style-name="P239" text:outline-level="3">Top pages</text:h>
      <text:p text:style-name="P8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4">├── app</text:p>
      <text:p text:style-name="P184">│   ├── controllers</text:p>
      <text:p text:style-name="P184">│   ├── helpers</text:p>
      <text:p text:style-name="P184">│   │   └── database</text:p>
      <text:p text:style-name="P184">│   ├── images</text:p>
      <text:p text:style-name="P184">│   └── views</text:p>
      <text:p text:style-name="P184">│   <text:s text:c="4"/>├── admin</text:p>
      <text:p text:style-name="P184">│   <text:s text:c="4"/>├── groups</text:p>
      <text:p text:style-name="P184">│   <text:s text:c="4"/>├── logs</text:p>
      <text:p text:style-name="P184">│   <text:s text:c="4"/>└── …</text:p>
      <text:p text:style-name="P142">Les contrôleurs héritent de</text:p>
      <text:p text:style-name="P184"><text:span text:style-name="T2">abstract</text:span> <text:span text:style-name="T2">class</text:span> BaseController</text:p>
      <text:p text:style-name="P184">{</text:p>
      <text:p text:style-name="P184"><text:span text:style-name="T2">protected</text:span> PDO $pdo;</text:p>
      <text:p text:style-name="P184"><text:span text:style-name="T2">protected</text:span> $fluent;</text:p>
      <text:p text:style-name="P184"><text:span text:style-name="T2">protected</text:span> Engine $flight;</text:p>
      <text:p text:style-name="P184"><text:span text:style-name="T2">protected</text:span> $latte;</text:p>
      <text:p text:style-name="P184"><text:span text:style-name="T2">protected</text:span> Application $application;</text:p>
      <text:p text:style-name="P184"><text:span text:style-name="T2">protected</text:span> Params $params;</text:p>
      <text:p text:style-name="P184"><text:span text:style-name="T2">protected</text:span> $authorizations;</text:p>
      <text:p text:style-name="P184"/>
      <text:p text:style-name="P184"><text:span text:style-name="T2">public</text:span> <text:span text:style-name="T2">function</text:span> __construct(PDO $pdo, Engine $flight)</text:p>
      <text:p text:style-name="P184">{</text:p>
      <text:p text:style-name="P184"><text:span text:style-name="T2">$this</text:span>-&gt;pdo = $pdo;</text:p>
      <text:p text:style-name="P184"><text:span text:style-name="T2">$this</text:span>-&gt;fluent = <text:span text:style-name="T2">new</text:span> \Envms\FluentPDO\Query($pdo);</text:p>
      <text:p text:style-name="P184"><text:span text:style-name="T2">$this</text:span>-&gt;flight = $flight;</text:p>
      <text:p text:style-name="P184"><text:span text:style-name="T2">$this</text:span>-&gt;latte = <text:span text:style-name="T2">new</text:span> LatteEngine();</text:p>
      <text:p text:style-name="P184">...</text:p>
      <text:p text:style-name="P47">Les visites du site sont enregistrées dans cette table :</text:p>
      <text:p text:style-name="P184">CREATE TABLE "Log" (</text:p>
      <text:p text:style-name="P184"><text:tab/>"Id"<text:tab/>INTEGER,</text:p>
      <text:p text:style-name="P184"><text:tab/>"IpAddress"<text:tab/>TEXT,</text:p>
      <text:p text:style-name="P184"><text:tab/>"Referer"<text:tab/>TEXT,</text:p>
      <text:p text:style-name="P184"><text:tab/>"Os"<text:tab/>TEXT,</text:p>
      <text:p text:style-name="P184"><text:tab/>"Browser"<text:tab/>TEXT,</text:p>
      <text:p text:style-name="P184"><text:tab/>"ScreenResolution"<text:tab/>TEXT,</text:p>
      <text:p text:style-name="P184"><text:tab/>"Type"<text:tab/>TEXT,</text:p>
      <text:p text:style-name="P184"><text:tab/>"Uri"<text:tab/>TEXT,</text:p>
      <text:p text:style-name="P184"><text:tab/>"Token"<text:tab/>TEXT,</text:p>
      <text:p text:style-name="P184"><text:tab/>"Who"<text:tab/>TEXT,</text:p>
      <text:p text:style-name="P184"><text:tab/>"CreatedAt"<text:tab/>TEXT NOT NULL DEFAULT current_timestamp,</text:p>
      <text:p text:style-name="P184"><text:tab/>PRIMARY KEY("Id")</text:p>
      <text:p text:style-name="P155">);</text:p>
      <text:p text:style-name="P185"><text:soft-page-break/>On veut afficher le top des pages visitées</text:p>
      <text:h text:style-name="P240" text:outline-level="3">Ajout dans counter</text:h>
      <text:p text:style-name="P7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3">├── app</text:p>
      <text:p text:style-name="P163">│   ├── controllers</text:p>
      <text:p text:style-name="P163">│   ├── helpers</text:p>
      <text:p text:style-name="P163">│   │   └── database</text:p>
      <text:p text:style-name="P163">│   ├── images</text:p>
      <text:p text:style-name="P163">│   └── views</text:p>
      <text:p text:style-name="P163">│   <text:s text:c="4"/>├── admin</text:p>
      <text:p text:style-name="P163">│   <text:s text:c="4"/>├── groups</text:p>
      <text:p text:style-name="P163">│   <text:s text:c="4"/>├── logs</text:p>
      <text:p text:style-name="P163">│   <text:s text:c="4"/>├── navbar</text:p>
      <text:p text:style-name="P163">│   <text:s text:c="4"/>├── persons</text:p>
      <text:p text:style-name="P163">│   <text:s text:c="4"/>└── user</text:p>
      <text:p text:style-name="P134">Les contrôleurs héritent de</text:p>
      <text:p text:style-name="P163"><text:span text:style-name="T2">abstract</text:span> <text:span text:style-name="T2">class</text:span> BaseController</text:p>
      <text:p text:style-name="P163">{</text:p>
      <text:p text:style-name="P163"><text:span text:style-name="T2">protected</text:span> PDO $pdo;</text:p>
      <text:p text:style-name="P163"><text:span text:style-name="T2">protected</text:span> $fluent;</text:p>
      <text:p text:style-name="P163"><text:span text:style-name="T2">protected</text:span> Engine $flight;</text:p>
      <text:p text:style-name="P163"><text:span text:style-name="T2">protected</text:span> $latte;</text:p>
      <text:p text:style-name="P163"><text:span text:style-name="T2">protected</text:span> Application $application;</text:p>
      <text:p text:style-name="P163"><text:span text:style-name="T2">protected</text:span> Params $params;</text:p>
      <text:p text:style-name="P163"><text:span text:style-name="T2">protected</text:span> $authorizations;</text:p>
      <text:p text:style-name="P163"/>
      <text:p text:style-name="P163"><text:span text:style-name="T2">public</text:span> <text:span text:style-name="T2">function</text:span> __construct(PDO $pdo, Engine $flight)</text:p>
      <text:p text:style-name="P163">{</text:p>
      <text:p text:style-name="P163"><text:span text:style-name="T2">$this</text:span>-&gt;pdo = $pdo;</text:p>
      <text:p text:style-name="P163"><text:span text:style-name="T2">$this</text:span>-&gt;fluent = <text:span text:style-name="T2">new</text:span> \Envms\FluentPDO\Query($pdo);</text:p>
      <text:p text:style-name="P163"><text:span text:style-name="T2">$this</text:span>-&gt;flight = $flight;</text:p>
      <text:p text:style-name="P163"><text:span text:style-name="T2">$this</text:span>-&gt;latte = <text:span text:style-name="T2">new</text:span> LatteEngine();</text:p>
      <text:p text:style-name="P163">...</text:p>
      <text:p text:style-name="P149">Avec ce<text:span text:style-name="T65">s</text:span> table<text:span text:style-name="T65">s</text:span> :</text:p>
      <text:p text:style-name="P163">CREATE TABLE "Counter" (</text:p>
      <text:p text:style-name="P163"><text:tab/>"Id"<text:tab/>INTEGER,</text:p>
      <text:p text:style-name="P163"><text:tab/>"Name"<text:tab/>TEXT NOT NULL,</text:p>
      <text:p text:style-name="P163"><text:tab/>"Detail"<text:tab/>TEXT,</text:p>
      <text:p text:style-name="P163"><text:tab/>"Value"<text:tab/>INTEGER NOT NULL,</text:p>
      <text:p text:style-name="P163"><text:tab/>"IdPerson"<text:tab/>INTEGER NOT NULL,</text:p>
      <text:p text:style-name="P163"><text:tab/>"IdGroup"<text:tab/>INTEGER NOT NULL,</text:p>
      <text:p text:style-name="P163"><text:tab/>"Timestamp"<text:tab/>TEXT NOT NULL DEFAULT current_timestamp,</text:p>
      <text:p text:style-name="P163"><text:tab/>FOREIGN KEY("IdPerson") REFERENCES "Person"("Id"),</text:p>
      <text:p text:style-name="P163"><text:tab/>FOREIGN KEY("IdGroup") REFERENCES "Group"("Id"),</text:p>
      <text:p text:style-name="P163"><text:tab/>PRIMARY KEY("Id")</text:p>
      <text:p text:style-name="P163">);</text:p>
      <text:p text:style-name="P163">CREATE TABLE "PersonGroup" (</text:p>
      <text:p text:style-name="P163"><text:tab/>"Id"<text:tab/>INTEGER,</text:p>
      <text:p text:style-name="P163"><text:tab/>"IdPerson"<text:tab/>INTEGER NOT NULL,</text:p>
      <text:p text:style-name="P163"><text:tab/>"IdGroup"<text:tab/>INTEGER NOT NULL,</text:p>
      <text:p text:style-name="P163"><text:tab/>FOREIGN KEY("IdGroup") REFERENCES "Group"("Id"),</text:p>
      <text:p text:style-name="P163"><text:tab/>FOREIGN KEY("IdPerson") REFERENCES "Person"("Id"),</text:p>
      <text:p text:style-name="P163"><text:tab/>PRIMARY KEY("Id")</text:p>
      <text:p text:style-name="P163"><text:soft-page-break/>);</text:p>
      <text:p text:style-name="P163">CREATE TABLE "Person" (</text:p>
      <text:p text:style-name="P163"><text:tab/>"Id"<text:tab/>INTEGER,</text:p>
      <text:p text:style-name="P163"><text:tab/>"Email"<text:tab/>TEXT NOT NULL UNIQUE,</text:p>
      <text:p text:style-name="P163"><text:tab/>"Password"<text:tab/>TEXT,</text:p>
      <text:p text:style-name="P163"><text:tab/>"FirstName"<text:tab/>TEXT NOT NULL,</text:p>
      <text:p text:style-name="P163"><text:tab/>"LastName"<text:tab/>TEXT NOT NULL,</text:p>
      <text:p text:style-name="P163"><text:tab/>"NickName"<text:tab/>TEXT,</text:p>
      <text:p text:style-name="P163"><text:tab/>"Avatar"<text:tab/>TEXT,</text:p>
      <text:p text:style-name="P163"><text:tab/>"UseGravatar"<text:tab/>TEXT NOT NULL DEFAULT 'no',</text:p>
      <text:p text:style-name="P163"><text:tab/>"Token"<text:tab/>TEXT,</text:p>
      <text:p text:style-name="P163"><text:tab/>"TokenCreatedAt"<text:tab/>TEXT,</text:p>
      <text:p text:style-name="P163"><text:tab/>"Availabilities"<text:tab/>TEXT,</text:p>
      <text:p text:style-name="P163"><text:tab/>"Preferences"<text:tab/>TEXT,</text:p>
      <text:p text:style-name="P163"><text:tab/>"Imported"<text:tab/>INTEGER NOT NULL DEFAULT 0,</text:p>
      <text:p text:style-name="P163"><text:tab/>"Inactivated"<text:tab/>INTEGER NOT NULL DEFAULT 0,</text:p>
      <text:p text:style-name="P163"><text:tab/>"Phone"<text:tab/>TEXT,</text:p>
      <text:p text:style-name="P163"><text:tab/>PRIMARY KEY("Id")</text:p>
      <text:p text:style-name="P163">);</text:p>
      <text:p text:style-name="P149">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oft-page-break/>{<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64">Un clic sur le bouton va permettre d’ajouter une nouvelle ligne dans la table counter.</text:p>
      <text:p text:style-name="P164">Afficher une combobox pour le champ Name avec les valeurs déjà présentes dans la table.</text:p>
      <text:p text:style-name="P164">Afficher une zone texte pour le champ Détail</text:p>
      <text:p text:style-name="P164">Afficher une zone numérique pour le champ Value</text:p>
      <text:p text:style-name="P164">Afficher une combobox avec la liste des groupes et choisir une personne de ce groupe pour les champs IdPerson et IdGroup</text:p>
      <text:h text:style-name="P196" text:outline-level="1"><text:soft-page-break/>Affichage image dans navBar</text:h>
      <text:p text:style-name="P186">Cette fonction d’un contrôleur</text:p>
      <text:p text:style-name="P17"><text:span text:style-name="T2">public</text:span> <text:span text:style-name="T2">function</text:span> showArticle($id) </text:p>
      <text:p text:style-name="P5">{</text:p>
      <text:p text:style-name="P5"><text:span text:style-name="T2">if</text:span> (<text:span text:style-name="T2">$this</text:span>-&gt;authorizedUser(<text:span text:style-name="T7">"/navbar/show/article/$id"</text:span>)) {</text:p>
      <text:p text:style-name="P5"><text:span text:style-name="T2">$this</text:span>-&gt;getPerson();</text:p>
      <text:p text:style-name="P5">$chosenArticle = <text:span text:style-name="T2">$this</text:span>-&gt;fluent-&gt;from(<text:span text:style-name="T7">'Article'</text:span>)-&gt;where(<text:span text:style-name="T7">'Id'</text:span>, $id)-&gt;fetch();</text:p>
      <text:p text:style-name="P5">echo <text:span text:style-name="T2">$this</text:span>-&gt;latte-&gt;render(<text:span text:style-name="T7">'app/views/navbar/article.latte'</text:span>, <text:span text:style-name="T2">$this</text:span>-&gt;params-&gt;getAll([</text:p>
      <text:p text:style-name="P5"><text:span text:style-name="T7">'navItems'</text:span> =&gt; <text:span text:style-name="T2">$this</text:span>-&gt;getNavItems(),</text:p>
      <text:p text:style-name="P5"><text:span text:style-name="T7">'chosenArticle'</text:span> =&gt; $chosenArticle,</text:p>
      <text:p text:style-name="P5"><text:span text:style-name="T7">'hasAuthorization'</text:span> =&gt; <text:span text:style-name="T2">$this</text:span>-&gt;authorizations-&gt;hasAutorization()</text:p>
      <text:p text:style-name="P5">]));</text:p>
      <text:p text:style-name="P5">} <text:span text:style-name="T2">else</text:span> {</text:p>
      <text:p text:style-name="P5"><text:span text:style-name="T2">$this</text:span>-&gt;application-&gt;error403(<text:span text:style-name="T2">__FILE__</text:span>, <text:span text:style-name="T2">__LINE__</text:span>);</text:p>
      <text:p text:style-name="P5">}</text:p>
      <text:p text:style-name="P5">}</text:p>
      <text:p text:style-name="P186"/>
      <text:p text:style-name="P186">Affiche cette vue</text:p>
      <text:p text:style-name="P17">{<text:span text:style-name="T2">layout </text:span><text:span text:style-name="T7">'../layout.latte'</text:span>} </text:p>
      <text:p text:style-name="P23"/>
      <text:p text:style-name="P5">{<text:span text:style-name="T2">block </text:span>navbar}</text:p>
      <text:p text:style-name="P5">{<text:span text:style-name="T2">include </text:span><text:span text:style-name="T7">'home.latte'</text:span>}</text:p>
      <text:p text:style-name="P5">{<text:span text:style-name="T2">/block</text:span>}</text:p>
      <text:p text:style-name="P23"/>
      <text:p text:style-name="P5">{<text:span text:style-name="T2">block </text:span>content}</text:p>
      <text:p text:style-name="P5"><text:span text:style-name="T13">&lt;div</text:span> <text:span text:style-name="T15">id</text:span>=<text:span text:style-name="T2">"content-display"</text:span><text:span text:style-name="T13">&gt;</text:span></text:p>
      <text:p text:style-name="P5">{$chosenArticle['Content']<text:span text:style-name="T2">|noescape</text:span>}</text:p>
      <text:p text:style-name="P21">&lt;/div&gt;</text:p>
      <text:p text:style-name="P5">{<text:span text:style-name="T2">/block</text:span>}</text:p>
      <text:p text:style-name="P186"/>
      <text:p text:style-name="P186">Avec home.latte :</text:p>
      <text:p text:style-name="P17"><text:span text:style-name="T13">&lt;div</text:span> <text:span text:style-name="T15">class</text:span>=<text:span text:style-name="T2">"container-fluid"</text:span><text:span text:style-name="T13">&gt;</text:span></text:p>
      <text:p text:style-name="P5"><text:span text:style-name="T13">&lt;a</text:span> <text:span text:style-name="T15">class</text:span>=<text:span text:style-name="T2">"navbar-brand"</text:span> <text:span text:style-name="T15">href</text:span>=<text:span text:style-name="T2">"/"</text:span><text:span text:style-name="T13">&gt;</text:span></text:p>
      <text:p text:style-name="P5"><text:span text:style-name="T13">&lt;img</text:span> <text:span text:style-name="T15">src</text:span>=<text:span text:style-name="T2">"../../app/images/home.png"</text:span> <text:span text:style-name="T15">alt</text:span>=<text:span text:style-name="T2">"Home"</text:span> <text:span text:style-name="T15">data-bs-toggle</text:span>=<text:span text:style-name="T2">"tooltip"</text:span> <text:span text:style-name="T15">data-bs-placement</text:span>=<text:span text:style-name="T2">"bottom"</text:span> <text:span text:style-name="T15">data-bs-title</text:span>=<text:span text:style-name="T2">"Accueil"</text:span><text:span text:style-name="T13">&gt;</text:span></text:p>
      <text:p text:style-name="P21">&lt;/a&gt;</text:p>
      <text:p text:style-name="P23"/>
      <text:p text:style-name="P5"><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P5"><text:span text:style-name="T13">&lt;span</text:span> <text:span text:style-name="T15">class</text:span>=<text:span text:style-name="T2">"navbar-toggler-icon"</text:span><text:span text:style-name="T13">&gt;&lt;/span&gt;</text:span></text:p>
      <text:p text:style-name="P21">&lt;/button&gt;</text:p>
      <text:p text:style-name="P23"/>
      <text:p text:style-name="P5"><text:span text:style-name="T13">&lt;div</text:span> <text:span text:style-name="T15">class</text:span>=<text:span text:style-name="T2">"collapse navbar-collapse"</text:span> <text:span text:style-name="T15">id</text:span>=<text:span text:style-name="T2">"navbarNav"</text:span><text:span text:style-name="T13">&gt;</text:span></text:p>
      <text:p text:style-name="P5"><text:span text:style-name="T13">&lt;ul</text:span> <text:span text:style-name="T15">class</text:span>=<text:span text:style-name="T2">"navbar-nav me-auto"</text:span><text:span text:style-name="T13">&gt;</text:span></text:p>
      <text:p text:style-name="P5">{<text:span text:style-name="T2">foreach </text:span>$navItems as $navItem}</text:p>
      <text:p text:style-name="P5"><text:span text:style-name="T13">&lt;li</text:span> <text:span text:style-name="T15">class</text:span>=<text:span text:style-name="T2">"nav-item"</text:span><text:span text:style-name="T13">&gt;</text:span></text:p>
      <text:p text:style-name="P5"><text:span text:style-name="T13">&lt;a</text:span> <text:span text:style-name="T15">class</text:span>=<text:span text:style-name="T2">"nav-link"</text:span> <text:span text:style-name="T15">href</text:span>=<text:span text:style-name="T2">"{$navItem['Route']}"</text:span><text:span text:style-name="T13">&gt;</text:span>{$navItem['Name']<text:span text:style-name="T2">|noescape</text:span>}<text:span text:style-name="T13">&lt;/a&gt;</text:span></text:p>
      <text:p text:style-name="P21">&lt;/li&gt;</text:p>
      <text:p text:style-name="P5">{<text:span text:style-name="T2">/foreach</text:span>}</text:p>
      <text:p text:style-name="P21">&lt;/ul&gt;</text:p>
      <text:p text:style-name="P5"><text:span text:style-name="T13">&lt;a</text:span> <text:span text:style-name="T15">class</text:span>=<text:span text:style-name="T2">"nav-link"</text:span> <text:span text:style-name="T15">href</text:span>=<text:span text:style-name="T2">"{$href}"</text:span><text:span text:style-name="T13">&gt;</text:span></text:p>
      <text:p text:style-name="P5"><text:soft-page-break/><text:span text:style-name="T13">&lt;img</text:span> <text:span text:style-name="T15">src</text:span>=<text:span text:style-name="T2">"{$userImg}"</text:span> <text:span text:style-name="T15">alt</text:span>=<text:span text:style-name="T2">"User avatar"</text:span> <text:span text:style-name="T15">data-bs-toggle</text:span>=<text:span text:style-name="T2">"tooltip"</text:span> <text:span text:style-name="T15">data-bs-placement</text:span>=<text:span text:style-name="T2">"bottom"</text:span> <text:span text:style-name="T15">data-bs-title</text:span>=<text:span text:style-name="T2">"Mes données"</text:span><text:span text:style-name="T13">&gt;</text:span></text:p>
      <text:p text:style-name="P21">&lt;/a&gt;</text:p>
      <text:p text:style-name="P5">{<text:span text:style-name="T2">if </text:span>$keys}</text:p>
      <text:p text:style-name="P5"><text:span text:style-name="T13">&lt;a</text:span> <text:span text:style-name="T15">href</text:span> =<text:span text:style-name="T2">"/admin"</text:span> <text:span text:style-name="T15">class</text:span>=<text:span text:style-name="T2">"me-2"</text:span><text:span text:style-name="T13">&gt;&lt;img</text:span> <text:span text:style-name="T15">src</text:span>=<text:span text:style-name="T2">"../../app/images/admin.png"</text:span> <text:span text:style-name="T15">alt</text:span>=<text:span text:style-name="T2">"Key set"</text:span> <text:span text:style-name="T15">data-bs-toggle</text:span>=<text:span text:style-name="T2">"tooltip"</text:span> <text:span text:style-name="T15">data-bs-placement</text:span>=<text:span text:style-name="T2">"bottom"</text:span> <text:span text:style-name="T15">data-bs-title</text:span>=<text:span text:style-name="T2">"Zone admin"</text:span><text:span text:style-name="T13">&gt;&lt;/a&gt;</text:span></text:p>
      <text:p text:style-name="P5">{<text:span text:style-name="T2">/if</text:span>}</text:p>
      <text:p text:style-name="P5">{<text:span text:style-name="T2">if </text:span>$userEmail != <text:span text:style-name="T7">''</text:span>}</text:p>
      <text:p text:style-name="P5"><text:span text:style-name="T13">&lt;a</text:span> <text:span text:style-name="T15">href</text:span> =<text:span text:style-name="T2">"/user/sign/out"</text:span><text:span text:style-name="T13">&gt;&lt;img</text:span> <text:span text:style-name="T15">src</text:span>=<text:span text:style-name="T2">"../../app/images/SignOut.png"</text:span> <text:span text:style-name="T15">alt</text:span>=<text:span text:style-name="T2">"Sign out"</text:span> <text:span text:style-name="T15">data-bs-toggle</text:span>=<text:span text:style-name="T2">"tooltip"</text:span> <text:span text:style-name="T15">data-bs-placement</text:span>=<text:span text:style-name="T2">"bottom"</text:span> <text:span text:style-name="T15">data-bs-title</text:span>=<text:span text:style-name="T2">"Déconnexion"</text:span><text:span text:style-name="T13">&gt;&lt;/a&gt;</text:span></text:p>
      <text:p text:style-name="P5">{<text:span text:style-name="T2">/if</text:span>}</text:p>
      <text:p text:style-name="P5"><text:span text:style-name="T13">&lt;a</text:span> <text:span text:style-name="T15">href</text:span> =<text:span text:style-name="T2">"/help"</text:span><text:span text:style-name="T13">&gt;&lt;img</text:span> <text:span text:style-name="T15">src</text:span>=<text:span text:style-name="T2">"../../app/images/help.png"</text:span> <text:span text:style-name="T15">alt</text:span>=<text:span text:style-name="T2">"Help"</text:span> <text:span text:style-name="T15">data-bs-toggle</text:span>=<text:span text:style-name="T2">"tooltip"</text:span> <text:span text:style-name="T15">data-bs-placement</text:span>=<text:span text:style-name="T2">"bottom"</text:span> <text:span text:style-name="T15">data-bs-title</text:span>=<text:span text:style-name="T2">"Aide contextuelle"</text:span><text:span text:style-name="T13">&gt;&lt;/a&gt;</text:span></text:p>
      <text:p text:style-name="P21">&lt;/div&gt;</text:p>
      <text:p text:style-name="P21">&lt;/div&gt;</text:p>
      <text:p text:style-name="P186"/>
      <text:p text:style-name="P186">L’image « home.png » n’est pas affiché, on ne voit que le texte « Home ». Il ne trouve donc pas l’image.</text:p>
      <text:p text:style-name="P186"/>
      <text:p text:style-name="P186">Pourtant dans un autre contrôleur cette fonction</text:p>
      <text:p text:style-name="P17"><text:span text:style-name="T2">public</text:span> <text:span text:style-name="T2">function</text:span> show($id): <text:span text:style-name="T2">void</text:span></text:p>
      <text:p text:style-name="P5">{</text:p>
      <text:p text:style-name="P5">$person = <text:span text:style-name="T2">$this</text:span>-&gt;getPerson();</text:p>
      <text:p text:style-name="P5">$articleIds = <text:span text:style-name="T2">$this</text:span>-&gt;getArticleIdsBasedOnAccess($person[<text:span text:style-name="T7">'Email'</text:span>] ?? <text:span text:style-name="T2">null</text:span>);</text:p>
      <text:p text:style-name="P5">$chosenArticle = <text:span text:style-name="T2">$this</text:span>-&gt;getLatestArticle([$id]);</text:p>
      <text:p text:style-name="P5">$canEdit = <text:span text:style-name="T2">false</text:span>;</text:p>
      <text:p text:style-name="P5"><text:span text:style-name="T2">if</text:span> ($person &amp;&amp; $chosenArticle) {</text:p>
      <text:p text:style-name="P5">$canEdit = ($person &amp;&amp; $person[<text:span text:style-name="T7">'Id'</text:span>] == $chosenArticle-&gt;CreatedBy);</text:p>
      <text:p text:style-name="P5">}</text:p>
      <text:p text:style-name="P23"/>
      <text:p text:style-name="P5">$messages = [];</text:p>
      <text:p text:style-name="P5"><text:span text:style-name="T2">if</text:span> (isset($_SESSION[<text:span text:style-name="T7">'error'</text:span>])) {</text:p>
      <text:p text:style-name="P5">$messages[<text:span text:style-name="T7">'error'</text:span>] = $_SESSION[<text:span text:style-name="T7">'error'</text:span>];</text:p>
      <text:p text:style-name="P5">$_SESSION[<text:span text:style-name="T7">'error'</text:span>] = <text:span text:style-name="T2">null</text:span>;</text:p>
      <text:p text:style-name="P5">}</text:p>
      <text:p text:style-name="P5"><text:span text:style-name="T2">if</text:span> (isset($_SESSION[<text:span text:style-name="T7">'success'</text:span>])) {</text:p>
      <text:p text:style-name="P5">$messages[<text:span text:style-name="T7">'success'</text:span>] = $_SESSION[<text:span text:style-name="T7">'success'</text:span>];</text:p>
      <text:p text:style-name="P5">$_SESSION[<text:span text:style-name="T7">'success'</text:span>] = <text:span text:style-name="T2">null</text:span>;</text:p>
      <text:p text:style-name="P5">}</text:p>
      <text:p text:style-name="P23"/>
      <text:p text:style-name="P5">$survey = <text:span text:style-name="T2">$this</text:span>-&gt;fluent-&gt;from(<text:span text:style-name="T7">'Survey'</text:span>)</text:p>
      <text:p text:style-name="P5">-&gt;where(<text:span text:style-name="T7">'IdArticle'</text:span>, $id)</text:p>
      <text:p text:style-name="P5">-&gt;fetch();</text:p>
      <text:p text:style-name="P23"/>
      <text:p text:style-name="P5">echo <text:span text:style-name="T2">$this</text:span>-&gt;latte-&gt;render(<text:span text:style-name="T7">'app/views/user/article.latte'</text:span>, <text:span text:style-name="T2">$this</text:span>-&gt;params-&gt;getAll([</text:p>
      <text:p text:style-name="P5"><text:span text:style-name="T7">'chosenArticle'</text:span> =&gt; $chosenArticle,</text:p>
      <text:p text:style-name="P5"><text:span text:style-name="T7">'latestArticleTitles'</text:span> =&gt; <text:span text:style-name="T2">$this</text:span>-&gt;getLatestArticleTitles($articleIds),</text:p>
      <text:p text:style-name="P5"><text:span text:style-name="T7">'canEdit'</text:span> =&gt; $canEdit,</text:p>
      <text:p text:style-name="P5"><text:span text:style-name="T7">'groups'</text:span> =&gt; <text:span text:style-name="T2">$this</text:span>-&gt;getGroups(),</text:p>
      <text:p text:style-name="P5"><text:span text:style-name="T7">'hasSurvey'</text:span> =&gt; $survey ? <text:span text:style-name="T2">true</text:span> : <text:span text:style-name="T2">false</text:span>,</text:p>
      <text:p text:style-name="P5"><text:span text:style-name="T7">'id'</text:span> =&gt; $id,</text:p>
      <text:p text:style-name="P5"><text:span text:style-name="T7">'userConnected'</text:span> =&gt; $person,</text:p>
      <text:p text:style-name="P5"><text:span text:style-name="T7">'navItems'</text:span> =&gt; <text:span text:style-name="T2">$this</text:span>-&gt;getNavItems(),</text:p>
      <text:p text:style-name="P5"><text:soft-page-break/><text:span text:style-name="T7">'publishedBy'</text:span> =&gt; $chosenArticle-&gt;PublishedBy &amp;&amp; $chosenArticle-&gt;PublishedBy != $chosenArticle-&gt;CreatedBy ? <text:span text:style-name="T2">$this</text:span>-&gt;getPublisher($chosenArticle-&gt;PublishedBy) : <text:span text:style-name="T7">''</text:span>,</text:p>
      <text:p text:style-name="P5">]));</text:p>
      <text:p text:style-name="P5">}</text:p>
      <text:p text:style-name="P186"/>
      <text:p text:style-name="P186">affiche cette vue</text:p>
      <text:p text:style-name="P17">{<text:span text:style-name="T2">layout </text:span><text:span text:style-name="T7">'../layout.latte'</text:span>}</text:p>
      <text:p text:style-name="P23"/>
      <text:p text:style-name="P5">{<text:span text:style-name="T2">block </text:span>title}Articles{<text:span text:style-name="T2">/block</text:span>}</text:p>
      <text:p text:style-name="P23"/>
      <text:p text:style-name="P5">{<text:span text:style-name="T2">block </text:span>navbar}</text:p>
      <text:p text:style-name="P5">{<text:span text:style-name="T2">include </text:span><text:span text:style-name="T7">'../navbar/home.latte'</text:span>}</text:p>
      <text:p text:style-name="P5">{<text:span text:style-name="T2">/block</text:span>}</text:p>
      <text:p text:style-name="P186">…</text:p>
      <text:p text:style-name="P186">Le même home.latte, et là l’image apparaît correctement.</text:p>
      <text:h text:style-name="P197" text:outline-level="1">Upload</text:h>
      <text:p text:style-name="P8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7">├── app</text:p>
      <text:p text:style-name="P187">│   ├── controllers</text:p>
      <text:p text:style-name="P187">│   ├── helpers</text:p>
      <text:p text:style-name="P187">│   │   └── database</text:p>
      <text:p text:style-name="P187">│   ├── images</text:p>
      <text:p text:style-name="P187">│   └── views</text:p>
      <text:p text:style-name="P187">│   <text:s text:c="4"/>├── admin</text:p>
      <text:p text:style-name="P187">│   <text:s text:c="4"/>├── groups</text:p>
      <text:p text:style-name="P187">│   <text:s text:c="4"/>├── logs</text:p>
      <text:p text:style-name="P187">│   <text:s text:c="4"/>└── …</text:p>
      <text:p text:style-name="P143">Les contrôleurs héritent de</text:p>
      <text:p text:style-name="P187"><text:span text:style-name="T2">abstract</text:span> <text:span text:style-name="T2">class</text:span> BaseController</text:p>
      <text:p text:style-name="P187">{</text:p>
      <text:p text:style-name="P187"><text:span text:style-name="T2">protected</text:span> PDO $pdo;</text:p>
      <text:p text:style-name="P187"><text:span text:style-name="T2">protected</text:span> $fluent;</text:p>
      <text:p text:style-name="P187"><text:span text:style-name="T2">protected</text:span> Engine $flight;</text:p>
      <text:p text:style-name="P187"><text:span text:style-name="T2">protected</text:span> $latte;</text:p>
      <text:p text:style-name="P187"><text:span text:style-name="T2">protected</text:span> Application $application;</text:p>
      <text:p text:style-name="P187"><text:span text:style-name="T2">protected</text:span> Params $params;</text:p>
      <text:p text:style-name="P187"><text:span text:style-name="T2">protected</text:span> $authorizations;</text:p>
      <text:p text:style-name="P187"/>
      <text:p text:style-name="P187"><text:span text:style-name="T2">public</text:span> <text:span text:style-name="T2">function</text:span> __construct(PDO $pdo, Engine $flight)</text:p>
      <text:p text:style-name="P187">{</text:p>
      <text:p text:style-name="P187"><text:span text:style-name="T2">$this</text:span>-&gt;pdo = $pdo;</text:p>
      <text:p text:style-name="P187"><text:span text:style-name="T2">$this</text:span>-&gt;fluent = <text:span text:style-name="T2">new</text:span> \Envms\FluentPDO\Query($pdo);</text:p>
      <text:p text:style-name="P187"><text:span text:style-name="T2">$this</text:span>-&gt;flight = $flight;</text:p>
      <text:p text:style-name="P187"><text:span text:style-name="T2">$this</text:span>-&gt;latte = <text:span text:style-name="T2">new</text:span> LatteEngine();</text:p>
      <text:p text:style-name="P188">On veut pouvoir uploader des fichiers dans le dossier data/media/&lt;year&gt;/&lt;month&gt;. Un fichier est automatiquement stocké dans le dossier correspondant à sa date d’upload. Les dossiers &lt;year&gt; et &lt;month&gt; sont créés s’il n’existe pas.</text:p>
      <text:p text:style-name="P188">On veut pouvoir lister les fichiers présents dans le dossier media. Il faut pouvoir filtrer sur une année, et sur le nom du fichier.</text:p>
      <text:p text:style-name="P188"><text:soft-page-break/>Il faut pouvoir copier dans le presse papier l’adresse du fichier pour pouvoir créer un lien .</text:p>
      <text:h text:style-name="P198" text:outline-level="1">Ajout des attributs</text:h>
      <text:p text:style-name="P8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9">├── app</text:p>
      <text:p text:style-name="P189">│   ├── controllers</text:p>
      <text:p text:style-name="P189">│   ├── helpers</text:p>
      <text:p text:style-name="P189">│   │   └── database</text:p>
      <text:p text:style-name="P189">│   ├── images</text:p>
      <text:p text:style-name="P189">│   └── views</text:p>
      <text:p text:style-name="P189">│   <text:s text:c="4"/>├── admin</text:p>
      <text:p text:style-name="P189">│   <text:s text:c="4"/>├── groups</text:p>
      <text:p text:style-name="P189">│   <text:s text:c="4"/>├── logs</text:p>
      <text:p text:style-name="P189">│   <text:s text:c="4"/>└── …</text:p>
      <text:p text:style-name="P144">Les contrôleurs héritent de</text:p>
      <text:p text:style-name="P189"><text:span text:style-name="T2">abstract</text:span> <text:span text:style-name="T2">class</text:span> BaseController</text:p>
      <text:p text:style-name="P189">{</text:p>
      <text:p text:style-name="P189"><text:span text:style-name="T2">protected</text:span> PDO $pdo;</text:p>
      <text:p text:style-name="P189"><text:span text:style-name="T2">protected</text:span> $fluent;</text:p>
      <text:p text:style-name="P189"><text:span text:style-name="T2">protected</text:span> Engine $flight;</text:p>
      <text:p text:style-name="P189"><text:span text:style-name="T2">protected</text:span> $latte;</text:p>
      <text:p text:style-name="P189"><text:span text:style-name="T2">protected</text:span> Application $application;</text:p>
      <text:p text:style-name="P189"><text:span text:style-name="T2">protected</text:span> Params $params;</text:p>
      <text:p text:style-name="P189"><text:span text:style-name="T2">protected</text:span> $authorizations;</text:p>
      <text:p text:style-name="P189"/>
      <text:p text:style-name="P189"><text:span text:style-name="T2">public</text:span> <text:span text:style-name="T2">function</text:span> __construct(PDO $pdo, Engine $flight)</text:p>
      <text:p text:style-name="P189">{</text:p>
      <text:p text:style-name="P189"><text:span text:style-name="T2">$this</text:span>-&gt;pdo = $pdo;</text:p>
      <text:p text:style-name="P189"><text:span text:style-name="T2">$this</text:span>-&gt;fluent = <text:span text:style-name="T2">new</text:span> \Envms\FluentPDO\Query($pdo);</text:p>
      <text:p text:style-name="P189"><text:span text:style-name="T2">$this</text:span>-&gt;flight = $flight;</text:p>
      <text:p text:style-name="P189"><text:span text:style-name="T2">$this</text:span>-&gt;latte = <text:span text:style-name="T2">new</text:span> LatteEngine();</text:p>
      <text:p text:style-name="P189">...</text:p>
      <text:p text:style-name="P156">Avec ce<text:span text:style-name="T65">s</text:span> table<text:span text:style-name="T65">s</text:span> :</text:p>
      <text:p text:style-name="P189">CREATE TABLE "Event" (</text:p>
      <text:p text:style-name="P189"><text:tab/>"Id"<text:tab/>INTEGER,</text:p>
      <text:p text:style-name="P189"><text:tab/>"Summary"<text:tab/>TEXT NOT NULL,</text:p>
      <text:p text:style-name="P189"><text:tab/>"Description"<text:tab/>TEXT NOT NULL,</text:p>
      <text:p text:style-name="P189"><text:tab/>"Location"<text:tab/>TEXT NOT NULL,</text:p>
      <text:p text:style-name="P189"><text:tab/>"StartTime"<text:tab/>TEXT NOT NULL,</text:p>
      <text:p text:style-name="P189"><text:tab/>"EndTime"<text:tab/>TEXT NOT NULL,</text:p>
      <text:p text:style-name="P189"><text:tab/>"IdEventType"<text:tab/>INTEGER NOT NULL,</text:p>
      <text:p text:style-name="P189"><text:tab/>"CreatedBy"<text:tab/>INTEGER NOT NULL,</text:p>
      <text:p text:style-name="P189"><text:tab/>PRIMARY KEY("Id"),</text:p>
      <text:p text:style-name="P189"><text:tab/>FOREIGN KEY("CreatedBy") REFERENCES "Person"("Id"),</text:p>
      <text:p text:style-name="P189"><text:tab/>FOREIGN KEY("IdEventType") REFERENCES "EventType"("Id")</text:p>
      <text:p text:style-name="P189">);</text:p>
      <text:p text:style-name="P189">CREATE TABLE "EventAttribute" (</text:p>
      <text:p text:style-name="P189"><text:tab/>"Id"<text:tab/>INTEGER,</text:p>
      <text:p text:style-name="P189"><text:tab/>"IdEvent"<text:tab/>INTEGER NOT NULL,</text:p>
      <text:p text:style-name="P189"><text:tab/>"IdAttribute"<text:tab/>INTEGER NOT NULL,</text:p>
      <text:p text:style-name="P189"><text:tab/>PRIMARY KEY("Id"),</text:p>
      <text:p text:style-name="P189"><text:tab/>FOREIGN KEY("IdAttribute") REFERENCES "Attribute"("Id"),</text:p>
      <text:p text:style-name="P189"><text:tab/>FOREIGN KEY("IdEvent") REFERENCES "Event"("Id")</text:p>
      <text:p text:style-name="P189"><text:soft-page-break/>);</text:p>
      <text:p text:style-name="P189">CREATE TABLE "Attribute" (</text:p>
      <text:p text:style-name="P189"><text:tab/>"Id"<text:tab/>INTEGER,</text:p>
      <text:p text:style-name="P189"><text:tab/>"Name"<text:tab/>TEXT NOT NULL,</text:p>
      <text:p text:style-name="P189"><text:tab/>"Detail"<text:tab/>TEXT NOT NULL,</text:p>
      <text:p text:style-name="P189"><text:tab/>"Color"<text:tab/>TEXT NOT NULL,</text:p>
      <text:p text:style-name="P189"><text:tab/>PRIMARY KEY("Id")</text:p>
      <text:p text:style-name="P189">);</text:p>
      <text:p text:style-name="P189">CREATE TABLE "EventTypeAttribute" (</text:p>
      <text:p text:style-name="P189"><text:tab/>"Id"<text:tab/>INTEGER,</text:p>
      <text:p text:style-name="P189"><text:tab/>"IdEventType"<text:tab/>INTEGER NOT NULL,</text:p>
      <text:p text:style-name="P189"><text:tab/>"IdAttribute"<text:tab/>INTEGER NOT NULL,</text:p>
      <text:p text:style-name="P189"><text:tab/>PRIMARY KEY("Id"),</text:p>
      <text:p text:style-name="P189"><text:tab/>FOREIGN KEY("IdAttribute") REFERENCES "Attribute"("Id"),</text:p>
      <text:p text:style-name="P189"><text:tab/>FOREIGN KEY("IdEventType") REFERENCES "EventType"("Id")</text:p>
      <text:p text:style-name="P189">);</text:p>
      <text:p text:style-name="P189">CREATE TABLE "EventType" (</text:p>
      <text:p text:style-name="P189"><text:tab/>"Id"<text:tab/>INTEGER,</text:p>
      <text:p text:style-name="P189"><text:tab/>"Name"<text:tab/>TEXT NOT NULL,</text:p>
      <text:p text:style-name="P189"><text:tab/>"Inactivated"<text:tab/>INTEGER NOT NULL DEFAULT 0,</text:p>
      <text:p text:style-name="P189"><text:tab/>PRIMARY KEY("Id")</text:p>
      <text:p text:style-name="P189">);</text:p>
      <text:p text:style-name="P156">On veut <text:span text:style-name="T84">ajouter la gestion des attributs associés aux évènements.</text:span></text:p>
      <text:p text:style-name="P190">Il faut donc ajouter dans la modale la possibilité d’ajouter/modifier/supprimer des attributs. On veut les afficher avec un rectangle associé à la couleur de l’attribut (au format #XXXXXX) et un tooltip qui affiche le détail.</text:p>
      <text:h text:style-name="P199" text:outline-level="1">Gestion des <text:span text:style-name="T85">eventType et de leurs </text:span>attributs</text:h>
      <text:p text:style-name="P8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1">├── app</text:p>
      <text:p text:style-name="P191">│   ├── controllers</text:p>
      <text:p text:style-name="P191">│   ├── helpers</text:p>
      <text:p text:style-name="P191">│   │   └── database</text:p>
      <text:p text:style-name="P191">│   ├── images</text:p>
      <text:p text:style-name="P191">│   └── views</text:p>
      <text:p text:style-name="P191">│   <text:s text:c="4"/>├── admin</text:p>
      <text:p text:style-name="P191">│   <text:s text:c="4"/>├── groups</text:p>
      <text:p text:style-name="P191">│   <text:s text:c="4"/>├── logs</text:p>
      <text:p text:style-name="P191">│   <text:s text:c="4"/>└── …</text:p>
      <text:p text:style-name="P145">Les contrôleurs héritent de</text:p>
      <text:p text:style-name="P191"><text:span text:style-name="T2">abstract</text:span> <text:span text:style-name="T2">class</text:span> BaseController</text:p>
      <text:p text:style-name="P191">{</text:p>
      <text:p text:style-name="P191"><text:span text:style-name="T2">protected</text:span> PDO $pdo;</text:p>
      <text:p text:style-name="P191"><text:span text:style-name="T2">protected</text:span> $fluent;</text:p>
      <text:p text:style-name="P191"><text:span text:style-name="T2">protected</text:span> Engine $flight;</text:p>
      <text:p text:style-name="P191"><text:span text:style-name="T2">protected</text:span> $latte;</text:p>
      <text:p text:style-name="P191"><text:span text:style-name="T2">protected</text:span> Application $application;</text:p>
      <text:p text:style-name="P191"><text:span text:style-name="T2">protected</text:span> Params $params;</text:p>
      <text:p text:style-name="P191"><text:span text:style-name="T2">protected</text:span> $authorizations;</text:p>
      <text:p text:style-name="P191"/>
      <text:p text:style-name="P191"><text:span text:style-name="T2">public</text:span> <text:span text:style-name="T2">function</text:span> __construct(PDO $pdo, Engine $flight)</text:p>
      <text:p text:style-name="P191">{</text:p>
      <text:p text:style-name="P191"><text:span text:style-name="T2">$this</text:span>-&gt;pdo = $pdo;</text:p>
      <text:p text:style-name="P191"><text:span text:style-name="T2">$this</text:span>-&gt;fluent = <text:span text:style-name="T2">new</text:span> \Envms\FluentPDO\Query($pdo);</text:p>
      <text:p text:style-name="P191"><text:soft-page-break/><text:span text:style-name="T2">$this</text:span>-&gt;flight = $flight;</text:p>
      <text:p text:style-name="P191"><text:span text:style-name="T2">$this</text:span>-&gt;latte = <text:span text:style-name="T2">new</text:span> LatteEngine();</text:p>
      <text:p text:style-name="P191">...</text:p>
      <text:p text:style-name="P192"><text:span text:style-name="T64">Avec ce</text:span><text:span text:style-name="T65">s</text:span><text:span text:style-name="T64"> table</text:span><text:span text:style-name="T65">s</text:span><text:span text:style-name="T64"> :</text:span></text:p>
      <text:p text:style-name="P191">CREATE TABLE "Attribute" (</text:p>
      <text:p text:style-name="P191"><text:tab/>"Id"<text:tab/>INTEGER,</text:p>
      <text:p text:style-name="P191"><text:tab/>"Name"<text:tab/>TEXT NOT NULL,</text:p>
      <text:p text:style-name="P191"><text:tab/>"Detail"<text:tab/>TEXT NOT NULL,</text:p>
      <text:p text:style-name="P191"><text:tab/>"Color"<text:tab/>TEXT NOT NULL,</text:p>
      <text:p text:style-name="P191"><text:tab/>PRIMARY KEY("Id")</text:p>
      <text:p text:style-name="P191">);</text:p>
      <text:p text:style-name="P191">CREATE TABLE "EventTypeAttribute" (</text:p>
      <text:p text:style-name="P191"><text:tab/>"Id"<text:tab/>INTEGER,</text:p>
      <text:p text:style-name="P191"><text:tab/>"IdEventType"<text:tab/>INTEGER NOT NULL,</text:p>
      <text:p text:style-name="P191"><text:tab/>"IdAttribute"<text:tab/>INTEGER NOT NULL,</text:p>
      <text:p text:style-name="P191"><text:tab/>PRIMARY KEY("Id"),</text:p>
      <text:p text:style-name="P191"><text:tab/>FOREIGN KEY("IdAttribute") REFERENCES "Attribute"("Id"),</text:p>
      <text:p text:style-name="P191"><text:tab/>FOREIGN KEY("IdEventType") REFERENCES "EventType"("Id")</text:p>
      <text:p text:style-name="P191">);</text:p>
      <text:p text:style-name="P191">CREATE TABLE "EventType" (</text:p>
      <text:p text:style-name="P191"><text:tab/>"Id"<text:tab/>INTEGER,</text:p>
      <text:p text:style-name="P191"><text:tab/>"Name"<text:tab/>TEXT NOT NULL,</text:p>
      <text:p text:style-name="P191"><text:tab/>"Inactivated"<text:tab/>INTEGER NOT NULL DEFAULT 0,</text:p>
      <text:p text:style-name="P191"><text:tab/>"IdGroup"<text:tab/>INTEGER DEFAULT NULL,</text:p>
      <text:p text:style-name="P191"><text:tab/>PRIMARY KEY("Id"),</text:p>
      <text:p text:style-name="P191"><text:tab/>FOREIGN KEY("IdGroup") REFERENCES "Group"("Id")</text:p>
      <text:p text:style-name="P191">);</text:p>
      <text:p text:style-name="P157">On veut <text:span text:style-name="T84">ajouter la gestion des attributs associés aux </text:span><text:span text:style-name="T86">types d’</text:span><text:span text:style-name="T84">évènements </text:span><text:span text:style-name="T87">dans la vue jointe.</text:span></text:p>
      <text:p text:style-name="P193">Chaque attribut est représenté par un rectangle de la couleur de l’attribut (#RRGGBB). Un toolTip affiche son nom et le détail. </text:p>
      <text:h text:style-name="P201" text:outline-level="1">Liste des prochains évènements</text:h>
      <text:p text:style-name="P29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4">├── app</text:p>
      <text:p text:style-name="P194">│   ├── controllers</text:p>
      <text:p text:style-name="P194">│   ├── helpers</text:p>
      <text:p text:style-name="P194">│   │   └── database</text:p>
      <text:p text:style-name="P194">│   ├── images</text:p>
      <text:p text:style-name="P194">│   └── views</text:p>
      <text:p text:style-name="P194">│   <text:s text:c="4"/>├── admin</text:p>
      <text:p text:style-name="P194">│   <text:s text:c="4"/>├── groups</text:p>
      <text:p text:style-name="P194">│   <text:s text:c="4"/>├── logs</text:p>
      <text:p text:style-name="P194">│   <text:s text:c="4"/>└── …</text:p>
      <text:p text:style-name="P294">Les contrôleurs héritent de</text:p>
      <text:p text:style-name="P194"><text:span text:style-name="T2">abstract</text:span> <text:span text:style-name="T2">class</text:span> BaseController</text:p>
      <text:p text:style-name="P194">{</text:p>
      <text:p text:style-name="P194"><text:span text:style-name="T2">protected</text:span> PDO $pdo;</text:p>
      <text:p text:style-name="P194"><text:span text:style-name="T2">protected</text:span> $fluent;</text:p>
      <text:p text:style-name="P194"><text:span text:style-name="T2">protected</text:span> Engine $flight;</text:p>
      <text:p text:style-name="P194"><text:span text:style-name="T2">protected</text:span> $latte;</text:p>
      <text:p text:style-name="P194"><text:span text:style-name="T2">protected</text:span> Application $application;</text:p>
      <text:p text:style-name="P194"><text:span text:style-name="T2">protected</text:span> Params $params;</text:p>
      <text:p text:style-name="P194"><text:soft-page-break/><text:span text:style-name="T2">protected</text:span> $authorizations;</text:p>
      <text:p text:style-name="P194"/>
      <text:p text:style-name="P194"><text:span text:style-name="T2">public</text:span> <text:span text:style-name="T2">function</text:span> __construct(PDO $pdo, Engine $flight)</text:p>
      <text:p text:style-name="P194">{</text:p>
      <text:p text:style-name="P194"><text:span text:style-name="T2">$this</text:span>-&gt;pdo = $pdo;</text:p>
      <text:p text:style-name="P194"><text:span text:style-name="T2">$this</text:span>-&gt;fluent = <text:span text:style-name="T2">new</text:span> \Envms\FluentPDO\Query($pdo);</text:p>
      <text:p text:style-name="P194"><text:span text:style-name="T2">$this</text:span>-&gt;flight = $flight;</text:p>
      <text:p text:style-name="P194"><text:span text:style-name="T2">$this</text:span>-&gt;latte = <text:span text:style-name="T2">new</text:span> LatteEngine();</text:p>
      <text:p text:style-name="P194">...</text:p>
      <text:p text:style-name="P292">Avec ce<text:span text:style-name="T65">s</text:span> table<text:span text:style-name="T65">s</text:span> :</text:p>
      <text:p text:style-name="P194">CREATE TABLE "Group" (</text:p>
      <text:p text:style-name="P194"><text:tab/>"Id"<text:tab/>INTEGER,</text:p>
      <text:p text:style-name="P194"><text:tab/>"Name"<text:tab/>TEXT NOT NULL,</text:p>
      <text:p text:style-name="P194"><text:tab/>"Inactivated"<text:tab/>INTEGER NOT NULL DEFAULT 0,</text:p>
      <text:p text:style-name="P194"><text:tab/>"SelfRegistration"<text:tab/>INTEGER NOT NULL DEFAULT 0,</text:p>
      <text:p text:style-name="P194"><text:tab/>PRIMARY KEY("Id")</text:p>
      <text:p text:style-name="P194">);</text:p>
      <text:p text:style-name="P194">CREATE TABLE "PersonGroup" (</text:p>
      <text:p text:style-name="P194"><text:tab/>"Id"<text:tab/>INTEGER,</text:p>
      <text:p text:style-name="P194"><text:tab/>"IdPerson"<text:tab/>INTEGER NOT NULL,</text:p>
      <text:p text:style-name="P194"><text:tab/>"IdGroup"<text:tab/>INTEGER NOT NULL,</text:p>
      <text:p text:style-name="P194"><text:tab/>PRIMARY KEY("Id"),</text:p>
      <text:p text:style-name="P194"><text:tab/>FOREIGN KEY("IdGroup") REFERENCES "Group"("Id"),</text:p>
      <text:p text:style-name="P194"><text:tab/>FOREIGN KEY("IdPerson") REFERENCES "Person"("Id")</text:p>
      <text:p text:style-name="P194">);</text:p>
      <text:p text:style-name="P194">CREATE TABLE "Person" (</text:p>
      <text:p text:style-name="P194"><text:tab/>"Id"<text:tab/>INTEGER,</text:p>
      <text:p text:style-name="P194"><text:tab/>"Email"<text:tab/>TEXT NOT NULL UNIQUE,</text:p>
      <text:p text:style-name="P194"><text:tab/>"Password"<text:tab/>TEXT,</text:p>
      <text:p text:style-name="P194"><text:tab/>"FirstName"<text:tab/>TEXT NOT NULL,</text:p>
      <text:p text:style-name="P194"><text:tab/>"LastName"<text:tab/>TEXT NOT NULL,</text:p>
      <text:p text:style-name="P194"><text:tab/>"NickName"<text:tab/>TEXT,</text:p>
      <text:p text:style-name="P194"><text:tab/>"Avatar"<text:tab/>TEXT,</text:p>
      <text:p text:style-name="P194"><text:tab/>"UseGravatar"<text:tab/>TEXT NOT NULL DEFAULT 'no',</text:p>
      <text:p text:style-name="P194"><text:tab/>"Token"<text:tab/>TEXT,</text:p>
      <text:p text:style-name="P194"><text:tab/>"TokenCreatedAt"<text:tab/>TEXT,</text:p>
      <text:p text:style-name="P194"><text:tab/>"Availabilities"<text:tab/>TEXT,</text:p>
      <text:p text:style-name="P194"><text:tab/>"Preferences"<text:tab/>TEXT,</text:p>
      <text:p text:style-name="P194"><text:tab/>"Imported"<text:tab/>INTEGER NOT NULL DEFAULT 0,</text:p>
      <text:p text:style-name="P194"><text:tab/>"Inactivated"<text:tab/>INTEGER NOT NULL DEFAULT 0,</text:p>
      <text:p text:style-name="P194"><text:tab/>"Phone"<text:tab/>TEXT,</text:p>
      <text:p text:style-name="P194"><text:tab/>PRIMARY KEY("Id")</text:p>
      <text:p text:style-name="P194">);</text:p>
      <text:p text:style-name="P194">CREATE TABLE "Event" (</text:p>
      <text:p text:style-name="P194"><text:tab/>"Id"<text:tab/>INTEGER,</text:p>
      <text:p text:style-name="P194"><text:tab/>"Summary"<text:tab/>TEXT NOT NULL,</text:p>
      <text:p text:style-name="P194"><text:tab/>"Description"<text:tab/>TEXT NOT NULL,</text:p>
      <text:p text:style-name="P194"><text:tab/>"Location"<text:tab/>TEXT NOT NULL,</text:p>
      <text:p text:style-name="P194"><text:tab/>"StartTime"<text:tab/>TEXT NOT NULL,</text:p>
      <text:p text:style-name="P194"><text:tab/>"Duration"<text:tab/>INTEGER NOT NULL DEFAULT 3600,</text:p>
      <text:p text:style-name="P194"><text:tab/>"IdEventType"<text:tab/>INTEGER NOT NULL,</text:p>
      <text:p text:style-name="P194"><text:tab/>"CreatedBy"<text:tab/>INTEGER NOT NULL,</text:p>
      <text:p text:style-name="P194"><text:tab/>"ForClubMembersOnly"<text:tab/>INTEGER NOT NULL DEFAULT 1,</text:p>
      <text:p text:style-name="P194"><text:tab/>PRIMARY KEY("Id"),</text:p>
      <text:p text:style-name="P194"><text:tab/>FOREIGN KEY("CreatedBy") REFERENCES "Person"("Id"),</text:p>
      <text:p text:style-name="P194"><text:tab/>FOREIGN KEY("IdEventType") REFERENCES "EventType"("Id")</text:p>
      <text:p text:style-name="P194"><text:soft-page-break/>);</text:p>
      <text:p text:style-name="P194">CREATE TABLE "EventType" (</text:p>
      <text:p text:style-name="P194"><text:tab/>"Id"<text:tab/>INTEGER,</text:p>
      <text:p text:style-name="P194"><text:tab/>"Name"<text:tab/>TEXT NOT NULL,</text:p>
      <text:p text:style-name="P194"><text:tab/>"Inactivated"<text:tab/>INTEGER NOT NULL DEFAULT 0,</text:p>
      <text:p text:style-name="P194"><text:tab/>"IdGroup"<text:tab/>INTEGER DEFAULT NULL,</text:p>
      <text:p text:style-name="P194"><text:tab/>PRIMARY KEY("Id"),</text:p>
      <text:p text:style-name="P194"><text:tab/>FOREIGN KEY("IdGroup") REFERENCES "Group"("Id")</text:p>
      <text:p text:style-name="P194">);</text:p>
      <text:p text:style-name="P194">CREATE TABLE "EventAttribute" (</text:p>
      <text:p text:style-name="P194"><text:tab/>"Id"<text:tab/>INTEGER,</text:p>
      <text:p text:style-name="P194"><text:tab/>"IdEvent"<text:tab/>INTEGER NOT NULL,</text:p>
      <text:p text:style-name="P194"><text:tab/>"IdAttribute"<text:tab/>INTEGER NOT NULL,</text:p>
      <text:p text:style-name="P194"><text:tab/>PRIMARY KEY("Id"),</text:p>
      <text:p text:style-name="P194"><text:tab/>FOREIGN KEY("IdAttribute") REFERENCES "Attribute"("Id"),</text:p>
      <text:p text:style-name="P194"><text:tab/>FOREIGN KEY("IdEvent") REFERENCES "Event"("Id")</text:p>
      <text:p text:style-name="P194">);</text:p>
      <text:p text:style-name="P194">CREATE TABLE "Attribute" (</text:p>
      <text:p text:style-name="P194"><text:tab/>"Id"<text:tab/>INTEGER,</text:p>
      <text:p text:style-name="P194"><text:tab/>"Name"<text:tab/>TEXT NOT NULL,</text:p>
      <text:p text:style-name="P194"><text:tab/>"Detail"<text:tab/>TEXT NOT NULL,</text:p>
      <text:p text:style-name="P194"><text:tab/>"Color"<text:tab/>TEXT NOT NULL,</text:p>
      <text:p text:style-name="P194"><text:tab/>PRIMARY KEY("Id")</text:p>
      <text:p text:style-name="P194">);</text:p>
      <text:p text:style-name="P292">On veut <text:span text:style-name="T88">afficher dans un tableau la liste de tous les évènements à venir compatible avec la personne connectée.</text:span></text:p>
      <text:p text:style-name="P291">Si $ person <text:span text:style-name="T89">est nul</text:span>, seuls les évènements avec ForClubMembersOnly = 0 sont visible.</text:p>
      <text:p text:style-name="P289">Sinon $person nous donne la personne connectée.</text:p>
      <text:p text:style-name="P289">Il faut donc sélectionner tous les évènements dont le type n’est pas lié à un groupe, ceux lié à un groupe de la personne connecté.</text:p>
      <text:p text:style-name="P289">On veut afficher :</text:p>
      <text:list text:style-name="L28">
        <text:list-item>
          <text:p text:style-name="P295"><text:span text:style-name="T88">Le sommaire</text:span></text:p>
        </text:list-item>
        <text:list-item>
          <text:p text:style-name="P290">Le lieu</text:p>
        </text:list-item>
        <text:list-item>
          <text:p text:style-name="P290">La date et l’heure de début plus la durée (exprimé en seconde) traduite en heure.</text:p>
        </text:list-item>
        <text:list-item>
          <text:p text:style-name="P290">Les attribut<text:span text:style-name="T89">s</text:span> éventuels (un carré avec la couleur et un tooltip avec le nom et le détail)</text:p>
        </text:list-item>
      </text:list>
      <text:p text:style-name="P296">La méthode du contrôleur :</text:p>
      <text:p text:style-name="P252"><text:span text:style-name="T2">public</text:span> <text:span text:style-name="T2">function</text:span> nextEvents(): <text:span text:style-name="T2">void</text:span></text:p>
      <text:p text:style-name="P5">{</text:p>
      <text:p text:style-name="P5"><text:span text:style-name="T2">if</text:span> ($person = <text:span text:style-name="T2">$this</text:span>-&gt;getPerson()) {</text:p>
      <text:p text:style-name="P20">//...</text:p>
      <text:p text:style-name="P5">} <text:span text:style-name="T2">else</text:span> {</text:p>
      <text:p text:style-name="P20">//...</text:p>
      <text:p text:style-name="P5">}</text:p>
      <text:p text:style-name="P23"/>
      <text:p text:style-name="P5">echo <text:span text:style-name="T2">$this</text:span>-&gt;latte-&gt;render(<text:span text:style-name="T7">'app/views/event/nextEvent.latte'</text:span>, <text:span text:style-name="T2">$this</text:span>-&gt;params-&gt;getAll([</text:p>
      <text:p text:style-name="P20">//...</text:p>
      <text:p text:style-name="P5">]));</text:p>
      <text:p text:style-name="P23"/>
      <text:p text:style-name="P5">}</text:p>
      <text:p text:style-name="P296"/>
      <text:h text:style-name="P200" text:outline-level="1"><text:soft-page-break/>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22H40M6S</meta:editing-duration>
    <meta:editing-cycles>78</meta:editing-cycles>
    <meta:generator>LibreOffice/24.2.7.2$Linux_X86_64 LibreOffice_project/420$Build-2</meta:generator>
    <dc:title>Technical</dc:title>
    <dc:date>2025-03-27T19:00:56.847505615</dc:date>
    <meta:document-statistic meta:table-count="0" meta:image-count="13" meta:object-count="0" meta:page-count="75" meta:paragraph-count="3268" meta:word-count="15055" meta:character-count="118802" meta:non-whitespace-character-count="105275"/>
    <meta:template xlink:type="simple" xlink:actuate="onRequest" xlink:title="Technical" xlink:href="../../../../../.config/libreoffice/4/user/template/Technical.ott" meta:date="2025-01-03T07:52:16.606689178"/>
  </office:meta>
</office:document-meta>
</file>